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100.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nergyVals" table:style-name="ta1">
        <table:shapes>
          <draw:frame draw:z-index="0" draw:style-name="gr1" draw:text-style-name="P1" svg:width="453.51pt" svg:height="255.09pt" svg:x="284.74pt" svg:y="2.83pt">
            <loext:p draw:notify-on-update-of-ranges="EnergyVals.A1:EnergyVals.A251 EnergyVals.B1:EnergyVals.B251 EnergyVals.C1:EnergyVals.C251 EnergyVals.D1:EnergyVals.D25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7028555052" calcext:value-type="float">
            <text:p>11.7028555052</text:p>
          </table:table-cell>
          <table:table-cell office:value-type="float" office:value="-3.06648038278E-017" calcext:value-type="float">
            <text:p>-3.06648038278E-17</text:p>
          </table:table-cell>
          <table:table-cell office:value-type="float" office:value="11.7028555052" calcext:value-type="float">
            <text:p>11.7028555052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1.7028555235" calcext:value-type="float">
            <text:p>11.7028555235</text:p>
          </table:table-cell>
          <table:table-cell office:value-type="float" office:value="-2.44096226773E-017" calcext:value-type="float">
            <text:p>-2.44096226773E-17</text:p>
          </table:table-cell>
          <table:table-cell office:value-type="float" office:value="11.7028555235" calcext:value-type="float">
            <text:p>11.7028555235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1.7028555416" calcext:value-type="float">
            <text:p>11.7028555416</text:p>
          </table:table-cell>
          <table:table-cell office:value-type="float" office:value="-3.29455267519E-017" calcext:value-type="float">
            <text:p>-3.29455267519E-17</text:p>
          </table:table-cell>
          <table:table-cell office:value-type="float" office:value="11.7028555416" calcext:value-type="float">
            <text:p>11.7028555416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1.7028555599" calcext:value-type="float">
            <text:p>11.7028555599</text:p>
          </table:table-cell>
          <table:table-cell office:value-type="float" office:value="-2.61228817076E-017" calcext:value-type="float">
            <text:p>-2.61228817076E-17</text:p>
          </table:table-cell>
          <table:table-cell office:value-type="float" office:value="11.7028555599" calcext:value-type="float">
            <text:p>11.7028555599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1.7028555793" calcext:value-type="float">
            <text:p>11.7028555793</text:p>
          </table:table-cell>
          <table:table-cell office:value-type="float" office:value="-3.9721551699E-017" calcext:value-type="float">
            <text:p>-3.9721551699E-17</text:p>
          </table:table-cell>
          <table:table-cell office:value-type="float" office:value="11.7028555793" calcext:value-type="float">
            <text:p>11.702855579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1.7028555998" calcext:value-type="float">
            <text:p>11.7028555998</text:p>
          </table:table-cell>
          <table:table-cell office:value-type="float" office:value="-2.54515632834E-017" calcext:value-type="float">
            <text:p>-2.54515632834E-17</text:p>
          </table:table-cell>
          <table:table-cell office:value-type="float" office:value="11.7028555998" calcext:value-type="float">
            <text:p>11.7028555998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1.7028556204" calcext:value-type="float">
            <text:p>11.7028556204</text:p>
          </table:table-cell>
          <table:table-cell office:value-type="float" office:value="-8.53269396219E-018" calcext:value-type="float">
            <text:p>-8.53269396219E-18</text:p>
          </table:table-cell>
          <table:table-cell office:value-type="float" office:value="11.7028556204" calcext:value-type="float">
            <text:p>11.7028556204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11.7028556424" calcext:value-type="float">
            <text:p>11.7028556424</text:p>
          </table:table-cell>
          <table:table-cell office:value-type="float" office:value="-3.50172080493E-017" calcext:value-type="float">
            <text:p>-3.50172080493E-17</text:p>
          </table:table-cell>
          <table:table-cell office:value-type="float" office:value="11.7028556424" calcext:value-type="float">
            <text:p>11.7028556424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1.7028556644" calcext:value-type="float">
            <text:p>11.7028556644</text:p>
          </table:table-cell>
          <table:table-cell office:value-type="float" office:value="-2.54658322752E-017" calcext:value-type="float">
            <text:p>-2.54658322752E-17</text:p>
          </table:table-cell>
          <table:table-cell office:value-type="float" office:value="11.7028556644" calcext:value-type="float">
            <text:p>11.7028556644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11.7028556865" calcext:value-type="float">
            <text:p>11.7028556865</text:p>
          </table:table-cell>
          <table:table-cell office:value-type="float" office:value="-1.88204379422E-017" calcext:value-type="float">
            <text:p>-1.88204379422E-17</text:p>
          </table:table-cell>
          <table:table-cell office:value-type="float" office:value="11.7028556865" calcext:value-type="float">
            <text:p>11.702855686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1.7028557088" calcext:value-type="float">
            <text:p>11.7028557088</text:p>
          </table:table-cell>
          <table:table-cell office:value-type="float" office:value="-2.85604117354E-017" calcext:value-type="float">
            <text:p>-2.85604117354E-17</text:p>
          </table:table-cell>
          <table:table-cell office:value-type="float" office:value="11.7028557088" calcext:value-type="float">
            <text:p>11.7028557088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11.7028557323" calcext:value-type="float">
            <text:p>11.7028557323</text:p>
          </table:table-cell>
          <table:table-cell office:value-type="float" office:value="-1.06072639782E-017" calcext:value-type="float">
            <text:p>-1.06072639782E-17</text:p>
          </table:table-cell>
          <table:table-cell office:value-type="float" office:value="11.7028557323" calcext:value-type="float">
            <text:p>11.7028557323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1.7028557554" calcext:value-type="float">
            <text:p>11.7028557554</text:p>
          </table:table-cell>
          <table:table-cell office:value-type="float" office:value="-3.21522111707E-017" calcext:value-type="float">
            <text:p>-3.21522111707E-17</text:p>
          </table:table-cell>
          <table:table-cell office:value-type="float" office:value="11.7028557554" calcext:value-type="float">
            <text:p>11.7028557554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1.7028557782" calcext:value-type="float">
            <text:p>11.7028557782</text:p>
          </table:table-cell>
          <table:table-cell office:value-type="float" office:value="-2.51853035989E-017" calcext:value-type="float">
            <text:p>-2.51853035989E-17</text:p>
          </table:table-cell>
          <table:table-cell office:value-type="float" office:value="11.7028557782" calcext:value-type="float">
            <text:p>11.7028557782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1.7028558011" calcext:value-type="float">
            <text:p>11.7028558011</text:p>
          </table:table-cell>
          <table:table-cell office:value-type="float" office:value="-2.7372132965E-017" calcext:value-type="float">
            <text:p>-2.7372132965E-17</text:p>
          </table:table-cell>
          <table:table-cell office:value-type="float" office:value="11.7028558011" calcext:value-type="float">
            <text:p>11.7028558011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1.7028558252" calcext:value-type="float">
            <text:p>11.7028558252</text:p>
          </table:table-cell>
          <table:table-cell office:value-type="float" office:value="-1.31213496232E-017" calcext:value-type="float">
            <text:p>-1.31213496232E-17</text:p>
          </table:table-cell>
          <table:table-cell office:value-type="float" office:value="11.7028558252" calcext:value-type="float">
            <text:p>11.7028558252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1.7028558492" calcext:value-type="float">
            <text:p>11.7028558492</text:p>
          </table:table-cell>
          <table:table-cell office:value-type="float" office:value="-1.24293056496E-017" calcext:value-type="float">
            <text:p>-1.24293056496E-17</text:p>
          </table:table-cell>
          <table:table-cell office:value-type="float" office:value="11.7028558492" calcext:value-type="float">
            <text:p>11.7028558492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11.7028558732" calcext:value-type="float">
            <text:p>11.7028558732</text:p>
          </table:table-cell>
          <table:table-cell office:value-type="float" office:value="-1.70469087542E-017" calcext:value-type="float">
            <text:p>-1.70469087542E-17</text:p>
          </table:table-cell>
          <table:table-cell office:value-type="float" office:value="11.7028558732" calcext:value-type="float">
            <text:p>11.7028558732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1.7028558977" calcext:value-type="float">
            <text:p>11.7028558977</text:p>
          </table:table-cell>
          <table:table-cell office:value-type="float" office:value="-1.61944842399E-017" calcext:value-type="float">
            <text:p>-1.61944842399E-17</text:p>
          </table:table-cell>
          <table:table-cell office:value-type="float" office:value="11.7028558977" calcext:value-type="float">
            <text:p>11.7028558977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11.7028559226" calcext:value-type="float">
            <text:p>11.7028559226</text:p>
          </table:table-cell>
          <table:table-cell office:value-type="float" office:value="-3.46107016033E-017" calcext:value-type="float">
            <text:p>-3.46107016033E-17</text:p>
          </table:table-cell>
          <table:table-cell office:value-type="float" office:value="11.7028559226" calcext:value-type="float">
            <text:p>11.7028559226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1.7028559473" calcext:value-type="float">
            <text:p>11.7028559473</text:p>
          </table:table-cell>
          <table:table-cell office:value-type="float" office:value="-2.75974701303E-017" calcext:value-type="float">
            <text:p>-2.75974701303E-17</text:p>
          </table:table-cell>
          <table:table-cell office:value-type="float" office:value="11.7028559473" calcext:value-type="float">
            <text:p>11.7028559473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11.7028559721" calcext:value-type="float">
            <text:p>11.7028559721</text:p>
          </table:table-cell>
          <table:table-cell office:value-type="float" office:value="-3.24807725278E-017" calcext:value-type="float">
            <text:p>-3.24807725278E-17</text:p>
          </table:table-cell>
          <table:table-cell office:value-type="float" office:value="11.7028559721" calcext:value-type="float">
            <text:p>11.7028559721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1.7028559979" calcext:value-type="float">
            <text:p>11.7028559979</text:p>
          </table:table-cell>
          <table:table-cell office:value-type="float" office:value="-3.37275141498E-017" calcext:value-type="float">
            <text:p>-3.37275141498E-17</text:p>
          </table:table-cell>
          <table:table-cell office:value-type="float" office:value="11.7028559979" calcext:value-type="float">
            <text:p>11.7028559979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11.7028560227" calcext:value-type="float">
            <text:p>11.7028560227</text:p>
          </table:table-cell>
          <table:table-cell office:value-type="float" office:value="-3.902011555E-017" calcext:value-type="float">
            <text:p>-3.902011555E-17</text:p>
          </table:table-cell>
          <table:table-cell office:value-type="float" office:value="11.7028560227" calcext:value-type="float">
            <text:p>11.7028560227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1.702856048" calcext:value-type="float">
            <text:p>11.702856048</text:p>
          </table:table-cell>
          <table:table-cell office:value-type="float" office:value="-1.04530834503E-017" calcext:value-type="float">
            <text:p>-1.04530834503E-17</text:p>
          </table:table-cell>
          <table:table-cell office:value-type="float" office:value="11.702856048" calcext:value-type="float">
            <text:p>11.702856048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1.7028560737" calcext:value-type="float">
            <text:p>11.7028560737</text:p>
          </table:table-cell>
          <table:table-cell office:value-type="float" office:value="-1.85587920208E-017" calcext:value-type="float">
            <text:p>-1.85587920208E-17</text:p>
          </table:table-cell>
          <table:table-cell office:value-type="float" office:value="11.7028560737" calcext:value-type="float">
            <text:p>11.7028560737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22.6812497152" calcext:value-type="float">
            <text:p>22.6812497152</text:p>
          </table:table-cell>
          <table:table-cell office:value-type="float" office:value="0.613006737926" calcext:value-type="float">
            <text:p>0.6130067379</text:p>
          </table:table-cell>
          <table:table-cell office:value-type="float" office:value="22.0682429773" calcext:value-type="float">
            <text:p>22.0682429773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22.6812498007" calcext:value-type="float">
            <text:p>22.6812498007</text:p>
          </table:table-cell>
          <table:table-cell office:value-type="float" office:value="0.613006733911" calcext:value-type="float">
            <text:p>0.6130067339</text:p>
          </table:table-cell>
          <table:table-cell office:value-type="float" office:value="22.0682430668" calcext:value-type="float">
            <text:p>22.0682430668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22.6812498876" calcext:value-type="float">
            <text:p>22.6812498876</text:p>
          </table:table-cell>
          <table:table-cell office:value-type="float" office:value="0.613006731438" calcext:value-type="float">
            <text:p>0.6130067314</text:p>
          </table:table-cell>
          <table:table-cell office:value-type="float" office:value="22.0682431562" calcext:value-type="float">
            <text:p>22.0682431562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22.6812499761" calcext:value-type="float">
            <text:p>22.6812499761</text:p>
          </table:table-cell>
          <table:table-cell office:value-type="float" office:value="0.613006729681" calcext:value-type="float">
            <text:p>0.6130067297</text:p>
          </table:table-cell>
          <table:table-cell office:value-type="float" office:value="22.0682432464" calcext:value-type="float">
            <text:p>22.0682432464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2.6812500691" calcext:value-type="float">
            <text:p>22.6812500691</text:p>
          </table:table-cell>
          <table:table-cell office:value-type="float" office:value="0.613006728848" calcext:value-type="float">
            <text:p>0.6130067288</text:p>
          </table:table-cell>
          <table:table-cell office:value-type="float" office:value="22.0682433402" calcext:value-type="float">
            <text:p>22.0682433402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22.6812501612" calcext:value-type="float">
            <text:p>22.6812501612</text:p>
          </table:table-cell>
          <table:table-cell office:value-type="float" office:value="0.613006728383" calcext:value-type="float">
            <text:p>0.6130067284</text:p>
          </table:table-cell>
          <table:table-cell office:value-type="float" office:value="22.0682434328" calcext:value-type="float">
            <text:p>22.0682434328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22.6812502581" calcext:value-type="float">
            <text:p>22.6812502581</text:p>
          </table:table-cell>
          <table:table-cell office:value-type="float" office:value="0.6130067286" calcext:value-type="float">
            <text:p>0.6130067286</text:p>
          </table:table-cell>
          <table:table-cell office:value-type="float" office:value="22.0682435295" calcext:value-type="float">
            <text:p>22.0682435295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22.681250351" calcext:value-type="float">
            <text:p>22.681250351</text:p>
          </table:table-cell>
          <table:table-cell office:value-type="float" office:value="0.613006728828" calcext:value-type="float">
            <text:p>0.6130067288</text:p>
          </table:table-cell>
          <table:table-cell office:value-type="float" office:value="22.0682436222" calcext:value-type="float">
            <text:p>22.0682436222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22.681250447" calcext:value-type="float">
            <text:p>22.681250447</text:p>
          </table:table-cell>
          <table:table-cell office:value-type="float" office:value="0.613006729421" calcext:value-type="float">
            <text:p>0.6130067294</text:p>
          </table:table-cell>
          <table:table-cell office:value-type="float" office:value="22.0682437176" calcext:value-type="float">
            <text:p>22.0682437176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22.6812505438" calcext:value-type="float">
            <text:p>22.6812505438</text:p>
          </table:table-cell>
          <table:table-cell office:value-type="float" office:value="0.613006730389" calcext:value-type="float">
            <text:p>0.6130067304</text:p>
          </table:table-cell>
          <table:table-cell office:value-type="float" office:value="22.0682438134" calcext:value-type="float">
            <text:p>22.0682438134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22.6812506398" calcext:value-type="float">
            <text:p>22.6812506398</text:p>
          </table:table-cell>
          <table:table-cell office:value-type="float" office:value="0.613006731464" calcext:value-type="float">
            <text:p>0.6130067315</text:p>
          </table:table-cell>
          <table:table-cell office:value-type="float" office:value="22.0682439083" calcext:value-type="float">
            <text:p>22.0682439083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22.6812507376" calcext:value-type="float">
            <text:p>22.6812507376</text:p>
          </table:table-cell>
          <table:table-cell office:value-type="float" office:value="0.613006732727" calcext:value-type="float">
            <text:p>0.6130067327</text:p>
          </table:table-cell>
          <table:table-cell office:value-type="float" office:value="22.0682440049" calcext:value-type="float">
            <text:p>22.0682440049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22.6812508351" calcext:value-type="float">
            <text:p>22.6812508351</text:p>
          </table:table-cell>
          <table:table-cell office:value-type="float" office:value="0.613006734166" calcext:value-type="float">
            <text:p>0.6130067342</text:p>
          </table:table-cell>
          <table:table-cell office:value-type="float" office:value="22.068244101" calcext:value-type="float">
            <text:p>22.068244101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22.6812509327" calcext:value-type="float">
            <text:p>22.6812509327</text:p>
          </table:table-cell>
          <table:table-cell office:value-type="float" office:value="0.613006735786" calcext:value-type="float">
            <text:p>0.6130067358</text:p>
          </table:table-cell>
          <table:table-cell office:value-type="float" office:value="22.0682441969" calcext:value-type="float">
            <text:p>22.0682441969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2.6812510294" calcext:value-type="float">
            <text:p>22.6812510294</text:p>
          </table:table-cell>
          <table:table-cell office:value-type="float" office:value="0.613006737545" calcext:value-type="float">
            <text:p>0.6130067375</text:p>
          </table:table-cell>
          <table:table-cell office:value-type="float" office:value="22.0682442919" calcext:value-type="float">
            <text:p>22.0682442919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22.6812511277" calcext:value-type="float">
            <text:p>22.6812511277</text:p>
          </table:table-cell>
          <table:table-cell office:value-type="float" office:value="0.613006739329" calcext:value-type="float">
            <text:p>0.6130067393</text:p>
          </table:table-cell>
          <table:table-cell office:value-type="float" office:value="22.0682443884" calcext:value-type="float">
            <text:p>22.0682443884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22.6812512249" calcext:value-type="float">
            <text:p>22.6812512249</text:p>
          </table:table-cell>
          <table:table-cell office:value-type="float" office:value="0.613006741253" calcext:value-type="float">
            <text:p>0.6130067413</text:p>
          </table:table-cell>
          <table:table-cell office:value-type="float" office:value="22.0682444836" calcext:value-type="float">
            <text:p>22.0682444836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22.6812513241" calcext:value-type="float">
            <text:p>22.6812513241</text:p>
          </table:table-cell>
          <table:table-cell office:value-type="float" office:value="0.613006743143" calcext:value-type="float">
            <text:p>0.6130067431</text:p>
          </table:table-cell>
          <table:table-cell office:value-type="float" office:value="22.068244581" calcext:value-type="float">
            <text:p>22.068244581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22.6812514228" calcext:value-type="float">
            <text:p>22.6812514228</text:p>
          </table:table-cell>
          <table:table-cell office:value-type="float" office:value="0.613006745269" calcext:value-type="float">
            <text:p>0.6130067453</text:p>
          </table:table-cell>
          <table:table-cell office:value-type="float" office:value="22.0682446776" calcext:value-type="float">
            <text:p>22.0682446776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22.6812515216" calcext:value-type="float">
            <text:p>22.6812515216</text:p>
          </table:table-cell>
          <table:table-cell office:value-type="float" office:value="0.613006747444" calcext:value-type="float">
            <text:p>0.6130067474</text:p>
          </table:table-cell>
          <table:table-cell office:value-type="float" office:value="22.0682447741" calcext:value-type="float">
            <text:p>22.0682447741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22.6812516213" calcext:value-type="float">
            <text:p>22.6812516213</text:p>
          </table:table-cell>
          <table:table-cell office:value-type="float" office:value="0.613006749584" calcext:value-type="float">
            <text:p>0.6130067496</text:p>
          </table:table-cell>
          <table:table-cell office:value-type="float" office:value="22.0682448717" calcext:value-type="float">
            <text:p>22.0682448717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22.6812517209" calcext:value-type="float">
            <text:p>22.6812517209</text:p>
          </table:table-cell>
          <table:table-cell office:value-type="float" office:value="0.613006751789" calcext:value-type="float">
            <text:p>0.6130067518</text:p>
          </table:table-cell>
          <table:table-cell office:value-type="float" office:value="22.0682449691" calcext:value-type="float">
            <text:p>22.0682449691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22.6812518227" calcext:value-type="float">
            <text:p>22.6812518227</text:p>
          </table:table-cell>
          <table:table-cell office:value-type="float" office:value="0.613006754034" calcext:value-type="float">
            <text:p>0.613006754</text:p>
          </table:table-cell>
          <table:table-cell office:value-type="float" office:value="22.0682450687" calcext:value-type="float">
            <text:p>22.0682450687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22.6812519231" calcext:value-type="float">
            <text:p>22.6812519231</text:p>
          </table:table-cell>
          <table:table-cell office:value-type="float" office:value="0.613006756306" calcext:value-type="float">
            <text:p>0.6130067563</text:p>
          </table:table-cell>
          <table:table-cell office:value-type="float" office:value="22.0682451668" calcext:value-type="float">
            <text:p>22.0682451668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3.0785401286" calcext:value-type="float">
            <text:p>13.0785401286</text:p>
          </table:table-cell>
          <table:table-cell office:value-type="float" office:value="0.687841380386" calcext:value-type="float">
            <text:p>0.6878413804</text:p>
          </table:table-cell>
          <table:table-cell office:value-type="float" office:value="12.3906987482" calcext:value-type="float">
            <text:p>12.3906987482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13.0785401506" calcext:value-type="float">
            <text:p>13.0785401506</text:p>
          </table:table-cell>
          <table:table-cell office:value-type="float" office:value="0.687841374636" calcext:value-type="float">
            <text:p>0.6878413746</text:p>
          </table:table-cell>
          <table:table-cell office:value-type="float" office:value="12.390698776" calcext:value-type="float">
            <text:p>12.390698776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3.0785401767" calcext:value-type="float">
            <text:p>13.0785401767</text:p>
          </table:table-cell>
          <table:table-cell office:value-type="float" office:value="0.68784137175" calcext:value-type="float">
            <text:p>0.6878413718</text:p>
          </table:table-cell>
          <table:table-cell office:value-type="float" office:value="12.3906988049" calcext:value-type="float">
            <text:p>12.3906988049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13.0785402028" calcext:value-type="float">
            <text:p>13.0785402028</text:p>
          </table:table-cell>
          <table:table-cell office:value-type="float" office:value="0.687841369587" calcext:value-type="float">
            <text:p>0.6878413696</text:p>
          </table:table-cell>
          <table:table-cell office:value-type="float" office:value="12.3906988333" calcext:value-type="float">
            <text:p>12.3906988333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3.0785402321" calcext:value-type="float">
            <text:p>13.0785402321</text:p>
          </table:table-cell>
          <table:table-cell office:value-type="float" office:value="0.687841368427" calcext:value-type="float">
            <text:p>0.6878413684</text:p>
          </table:table-cell>
          <table:table-cell office:value-type="float" office:value="12.3906988637" calcext:value-type="float">
            <text:p>12.3906988637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3.0785402593" calcext:value-type="float">
            <text:p>13.0785402593</text:p>
          </table:table-cell>
          <table:table-cell office:value-type="float" office:value="0.687841367227" calcext:value-type="float">
            <text:p>0.6878413672</text:p>
          </table:table-cell>
          <table:table-cell office:value-type="float" office:value="12.390698892" calcext:value-type="float">
            <text:p>12.390698892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3.0785402904" calcext:value-type="float">
            <text:p>13.0785402904</text:p>
          </table:table-cell>
          <table:table-cell office:value-type="float" office:value="0.687841366507" calcext:value-type="float">
            <text:p>0.6878413665</text:p>
          </table:table-cell>
          <table:table-cell office:value-type="float" office:value="12.3906989238" calcext:value-type="float">
            <text:p>12.3906989238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13.0785403188" calcext:value-type="float">
            <text:p>13.0785403188</text:p>
          </table:table-cell>
          <table:table-cell office:value-type="float" office:value="0.687841365869" calcext:value-type="float">
            <text:p>0.6878413659</text:p>
          </table:table-cell>
          <table:table-cell office:value-type="float" office:value="12.3906989529" calcext:value-type="float">
            <text:p>12.3906989529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3.0785403483" calcext:value-type="float">
            <text:p>13.0785403483</text:p>
          </table:table-cell>
          <table:table-cell office:value-type="float" office:value="0.687841365207" calcext:value-type="float">
            <text:p>0.6878413652</text:p>
          </table:table-cell>
          <table:table-cell office:value-type="float" office:value="12.3906989831" calcext:value-type="float">
            <text:p>12.3906989831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13.0785403796" calcext:value-type="float">
            <text:p>13.0785403796</text:p>
          </table:table-cell>
          <table:table-cell office:value-type="float" office:value="0.687841364884" calcext:value-type="float">
            <text:p>0.6878413649</text:p>
          </table:table-cell>
          <table:table-cell office:value-type="float" office:value="12.3906990147" calcext:value-type="float">
            <text:p>12.3906990147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3.0785404064" calcext:value-type="float">
            <text:p>13.0785404064</text:p>
          </table:table-cell>
          <table:table-cell office:value-type="float" office:value="0.687841364411" calcext:value-type="float">
            <text:p>0.6878413644</text:p>
          </table:table-cell>
          <table:table-cell office:value-type="float" office:value="12.390699042" calcext:value-type="float">
            <text:p>12.390699042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13.078540437" calcext:value-type="float">
            <text:p>13.078540437</text:p>
          </table:table-cell>
          <table:table-cell office:value-type="float" office:value="0.68784136428" calcext:value-type="float">
            <text:p>0.6878413643</text:p>
          </table:table-cell>
          <table:table-cell office:value-type="float" office:value="12.3906990727" calcext:value-type="float">
            <text:p>12.3906990727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3.0785404691" calcext:value-type="float">
            <text:p>13.0785404691</text:p>
          </table:table-cell>
          <table:table-cell office:value-type="float" office:value="0.687841364338" calcext:value-type="float">
            <text:p>0.6878413643</text:p>
          </table:table-cell>
          <table:table-cell office:value-type="float" office:value="12.3906991047" calcext:value-type="float">
            <text:p>12.3906991047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13.0785404967" calcext:value-type="float">
            <text:p>13.0785404967</text:p>
          </table:table-cell>
          <table:table-cell office:value-type="float" office:value="0.68784136418" calcext:value-type="float">
            <text:p>0.6878413642</text:p>
          </table:table-cell>
          <table:table-cell office:value-type="float" office:value="12.3906991325" calcext:value-type="float">
            <text:p>12.3906991325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3.0785405283" calcext:value-type="float">
            <text:p>13.0785405283</text:p>
          </table:table-cell>
          <table:table-cell office:value-type="float" office:value="0.687841364226" calcext:value-type="float">
            <text:p>0.6878413642</text:p>
          </table:table-cell>
          <table:table-cell office:value-type="float" office:value="12.390699164" calcext:value-type="float">
            <text:p>12.390699164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3.0785405582" calcext:value-type="float">
            <text:p>13.0785405582</text:p>
          </table:table-cell>
          <table:table-cell office:value-type="float" office:value="0.687841364266" calcext:value-type="float">
            <text:p>0.6878413643</text:p>
          </table:table-cell>
          <table:table-cell office:value-type="float" office:value="12.3906991939" calcext:value-type="float">
            <text:p>12.3906991939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3.0785405883" calcext:value-type="float">
            <text:p>13.0785405883</text:p>
          </table:table-cell>
          <table:table-cell office:value-type="float" office:value="0.68784136442" calcext:value-type="float">
            <text:p>0.6878413644</text:p>
          </table:table-cell>
          <table:table-cell office:value-type="float" office:value="12.3906992238" calcext:value-type="float">
            <text:p>12.3906992238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13.0785406192" calcext:value-type="float">
            <text:p>13.0785406192</text:p>
          </table:table-cell>
          <table:table-cell office:value-type="float" office:value="0.687841364497" calcext:value-type="float">
            <text:p>0.6878413645</text:p>
          </table:table-cell>
          <table:table-cell office:value-type="float" office:value="12.3906992547" calcext:value-type="float">
            <text:p>12.3906992547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3.0785406502" calcext:value-type="float">
            <text:p>13.0785406502</text:p>
          </table:table-cell>
          <table:table-cell office:value-type="float" office:value="0.687841364771" calcext:value-type="float">
            <text:p>0.6878413648</text:p>
          </table:table-cell>
          <table:table-cell office:value-type="float" office:value="12.3906992854" calcext:value-type="float">
            <text:p>12.3906992854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13.0785406812" calcext:value-type="float">
            <text:p>13.0785406812</text:p>
          </table:table-cell>
          <table:table-cell office:value-type="float" office:value="0.687841365052" calcext:value-type="float">
            <text:p>0.6878413651</text:p>
          </table:table-cell>
          <table:table-cell office:value-type="float" office:value="12.3906993162" calcext:value-type="float">
            <text:p>12.3906993162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3.0785407122" calcext:value-type="float">
            <text:p>13.0785407122</text:p>
          </table:table-cell>
          <table:table-cell office:value-type="float" office:value="0.687841365344" calcext:value-type="float">
            <text:p>0.6878413653</text:p>
          </table:table-cell>
          <table:table-cell office:value-type="float" office:value="12.3906993468" calcext:value-type="float">
            <text:p>12.3906993468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13.0785407434" calcext:value-type="float">
            <text:p>13.0785407434</text:p>
          </table:table-cell>
          <table:table-cell office:value-type="float" office:value="0.6878413657" calcext:value-type="float">
            <text:p>0.6878413657</text:p>
          </table:table-cell>
          <table:table-cell office:value-type="float" office:value="12.3906993777" calcext:value-type="float">
            <text:p>12.3906993777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3.0785407748" calcext:value-type="float">
            <text:p>13.0785407748</text:p>
          </table:table-cell>
          <table:table-cell office:value-type="float" office:value="0.687841366017" calcext:value-type="float">
            <text:p>0.687841366</text:p>
          </table:table-cell>
          <table:table-cell office:value-type="float" office:value="12.3906994088" calcext:value-type="float">
            <text:p>12.3906994088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13.078540805" calcext:value-type="float">
            <text:p>13.078540805</text:p>
          </table:table-cell>
          <table:table-cell office:value-type="float" office:value="0.687841366438" calcext:value-type="float">
            <text:p>0.6878413664</text:p>
          </table:table-cell>
          <table:table-cell office:value-type="float" office:value="12.3906994385" calcext:value-type="float">
            <text:p>12.3906994385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3.0785408363" calcext:value-type="float">
            <text:p>13.0785408363</text:p>
          </table:table-cell>
          <table:table-cell office:value-type="float" office:value="0.68784136692" calcext:value-type="float">
            <text:p>0.6878413669</text:p>
          </table:table-cell>
          <table:table-cell office:value-type="float" office:value="12.3906994694" calcext:value-type="float">
            <text:p>12.3906994694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3.0785408667" calcext:value-type="float">
            <text:p>13.0785408667</text:p>
          </table:table-cell>
          <table:table-cell office:value-type="float" office:value="0.687841367383" calcext:value-type="float">
            <text:p>0.6878413674</text:p>
          </table:table-cell>
          <table:table-cell office:value-type="float" office:value="12.3906994993" calcext:value-type="float">
            <text:p>12.3906994993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4.141927128" calcext:value-type="float">
            <text:p>24.141927128</text:p>
          </table:table-cell>
          <table:table-cell office:value-type="float" office:value="1.34334351383" calcext:value-type="float">
            <text:p>1.3433435138</text:p>
          </table:table-cell>
          <table:table-cell office:value-type="float" office:value="22.7985836141" calcext:value-type="float">
            <text:p>22.7985836141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24.1419272475" calcext:value-type="float">
            <text:p>24.1419272475</text:p>
          </table:table-cell>
          <table:table-cell office:value-type="float" office:value="1.34334350554" calcext:value-type="float">
            <text:p>1.3433435055</text:p>
          </table:table-cell>
          <table:table-cell office:value-type="float" office:value="22.7985837419" calcext:value-type="float">
            <text:p>22.7985837419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4.1419273625" calcext:value-type="float">
            <text:p>24.1419273625</text:p>
          </table:table-cell>
          <table:table-cell office:value-type="float" office:value="1.34334350035" calcext:value-type="float">
            <text:p>1.3433435004</text:p>
          </table:table-cell>
          <table:table-cell office:value-type="float" office:value="22.7985838621" calcext:value-type="float">
            <text:p>22.7985838621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24.1419274751" calcext:value-type="float">
            <text:p>24.1419274751</text:p>
          </table:table-cell>
          <table:table-cell office:value-type="float" office:value="1.34334349699" calcext:value-type="float">
            <text:p>1.343343497</text:p>
          </table:table-cell>
          <table:table-cell office:value-type="float" office:value="22.7985839781" calcext:value-type="float">
            <text:p>22.7985839781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4.1419275815" calcext:value-type="float">
            <text:p>24.1419275815</text:p>
          </table:table-cell>
          <table:table-cell office:value-type="float" office:value="1.34334349507" calcext:value-type="float">
            <text:p>1.3433434951</text:p>
          </table:table-cell>
          <table:table-cell office:value-type="float" office:value="22.7985840864" calcext:value-type="float">
            <text:p>22.7985840864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24.1419276875" calcext:value-type="float">
            <text:p>24.1419276875</text:p>
          </table:table-cell>
          <table:table-cell office:value-type="float" office:value="1.34334349326" calcext:value-type="float">
            <text:p>1.3433434933</text:p>
          </table:table-cell>
          <table:table-cell office:value-type="float" office:value="22.7985841942" calcext:value-type="float">
            <text:p>22.7985841942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24.1419277937" calcext:value-type="float">
            <text:p>24.1419277937</text:p>
          </table:table-cell>
          <table:table-cell office:value-type="float" office:value="1.34334349283" calcext:value-type="float">
            <text:p>1.3433434928</text:p>
          </table:table-cell>
          <table:table-cell office:value-type="float" office:value="22.7985843009" calcext:value-type="float">
            <text:p>22.7985843009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24.1419278998" calcext:value-type="float">
            <text:p>24.1419278998</text:p>
          </table:table-cell>
          <table:table-cell office:value-type="float" office:value="1.34334349209" calcext:value-type="float">
            <text:p>1.3433434921</text:p>
          </table:table-cell>
          <table:table-cell office:value-type="float" office:value="22.7985844077" calcext:value-type="float">
            <text:p>22.7985844077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24.1419280044" calcext:value-type="float">
            <text:p>24.1419280044</text:p>
          </table:table-cell>
          <table:table-cell office:value-type="float" office:value="1.34334349308" calcext:value-type="float">
            <text:p>1.3433434931</text:p>
          </table:table-cell>
          <table:table-cell office:value-type="float" office:value="22.7985845113" calcext:value-type="float">
            <text:p>22.7985845113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24.1419281046" calcext:value-type="float">
            <text:p>24.1419281046</text:p>
          </table:table-cell>
          <table:table-cell office:value-type="float" office:value="1.34334349373" calcext:value-type="float">
            <text:p>1.3433434937</text:p>
          </table:table-cell>
          <table:table-cell office:value-type="float" office:value="22.7985846109" calcext:value-type="float">
            <text:p>22.7985846109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24.1419282074" calcext:value-type="float">
            <text:p>24.1419282074</text:p>
          </table:table-cell>
          <table:table-cell office:value-type="float" office:value="1.34334349498" calcext:value-type="float">
            <text:p>1.343343495</text:p>
          </table:table-cell>
          <table:table-cell office:value-type="float" office:value="22.7985847124" calcext:value-type="float">
            <text:p>22.7985847124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24.1419283076" calcext:value-type="float">
            <text:p>24.1419283076</text:p>
          </table:table-cell>
          <table:table-cell office:value-type="float" office:value="1.34334349642" calcext:value-type="float">
            <text:p>1.3433434964</text:p>
          </table:table-cell>
          <table:table-cell office:value-type="float" office:value="22.7985848112" calcext:value-type="float">
            <text:p>22.7985848112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24.1419284059" calcext:value-type="float">
            <text:p>24.1419284059</text:p>
          </table:table-cell>
          <table:table-cell office:value-type="float" office:value="1.34334349774" calcext:value-type="float">
            <text:p>1.3433434977</text:p>
          </table:table-cell>
          <table:table-cell office:value-type="float" office:value="22.7985849081" calcext:value-type="float">
            <text:p>22.7985849081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24.1419285066" calcext:value-type="float">
            <text:p>24.1419285066</text:p>
          </table:table-cell>
          <table:table-cell office:value-type="float" office:value="1.3433435" calcext:value-type="float">
            <text:p>1.3433435</text:p>
          </table:table-cell>
          <table:table-cell office:value-type="float" office:value="22.7985850066" calcext:value-type="float">
            <text:p>22.7985850066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4.1419286054" calcext:value-type="float">
            <text:p>24.1419286054</text:p>
          </table:table-cell>
          <table:table-cell office:value-type="float" office:value="1.34334350217" calcext:value-type="float">
            <text:p>1.3433435022</text:p>
          </table:table-cell>
          <table:table-cell office:value-type="float" office:value="22.7985851033" calcext:value-type="float">
            <text:p>22.7985851033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24.1419287072" calcext:value-type="float">
            <text:p>24.1419287072</text:p>
          </table:table-cell>
          <table:table-cell office:value-type="float" office:value="1.34334350478" calcext:value-type="float">
            <text:p>1.3433435048</text:p>
          </table:table-cell>
          <table:table-cell office:value-type="float" office:value="22.7985852024" calcext:value-type="float">
            <text:p>22.7985852024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24.1419288055" calcext:value-type="float">
            <text:p>24.1419288055</text:p>
          </table:table-cell>
          <table:table-cell office:value-type="float" office:value="1.3433435072" calcext:value-type="float">
            <text:p>1.3433435072</text:p>
          </table:table-cell>
          <table:table-cell office:value-type="float" office:value="22.7985852983" calcext:value-type="float">
            <text:p>22.7985852983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24.1419289028" calcext:value-type="float">
            <text:p>24.1419289028</text:p>
          </table:table-cell>
          <table:table-cell office:value-type="float" office:value="1.34334351013" calcext:value-type="float">
            <text:p>1.3433435101</text:p>
          </table:table-cell>
          <table:table-cell office:value-type="float" office:value="22.7985853926" calcext:value-type="float">
            <text:p>22.7985853926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24.1419290017" calcext:value-type="float">
            <text:p>24.1419290017</text:p>
          </table:table-cell>
          <table:table-cell office:value-type="float" office:value="1.34334351312" calcext:value-type="float">
            <text:p>1.3433435131</text:p>
          </table:table-cell>
          <table:table-cell office:value-type="float" office:value="22.7985854886" calcext:value-type="float">
            <text:p>22.7985854886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24.1419291038" calcext:value-type="float">
            <text:p>24.1419291038</text:p>
          </table:table-cell>
          <table:table-cell office:value-type="float" office:value="1.34334351629" calcext:value-type="float">
            <text:p>1.3433435163</text:p>
          </table:table-cell>
          <table:table-cell office:value-type="float" office:value="22.7985855876" calcext:value-type="float">
            <text:p>22.7985855876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24.1419291993" calcext:value-type="float">
            <text:p>24.1419291993</text:p>
          </table:table-cell>
          <table:table-cell office:value-type="float" office:value="1.34334351959" calcext:value-type="float">
            <text:p>1.3433435196</text:p>
          </table:table-cell>
          <table:table-cell office:value-type="float" office:value="22.7985856797" calcext:value-type="float">
            <text:p>22.7985856797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24.1419292967" calcext:value-type="float">
            <text:p>24.1419292967</text:p>
          </table:table-cell>
          <table:table-cell office:value-type="float" office:value="1.34334352304" calcext:value-type="float">
            <text:p>1.343343523</text:p>
          </table:table-cell>
          <table:table-cell office:value-type="float" office:value="22.7985857737" calcext:value-type="float">
            <text:p>22.7985857737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24.1419293968" calcext:value-type="float">
            <text:p>24.1419293968</text:p>
          </table:table-cell>
          <table:table-cell office:value-type="float" office:value="1.3433435266" calcext:value-type="float">
            <text:p>1.3433435266</text:p>
          </table:table-cell>
          <table:table-cell office:value-type="float" office:value="22.7985858702" calcext:value-type="float">
            <text:p>22.7985858702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24.141929494" calcext:value-type="float">
            <text:p>24.141929494</text:p>
          </table:table-cell>
          <table:table-cell office:value-type="float" office:value="1.34334353036" calcext:value-type="float">
            <text:p>1.3433435304</text:p>
          </table:table-cell>
          <table:table-cell office:value-type="float" office:value="22.7985859636" calcext:value-type="float">
            <text:p>22.79858596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2806522222" calcext:value-type="float">
            <text:p>13.2806522222</text:p>
          </table:table-cell>
          <table:table-cell office:value-type="float" office:value="0.788896331805" calcext:value-type="float">
            <text:p>0.7888963318</text:p>
          </table:table-cell>
          <table:table-cell office:value-type="float" office:value="12.4917558904" calcext:value-type="float">
            <text:p>12.4917558904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13.2806519485" calcext:value-type="float">
            <text:p>13.2806519485</text:p>
          </table:table-cell>
          <table:table-cell office:value-type="float" office:value="0.78889630478" calcext:value-type="float">
            <text:p>0.7888963048</text:p>
          </table:table-cell>
          <table:table-cell office:value-type="float" office:value="12.4917556437" calcext:value-type="float">
            <text:p>12.4917556437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13.280651947" calcext:value-type="float">
            <text:p>13.280651947</text:p>
          </table:table-cell>
          <table:table-cell office:value-type="float" office:value="0.788896293503" calcext:value-type="float">
            <text:p>0.7888962935</text:p>
          </table:table-cell>
          <table:table-cell office:value-type="float" office:value="12.4917556535" calcext:value-type="float">
            <text:p>12.4917556535</text:p>
          </table:table-cell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13.280651961" calcext:value-type="float">
            <text:p>13.280651961</text:p>
          </table:table-cell>
          <table:table-cell office:value-type="float" office:value="0.788896285568" calcext:value-type="float">
            <text:p>0.7888962856</text:p>
          </table:table-cell>
          <table:table-cell office:value-type="float" office:value="12.4917556754" calcext:value-type="float">
            <text:p>12.4917556754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13.2806519707" calcext:value-type="float">
            <text:p>13.2806519707</text:p>
          </table:table-cell>
          <table:table-cell office:value-type="float" office:value="0.788896279651" calcext:value-type="float">
            <text:p>0.7888962797</text:p>
          </table:table-cell>
          <table:table-cell office:value-type="float" office:value="12.4917556911" calcext:value-type="float">
            <text:p>12.4917556911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13.2806519845" calcext:value-type="float">
            <text:p>13.2806519845</text:p>
          </table:table-cell>
          <table:table-cell office:value-type="float" office:value="0.788896274794" calcext:value-type="float">
            <text:p>0.7888962748</text:p>
          </table:table-cell>
          <table:table-cell office:value-type="float" office:value="12.4917557097" calcext:value-type="float">
            <text:p>12.4917557097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13.2806520013" calcext:value-type="float">
            <text:p>13.2806520013</text:p>
          </table:table-cell>
          <table:table-cell office:value-type="float" office:value="0.788896270775" calcext:value-type="float">
            <text:p>0.7888962708</text:p>
          </table:table-cell>
          <table:table-cell office:value-type="float" office:value="12.4917557305" calcext:value-type="float">
            <text:p>12.4917557305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13.2806520214" calcext:value-type="float">
            <text:p>13.2806520214</text:p>
          </table:table-cell>
          <table:table-cell office:value-type="float" office:value="0.78889626719" calcext:value-type="float">
            <text:p>0.7888962672</text:p>
          </table:table-cell>
          <table:table-cell office:value-type="float" office:value="12.4917557542" calcext:value-type="float">
            <text:p>12.4917557542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13.2806520457" calcext:value-type="float">
            <text:p>13.2806520457</text:p>
          </table:table-cell>
          <table:table-cell office:value-type="float" office:value="0.78889626403" calcext:value-type="float">
            <text:p>0.788896264</text:p>
          </table:table-cell>
          <table:table-cell office:value-type="float" office:value="12.4917557817" calcext:value-type="float">
            <text:p>12.4917557817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13.280652074" calcext:value-type="float">
            <text:p>13.280652074</text:p>
          </table:table-cell>
          <table:table-cell office:value-type="float" office:value="0.788896261129" calcext:value-type="float">
            <text:p>0.7888962611</text:p>
          </table:table-cell>
          <table:table-cell office:value-type="float" office:value="12.4917558129" calcext:value-type="float">
            <text:p>12.4917558129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3.2806521046" calcext:value-type="float">
            <text:p>13.2806521046</text:p>
          </table:table-cell>
          <table:table-cell office:value-type="float" office:value="0.788896258669" calcext:value-type="float">
            <text:p>0.7888962587</text:p>
          </table:table-cell>
          <table:table-cell office:value-type="float" office:value="12.4917558459" calcext:value-type="float">
            <text:p>12.4917558459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13.2806521401" calcext:value-type="float">
            <text:p>13.2806521401</text:p>
          </table:table-cell>
          <table:table-cell office:value-type="float" office:value="0.788896256511" calcext:value-type="float">
            <text:p>0.7888962565</text:p>
          </table:table-cell>
          <table:table-cell office:value-type="float" office:value="12.4917558836" calcext:value-type="float">
            <text:p>12.4917558836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13.2806521782" calcext:value-type="float">
            <text:p>13.2806521782</text:p>
          </table:table-cell>
          <table:table-cell office:value-type="float" office:value="0.78889625458" calcext:value-type="float">
            <text:p>0.7888962546</text:p>
          </table:table-cell>
          <table:table-cell office:value-type="float" office:value="12.4917559236" calcext:value-type="float">
            <text:p>12.4917559236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13.2806522139" calcext:value-type="float">
            <text:p>13.2806522139</text:p>
          </table:table-cell>
          <table:table-cell office:value-type="float" office:value="0.788896252379" calcext:value-type="float">
            <text:p>0.7888962524</text:p>
          </table:table-cell>
          <table:table-cell office:value-type="float" office:value="12.4917559616" calcext:value-type="float">
            <text:p>12.4917559616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13.2806522528" calcext:value-type="float">
            <text:p>13.2806522528</text:p>
          </table:table-cell>
          <table:table-cell office:value-type="float" office:value="0.7888962507" calcext:value-type="float">
            <text:p>0.7888962507</text:p>
          </table:table-cell>
          <table:table-cell office:value-type="float" office:value="12.4917560021" calcext:value-type="float">
            <text:p>12.4917560021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13.2806522943" calcext:value-type="float">
            <text:p>13.2806522943</text:p>
          </table:table-cell>
          <table:table-cell office:value-type="float" office:value="0.78889624905" calcext:value-type="float">
            <text:p>0.7888962491</text:p>
          </table:table-cell>
          <table:table-cell office:value-type="float" office:value="12.4917560453" calcext:value-type="float">
            <text:p>12.4917560453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13.2806523377" calcext:value-type="float">
            <text:p>13.2806523377</text:p>
          </table:table-cell>
          <table:table-cell office:value-type="float" office:value="0.788896247637" calcext:value-type="float">
            <text:p>0.7888962476</text:p>
          </table:table-cell>
          <table:table-cell office:value-type="float" office:value="12.4917560901" calcext:value-type="float">
            <text:p>12.4917560901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13.280652385" calcext:value-type="float">
            <text:p>13.280652385</text:p>
          </table:table-cell>
          <table:table-cell office:value-type="float" office:value="0.788896246652" calcext:value-type="float">
            <text:p>0.7888962467</text:p>
          </table:table-cell>
          <table:table-cell office:value-type="float" office:value="12.4917561383" calcext:value-type="float">
            <text:p>12.4917561383</text:p>
          </table:table-cell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13.2806524309" calcext:value-type="float">
            <text:p>13.2806524309</text:p>
          </table:table-cell>
          <table:table-cell office:value-type="float" office:value="0.788896245495" calcext:value-type="float">
            <text:p>0.7888962455</text:p>
          </table:table-cell>
          <table:table-cell office:value-type="float" office:value="12.4917561854" calcext:value-type="float">
            <text:p>12.4917561854</text:p>
          </table:table-cell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13.2806524781" calcext:value-type="float">
            <text:p>13.2806524781</text:p>
          </table:table-cell>
          <table:table-cell office:value-type="float" office:value="0.788896244534" calcext:value-type="float">
            <text:p>0.7888962445</text:p>
          </table:table-cell>
          <table:table-cell office:value-type="float" office:value="12.4917562336" calcext:value-type="float">
            <text:p>12.4917562336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3.2806525275" calcext:value-type="float">
            <text:p>13.2806525275</text:p>
          </table:table-cell>
          <table:table-cell office:value-type="float" office:value="0.78889624394" calcext:value-type="float">
            <text:p>0.7888962439</text:p>
          </table:table-cell>
          <table:table-cell office:value-type="float" office:value="12.4917562836" calcext:value-type="float">
            <text:p>12.4917562836</text:p>
          </table:table-cell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13.2806525755" calcext:value-type="float">
            <text:p>13.2806525755</text:p>
          </table:table-cell>
          <table:table-cell office:value-type="float" office:value="0.788896242665" calcext:value-type="float">
            <text:p>0.7888962427</text:p>
          </table:table-cell>
          <table:table-cell office:value-type="float" office:value="12.4917563328" calcext:value-type="float">
            <text:p>12.4917563328</text:p>
          </table:table-cell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13.2806526264" calcext:value-type="float">
            <text:p>13.2806526264</text:p>
          </table:table-cell>
          <table:table-cell office:value-type="float" office:value="0.788896242083" calcext:value-type="float">
            <text:p>0.7888962421</text:p>
          </table:table-cell>
          <table:table-cell office:value-type="float" office:value="12.4917563843" calcext:value-type="float">
            <text:p>12.4917563843</text:p>
          </table:table-cell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13.2806526762" calcext:value-type="float">
            <text:p>13.2806526762</text:p>
          </table:table-cell>
          <table:table-cell office:value-type="float" office:value="0.78889624151" calcext:value-type="float">
            <text:p>0.7888962415</text:p>
          </table:table-cell>
          <table:table-cell office:value-type="float" office:value="12.4917564347" calcext:value-type="float">
            <text:p>12.4917564347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13.2806527264" calcext:value-type="float">
            <text:p>13.2806527264</text:p>
          </table:table-cell>
          <table:table-cell office:value-type="float" office:value="0.788896240598" calcext:value-type="float">
            <text:p>0.7888962406</text:p>
          </table:table-cell>
          <table:table-cell office:value-type="float" office:value="12.4917564858" calcext:value-type="float">
            <text:p>12.4917564858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13.2806527786" calcext:value-type="float">
            <text:p>13.2806527786</text:p>
          </table:table-cell>
          <table:table-cell office:value-type="float" office:value="0.788896240027" calcext:value-type="float">
            <text:p>0.78889624</text:p>
          </table:table-cell>
          <table:table-cell office:value-type="float" office:value="12.4917565386" calcext:value-type="float">
            <text:p>12.4917565386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25.9091652406" calcext:value-type="float">
            <text:p>25.9091652406</text:p>
          </table:table-cell>
          <table:table-cell office:value-type="float" office:value="2.22696122494" calcext:value-type="float">
            <text:p>2.2269612249</text:p>
          </table:table-cell>
          <table:table-cell office:value-type="float" office:value="23.6822040156" calcext:value-type="float">
            <text:p>23.6822040156</text:p>
          </table:table-cell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25.9091647218" calcext:value-type="float">
            <text:p>25.9091647218</text:p>
          </table:table-cell>
          <table:table-cell office:value-type="float" office:value="2.22696119779" calcext:value-type="float">
            <text:p>2.2269611978</text:p>
          </table:table-cell>
          <table:table-cell office:value-type="float" office:value="23.682203524" calcext:value-type="float">
            <text:p>23.682203524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25.9091643605" calcext:value-type="float">
            <text:p>25.9091643605</text:p>
          </table:table-cell>
          <table:table-cell office:value-type="float" office:value="2.22696117788" calcext:value-type="float">
            <text:p>2.2269611779</text:p>
          </table:table-cell>
          <table:table-cell office:value-type="float" office:value="23.6822031827" calcext:value-type="float">
            <text:p>23.6822031827</text:p>
          </table:table-cell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25.9091641073" calcext:value-type="float">
            <text:p>25.9091641073</text:p>
          </table:table-cell>
          <table:table-cell office:value-type="float" office:value="2.22696116183" calcext:value-type="float">
            <text:p>2.2269611618</text:p>
          </table:table-cell>
          <table:table-cell office:value-type="float" office:value="23.6822029455" calcext:value-type="float">
            <text:p>23.6822029455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25.9091639233" calcext:value-type="float">
            <text:p>25.9091639233</text:p>
          </table:table-cell>
          <table:table-cell office:value-type="float" office:value="2.2269611481" calcext:value-type="float">
            <text:p>2.2269611481</text:p>
          </table:table-cell>
          <table:table-cell office:value-type="float" office:value="23.6822027752" calcext:value-type="float">
            <text:p>23.6822027752</text:p>
          </table:table-cell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25.9091637842" calcext:value-type="float">
            <text:p>25.9091637842</text:p>
          </table:table-cell>
          <table:table-cell office:value-type="float" office:value="2.22696113575" calcext:value-type="float">
            <text:p>2.2269611358</text:p>
          </table:table-cell>
          <table:table-cell office:value-type="float" office:value="23.6822026484" calcext:value-type="float">
            <text:p>23.6822026484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25.9091636888" calcext:value-type="float">
            <text:p>25.9091636888</text:p>
          </table:table-cell>
          <table:table-cell office:value-type="float" office:value="2.22696112453" calcext:value-type="float">
            <text:p>2.2269611245</text:p>
          </table:table-cell>
          <table:table-cell office:value-type="float" office:value="23.6822025642" calcext:value-type="float">
            <text:p>23.6822025642</text:p>
          </table:table-cell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25.909163617" calcext:value-type="float">
            <text:p>25.909163617</text:p>
          </table:table-cell>
          <table:table-cell office:value-type="float" office:value="2.22696111394" calcext:value-type="float">
            <text:p>2.2269611139</text:p>
          </table:table-cell>
          <table:table-cell office:value-type="float" office:value="23.6822025031" calcext:value-type="float">
            <text:p>23.6822025031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25.9091635642" calcext:value-type="float">
            <text:p>25.9091635642</text:p>
          </table:table-cell>
          <table:table-cell office:value-type="float" office:value="2.22696110474" calcext:value-type="float">
            <text:p>2.2269611047</text:p>
          </table:table-cell>
          <table:table-cell office:value-type="float" office:value="23.6822024594" calcext:value-type="float">
            <text:p>23.6822024594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25.9091635258" calcext:value-type="float">
            <text:p>25.9091635258</text:p>
          </table:table-cell>
          <table:table-cell office:value-type="float" office:value="2.22696109581" calcext:value-type="float">
            <text:p>2.2269610958</text:p>
          </table:table-cell>
          <table:table-cell office:value-type="float" office:value="23.68220243" calcext:value-type="float">
            <text:p>23.68220243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25.9091635082" calcext:value-type="float">
            <text:p>25.9091635082</text:p>
          </table:table-cell>
          <table:table-cell office:value-type="float" office:value="2.22696108756" calcext:value-type="float">
            <text:p>2.2269610876</text:p>
          </table:table-cell>
          <table:table-cell office:value-type="float" office:value="23.6822024207" calcext:value-type="float">
            <text:p>23.6822024207</text:p>
          </table:table-cell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25.9091635018" calcext:value-type="float">
            <text:p>25.9091635018</text:p>
          </table:table-cell>
          <table:table-cell office:value-type="float" office:value="2.22696108006" calcext:value-type="float">
            <text:p>2.2269610801</text:p>
          </table:table-cell>
          <table:table-cell office:value-type="float" office:value="23.6822024218" calcext:value-type="float">
            <text:p>23.6822024218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25.9091635021" calcext:value-type="float">
            <text:p>25.9091635021</text:p>
          </table:table-cell>
          <table:table-cell office:value-type="float" office:value="2.2269610723" calcext:value-type="float">
            <text:p>2.2269610723</text:p>
          </table:table-cell>
          <table:table-cell office:value-type="float" office:value="23.6822024298" calcext:value-type="float">
            <text:p>23.6822024298</text:p>
          </table:table-cell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25.9091635161" calcext:value-type="float">
            <text:p>25.9091635161</text:p>
          </table:table-cell>
          <table:table-cell office:value-type="float" office:value="2.22696106552" calcext:value-type="float">
            <text:p>2.2269610655</text:p>
          </table:table-cell>
          <table:table-cell office:value-type="float" office:value="23.6822024506" calcext:value-type="float">
            <text:p>23.6822024506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25.9091635317" calcext:value-type="float">
            <text:p>25.9091635317</text:p>
          </table:table-cell>
          <table:table-cell office:value-type="float" office:value="2.22696105817" calcext:value-type="float">
            <text:p>2.2269610582</text:p>
          </table:table-cell>
          <table:table-cell office:value-type="float" office:value="23.6822024735" calcext:value-type="float">
            <text:p>23.6822024735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25.9091635616" calcext:value-type="float">
            <text:p>25.9091635616</text:p>
          </table:table-cell>
          <table:table-cell office:value-type="float" office:value="2.22696105206" calcext:value-type="float">
            <text:p>2.2269610521</text:p>
          </table:table-cell>
          <table:table-cell office:value-type="float" office:value="23.6822025096" calcext:value-type="float">
            <text:p>23.6822025096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25.9091635893" calcext:value-type="float">
            <text:p>25.9091635893</text:p>
          </table:table-cell>
          <table:table-cell office:value-type="float" office:value="2.22696104561" calcext:value-type="float">
            <text:p>2.2269610456</text:p>
          </table:table-cell>
          <table:table-cell office:value-type="float" office:value="23.6822025437" calcext:value-type="float">
            <text:p>23.6822025437</text:p>
          </table:table-cell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25.9091636249" calcext:value-type="float">
            <text:p>25.9091636249</text:p>
          </table:table-cell>
          <table:table-cell office:value-type="float" office:value="2.2269610399" calcext:value-type="float">
            <text:p>2.2269610399</text:p>
          </table:table-cell>
          <table:table-cell office:value-type="float" office:value="23.682202585" calcext:value-type="float">
            <text:p>23.682202585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25.9091636612" calcext:value-type="float">
            <text:p>25.9091636612</text:p>
          </table:table-cell>
          <table:table-cell office:value-type="float" office:value="2.22696103396" calcext:value-type="float">
            <text:p>2.226961034</text:p>
          </table:table-cell>
          <table:table-cell office:value-type="float" office:value="23.6822026272" calcext:value-type="float">
            <text:p>23.6822026272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25.9091637026" calcext:value-type="float">
            <text:p>25.9091637026</text:p>
          </table:table-cell>
          <table:table-cell office:value-type="float" office:value="2.22696102827" calcext:value-type="float">
            <text:p>2.2269610283</text:p>
          </table:table-cell>
          <table:table-cell office:value-type="float" office:value="23.6822026744" calcext:value-type="float">
            <text:p>23.6822026744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25.90916375" calcext:value-type="float">
            <text:p>25.90916375</text:p>
          </table:table-cell>
          <table:table-cell office:value-type="float" office:value="2.2269610232" calcext:value-type="float">
            <text:p>2.2269610232</text:p>
          </table:table-cell>
          <table:table-cell office:value-type="float" office:value="23.6822027268" calcext:value-type="float">
            <text:p>23.6822027268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25.9091638002" calcext:value-type="float">
            <text:p>25.9091638002</text:p>
          </table:table-cell>
          <table:table-cell office:value-type="float" office:value="2.22696101782" calcext:value-type="float">
            <text:p>2.2269610178</text:p>
          </table:table-cell>
          <table:table-cell office:value-type="float" office:value="23.6822027823" calcext:value-type="float">
            <text:p>23.6822027823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25.9091638528" calcext:value-type="float">
            <text:p>25.9091638528</text:p>
          </table:table-cell>
          <table:table-cell office:value-type="float" office:value="2.22696101282" calcext:value-type="float">
            <text:p>2.2269610128</text:p>
          </table:table-cell>
          <table:table-cell office:value-type="float" office:value="23.68220284" calcext:value-type="float">
            <text:p>23.68220284</text:p>
          </table:table-cell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25.9091639099" calcext:value-type="float">
            <text:p>25.9091639099</text:p>
          </table:table-cell>
          <table:table-cell office:value-type="float" office:value="2.22696100802" calcext:value-type="float">
            <text:p>2.226961008</text:p>
          </table:table-cell>
          <table:table-cell office:value-type="float" office:value="23.6822029019" calcext:value-type="float">
            <text:p>23.6822029019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4.4280899699" calcext:value-type="float">
            <text:p>14.4280899699</text:p>
          </table:table-cell>
          <table:table-cell office:value-type="float" office:value="1.36261535957" calcext:value-type="float">
            <text:p>1.3626153596</text:p>
          </table:table-cell>
          <table:table-cell office:value-type="float" office:value="13.0654746104" calcext:value-type="float">
            <text:p>13.0654746104</text:p>
          </table:table-cell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14.42808969" calcext:value-type="float">
            <text:p>14.42808969</text:p>
          </table:table-cell>
          <table:table-cell office:value-type="float" office:value="1.36261533164" calcext:value-type="float">
            <text:p>1.3626153316</text:p>
          </table:table-cell>
          <table:table-cell office:value-type="float" office:value="13.0654743584" calcext:value-type="float">
            <text:p>13.0654743584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14.4280895742" calcext:value-type="float">
            <text:p>14.4280895742</text:p>
          </table:table-cell>
          <table:table-cell office:value-type="float" office:value="1.36261531977" calcext:value-type="float">
            <text:p>1.3626153198</text:p>
          </table:table-cell>
          <table:table-cell office:value-type="float" office:value="13.0654742544" calcext:value-type="float">
            <text:p>13.0654742544</text:p>
          </table:table-cell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14.4280894767" calcext:value-type="float">
            <text:p>14.4280894767</text:p>
          </table:table-cell>
          <table:table-cell office:value-type="float" office:value="1.36261531212" calcext:value-type="float">
            <text:p>1.3626153121</text:p>
          </table:table-cell>
          <table:table-cell office:value-type="float" office:value="13.0654741646" calcext:value-type="float">
            <text:p>13.0654741646</text:p>
          </table:table-cell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14.4280893884" calcext:value-type="float">
            <text:p>14.4280893884</text:p>
          </table:table-cell>
          <table:table-cell office:value-type="float" office:value="1.36261530552" calcext:value-type="float">
            <text:p>1.3626153055</text:p>
          </table:table-cell>
          <table:table-cell office:value-type="float" office:value="13.0654740829" calcext:value-type="float">
            <text:p>13.0654740829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14.428089309" calcext:value-type="float">
            <text:p>14.428089309</text:p>
          </table:table-cell>
          <table:table-cell office:value-type="float" office:value="1.36261529982" calcext:value-type="float">
            <text:p>1.3626152998</text:p>
          </table:table-cell>
          <table:table-cell office:value-type="float" office:value="13.0654740092" calcext:value-type="float">
            <text:p>13.0654740092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14.4280892367" calcext:value-type="float">
            <text:p>14.4280892367</text:p>
          </table:table-cell>
          <table:table-cell office:value-type="float" office:value="1.3626152949" calcext:value-type="float">
            <text:p>1.3626152949</text:p>
          </table:table-cell>
          <table:table-cell office:value-type="float" office:value="13.0654739418" calcext:value-type="float">
            <text:p>13.0654739418</text:p>
          </table:table-cell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14.4280891766" calcext:value-type="float">
            <text:p>14.4280891766</text:p>
          </table:table-cell>
          <table:table-cell office:value-type="float" office:value="1.36261529018" calcext:value-type="float">
            <text:p>1.3626152902</text:p>
          </table:table-cell>
          <table:table-cell office:value-type="float" office:value="13.0654738864" calcext:value-type="float">
            <text:p>13.0654738864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14.4280891266" calcext:value-type="float">
            <text:p>14.4280891266</text:p>
          </table:table-cell>
          <table:table-cell office:value-type="float" office:value="1.36261528595" calcext:value-type="float">
            <text:p>1.362615286</text:p>
          </table:table-cell>
          <table:table-cell office:value-type="float" office:value="13.0654738406" calcext:value-type="float">
            <text:p>13.0654738406</text:p>
          </table:table-cell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14.4280890828" calcext:value-type="float">
            <text:p>14.4280890828</text:p>
          </table:table-cell>
          <table:table-cell office:value-type="float" office:value="1.36261528203" calcext:value-type="float">
            <text:p>1.362615282</text:p>
          </table:table-cell>
          <table:table-cell office:value-type="float" office:value="13.0654738008" calcext:value-type="float">
            <text:p>13.0654738008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4.4280890448" calcext:value-type="float">
            <text:p>14.4280890448</text:p>
          </table:table-cell>
          <table:table-cell office:value-type="float" office:value="1.3626152782" calcext:value-type="float">
            <text:p>1.3626152782</text:p>
          </table:table-cell>
          <table:table-cell office:value-type="float" office:value="13.0654737666" calcext:value-type="float">
            <text:p>13.0654737666</text:p>
          </table:table-cell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14.428089013" calcext:value-type="float">
            <text:p>14.428089013</text:p>
          </table:table-cell>
          <table:table-cell office:value-type="float" office:value="1.36261527484" calcext:value-type="float">
            <text:p>1.3626152748</text:p>
          </table:table-cell>
          <table:table-cell office:value-type="float" office:value="13.0654737382" calcext:value-type="float">
            <text:p>13.0654737382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14.4280889872" calcext:value-type="float">
            <text:p>14.4280889872</text:p>
          </table:table-cell>
          <table:table-cell office:value-type="float" office:value="1.36261527141" calcext:value-type="float">
            <text:p>1.3626152714</text:p>
          </table:table-cell>
          <table:table-cell office:value-type="float" office:value="13.0654737157" calcext:value-type="float">
            <text:p>13.0654737157</text:p>
          </table:table-cell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float" office:value="14.4280889661" calcext:value-type="float">
            <text:p>14.4280889661</text:p>
          </table:table-cell>
          <table:table-cell office:value-type="float" office:value="1.36261526851" calcext:value-type="float">
            <text:p>1.3626152685</text:p>
          </table:table-cell>
          <table:table-cell office:value-type="float" office:value="13.0654736976" calcext:value-type="float">
            <text:p>13.0654736976</text:p>
          </table:table-cell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14.4280889496" calcext:value-type="float">
            <text:p>14.4280889496</text:p>
          </table:table-cell>
          <table:table-cell office:value-type="float" office:value="1.36261526545" calcext:value-type="float">
            <text:p>1.3626152655</text:p>
          </table:table-cell>
          <table:table-cell office:value-type="float" office:value="13.0654736842" calcext:value-type="float">
            <text:p>13.0654736842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14.428088936" calcext:value-type="float">
            <text:p>14.428088936</text:p>
          </table:table-cell>
          <table:table-cell office:value-type="float" office:value="1.36261526262" calcext:value-type="float">
            <text:p>1.3626152626</text:p>
          </table:table-cell>
          <table:table-cell office:value-type="float" office:value="13.0654736734" calcext:value-type="float">
            <text:p>13.0654736734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14.4280889261" calcext:value-type="float">
            <text:p>14.4280889261</text:p>
          </table:table-cell>
          <table:table-cell office:value-type="float" office:value="1.36261525978" calcext:value-type="float">
            <text:p>1.3626152598</text:p>
          </table:table-cell>
          <table:table-cell office:value-type="float" office:value="13.0654736663" calcext:value-type="float">
            <text:p>13.0654736663</text:p>
          </table:table-cell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14.4280889189" calcext:value-type="float">
            <text:p>14.4280889189</text:p>
          </table:table-cell>
          <table:table-cell office:value-type="float" office:value="1.36261525728" calcext:value-type="float">
            <text:p>1.3626152573</text:p>
          </table:table-cell>
          <table:table-cell office:value-type="float" office:value="13.0654736617" calcext:value-type="float">
            <text:p>13.0654736617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14.4280889141" calcext:value-type="float">
            <text:p>14.4280889141</text:p>
          </table:table-cell>
          <table:table-cell office:value-type="float" office:value="1.3626152546" calcext:value-type="float">
            <text:p>1.3626152546</text:p>
          </table:table-cell>
          <table:table-cell office:value-type="float" office:value="13.0654736595" calcext:value-type="float">
            <text:p>13.0654736595</text:p>
          </table:table-cell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14.4280889124" calcext:value-type="float">
            <text:p>14.4280889124</text:p>
          </table:table-cell>
          <table:table-cell office:value-type="float" office:value="1.36261525227" calcext:value-type="float">
            <text:p>1.3626152523</text:p>
          </table:table-cell>
          <table:table-cell office:value-type="float" office:value="13.0654736601" calcext:value-type="float">
            <text:p>13.0654736601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4.4280889139" calcext:value-type="float">
            <text:p>14.4280889139</text:p>
          </table:table-cell>
          <table:table-cell office:value-type="float" office:value="1.36261524997" calcext:value-type="float">
            <text:p>1.36261525</text:p>
          </table:table-cell>
          <table:table-cell office:value-type="float" office:value="13.0654736639" calcext:value-type="float">
            <text:p>13.0654736639</text:p>
          </table:table-cell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14.4280889144" calcext:value-type="float">
            <text:p>14.4280889144</text:p>
          </table:table-cell>
          <table:table-cell office:value-type="float" office:value="1.36261524748" calcext:value-type="float">
            <text:p>1.3626152475</text:p>
          </table:table-cell>
          <table:table-cell office:value-type="float" office:value="13.0654736669" calcext:value-type="float">
            <text:p>13.0654736669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14.4280889216" calcext:value-type="float">
            <text:p>14.4280889216</text:p>
          </table:table-cell>
          <table:table-cell office:value-type="float" office:value="1.36261524523" calcext:value-type="float">
            <text:p>1.3626152452</text:p>
          </table:table-cell>
          <table:table-cell office:value-type="float" office:value="13.0654736764" calcext:value-type="float">
            <text:p>13.0654736764</text:p>
          </table:table-cell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14.4280889296" calcext:value-type="float">
            <text:p>14.4280889296</text:p>
          </table:table-cell>
          <table:table-cell office:value-type="float" office:value="1.36261524293" calcext:value-type="float">
            <text:p>1.3626152429</text:p>
          </table:table-cell>
          <table:table-cell office:value-type="float" office:value="13.0654736866" calcext:value-type="float">
            <text:p>13.0654736866</text:p>
          </table:table-cell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14.4280889414" calcext:value-type="float">
            <text:p>14.4280889414</text:p>
          </table:table-cell>
          <table:table-cell office:value-type="float" office:value="1.36261524064" calcext:value-type="float">
            <text:p>1.3626152406</text:p>
          </table:table-cell>
          <table:table-cell office:value-type="float" office:value="13.0654737007" calcext:value-type="float">
            <text:p>13.0654737007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14.4280889535" calcext:value-type="float">
            <text:p>14.4280889535</text:p>
          </table:table-cell>
          <table:table-cell office:value-type="float" office:value="1.36261523895" calcext:value-type="float">
            <text:p>1.362615239</text:p>
          </table:table-cell>
          <table:table-cell office:value-type="float" office:value="13.0654737145" calcext:value-type="float">
            <text:p>13.0654737145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25.3391207407" calcext:value-type="float">
            <text:p>25.3391207407</text:p>
          </table:table-cell>
          <table:table-cell office:value-type="float" office:value="1.94194014294" calcext:value-type="float">
            <text:p>1.9419401429</text:p>
          </table:table-cell>
          <table:table-cell office:value-type="float" office:value="23.3971805978" calcext:value-type="float">
            <text:p>23.3971805978</text:p>
          </table:table-cell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25.3391206927" calcext:value-type="float">
            <text:p>25.3391206927</text:p>
          </table:table-cell>
          <table:table-cell office:value-type="float" office:value="1.94194012437" calcext:value-type="float">
            <text:p>1.9419401244</text:p>
          </table:table-cell>
          <table:table-cell office:value-type="float" office:value="23.3971805683" calcext:value-type="float">
            <text:p>23.3971805683</text:p>
          </table:table-cell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25.3391206325" calcext:value-type="float">
            <text:p>25.3391206325</text:p>
          </table:table-cell>
          <table:table-cell office:value-type="float" office:value="1.94194011316" calcext:value-type="float">
            <text:p>1.9419401132</text:p>
          </table:table-cell>
          <table:table-cell office:value-type="float" office:value="23.3971805193" calcext:value-type="float">
            <text:p>23.3971805193</text:p>
          </table:table-cell>
        </table:table-row>
        <table:table-row table:style-name="ro1">
          <table:table-cell office:value-type="float" office:value="1.79" calcext:value-type="float">
            <text:p>1.79</text:p>
          </table:table-cell>
          <table:table-cell office:value-type="float" office:value="25.3391205641" calcext:value-type="float">
            <text:p>25.3391205641</text:p>
          </table:table-cell>
          <table:table-cell office:value-type="float" office:value="1.94194010371" calcext:value-type="float">
            <text:p>1.9419401037</text:p>
          </table:table-cell>
          <table:table-cell office:value-type="float" office:value="23.3971804603" calcext:value-type="float">
            <text:p>23.3971804603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25.3391205058" calcext:value-type="float">
            <text:p>25.3391205058</text:p>
          </table:table-cell>
          <table:table-cell office:value-type="float" office:value="1.94194009548" calcext:value-type="float">
            <text:p>1.9419400955</text:p>
          </table:table-cell>
          <table:table-cell office:value-type="float" office:value="23.3971804103" calcext:value-type="float">
            <text:p>23.3971804103</text:p>
          </table:table-cell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25.3391204532" calcext:value-type="float">
            <text:p>25.3391204532</text:p>
          </table:table-cell>
          <table:table-cell office:value-type="float" office:value="1.94194008895" calcext:value-type="float">
            <text:p>1.941940089</text:p>
          </table:table-cell>
          <table:table-cell office:value-type="float" office:value="23.3971803642" calcext:value-type="float">
            <text:p>23.3971803642</text:p>
          </table:table-cell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25.3391204123" calcext:value-type="float">
            <text:p>25.3391204123</text:p>
          </table:table-cell>
          <table:table-cell office:value-type="float" office:value="1.94194008151" calcext:value-type="float">
            <text:p>1.9419400815</text:p>
          </table:table-cell>
          <table:table-cell office:value-type="float" office:value="23.3971803308" calcext:value-type="float">
            <text:p>23.3971803308</text:p>
          </table:table-cell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25.3391203789" calcext:value-type="float">
            <text:p>25.3391203789</text:p>
          </table:table-cell>
          <table:table-cell office:value-type="float" office:value="1.94194007556" calcext:value-type="float">
            <text:p>1.9419400756</text:p>
          </table:table-cell>
          <table:table-cell office:value-type="float" office:value="23.3971803033" calcext:value-type="float">
            <text:p>23.3971803033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25.3391203531" calcext:value-type="float">
            <text:p>25.3391203531</text:p>
          </table:table-cell>
          <table:table-cell office:value-type="float" office:value="1.94194006955" calcext:value-type="float">
            <text:p>1.9419400696</text:p>
          </table:table-cell>
          <table:table-cell office:value-type="float" office:value="23.3971802835" calcext:value-type="float">
            <text:p>23.3971802835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25.3391203319" calcext:value-type="float">
            <text:p>25.3391203319</text:p>
          </table:table-cell>
          <table:table-cell office:value-type="float" office:value="1.94194006406" calcext:value-type="float">
            <text:p>1.9419400641</text:p>
          </table:table-cell>
          <table:table-cell office:value-type="float" office:value="23.3971802678" calcext:value-type="float">
            <text:p>23.3971802678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25.3391203179" calcext:value-type="float">
            <text:p>25.3391203179</text:p>
          </table:table-cell>
          <table:table-cell office:value-type="float" office:value="1.94194005875" calcext:value-type="float">
            <text:p>1.9419400588</text:p>
          </table:table-cell>
          <table:table-cell office:value-type="float" office:value="23.3971802591" calcext:value-type="float">
            <text:p>23.3971802591</text:p>
          </table:table-cell>
        </table:table-row>
        <table:table-row table:style-name="ro1">
          <table:table-cell office:value-type="float" office:value="1.87" calcext:value-type="float">
            <text:p>1.87</text:p>
          </table:table-cell>
          <table:table-cell office:value-type="float" office:value="25.339120309" calcext:value-type="float">
            <text:p>25.339120309</text:p>
          </table:table-cell>
          <table:table-cell office:value-type="float" office:value="1.94194005375" calcext:value-type="float">
            <text:p>1.9419400538</text:p>
          </table:table-cell>
          <table:table-cell office:value-type="float" office:value="23.3971802553" calcext:value-type="float">
            <text:p>23.3971802553</text:p>
          </table:table-cell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25.339120307" calcext:value-type="float">
            <text:p>25.339120307</text:p>
          </table:table-cell>
          <table:table-cell office:value-type="float" office:value="1.94194004967" calcext:value-type="float">
            <text:p>1.9419400497</text:p>
          </table:table-cell>
          <table:table-cell office:value-type="float" office:value="23.3971802573" calcext:value-type="float">
            <text:p>23.3971802573</text:p>
          </table:table-cell>
        </table:table-row>
        <table:table-row table:style-name="ro1">
          <table:table-cell office:value-type="float" office:value="1.89" calcext:value-type="float">
            <text:p>1.89</text:p>
          </table:table-cell>
          <table:table-cell office:value-type="float" office:value="25.3391203061" calcext:value-type="float">
            <text:p>25.3391203061</text:p>
          </table:table-cell>
          <table:table-cell office:value-type="float" office:value="1.94194004427" calcext:value-type="float">
            <text:p>1.9419400443</text:p>
          </table:table-cell>
          <table:table-cell office:value-type="float" office:value="23.3971802619" calcext:value-type="float">
            <text:p>23.3971802619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25.3391203085" calcext:value-type="float">
            <text:p>25.3391203085</text:p>
          </table:table-cell>
          <table:table-cell office:value-type="float" office:value="1.94194004073" calcext:value-type="float">
            <text:p>1.9419400407</text:p>
          </table:table-cell>
          <table:table-cell office:value-type="float" office:value="23.3971802677" calcext:value-type="float">
            <text:p>23.3971802677</text:p>
          </table:table-cell>
        </table:table-row>
        <table:table-row table:style-name="ro1">
          <table:table-cell office:value-type="float" office:value="1.91" calcext:value-type="float">
            <text:p>1.91</text:p>
          </table:table-cell>
          <table:table-cell office:value-type="float" office:value="25.3391203146" calcext:value-type="float">
            <text:p>25.3391203146</text:p>
          </table:table-cell>
          <table:table-cell office:value-type="float" office:value="1.94194003685" calcext:value-type="float">
            <text:p>1.9419400369</text:p>
          </table:table-cell>
          <table:table-cell office:value-type="float" office:value="23.3971802777" calcext:value-type="float">
            <text:p>23.3971802777</text:p>
          </table:table-cell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25.3391203227" calcext:value-type="float">
            <text:p>25.3391203227</text:p>
          </table:table-cell>
          <table:table-cell office:value-type="float" office:value="1.94194003328" calcext:value-type="float">
            <text:p>1.9419400333</text:p>
          </table:table-cell>
          <table:table-cell office:value-type="float" office:value="23.3971802894" calcext:value-type="float">
            <text:p>23.3971802894</text:p>
          </table:table-cell>
        </table:table-row>
        <table:table-row table:style-name="ro1">
          <table:table-cell office:value-type="float" office:value="1.93" calcext:value-type="float">
            <text:p>1.93</text:p>
          </table:table-cell>
          <table:table-cell office:value-type="float" office:value="25.3391203356" calcext:value-type="float">
            <text:p>25.3391203356</text:p>
          </table:table-cell>
          <table:table-cell office:value-type="float" office:value="1.94194002969" calcext:value-type="float">
            <text:p>1.9419400297</text:p>
          </table:table-cell>
          <table:table-cell office:value-type="float" office:value="23.3971803059" calcext:value-type="float">
            <text:p>23.3971803059</text:p>
          </table:table-cell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25.339120348" calcext:value-type="float">
            <text:p>25.339120348</text:p>
          </table:table-cell>
          <table:table-cell office:value-type="float" office:value="1.94194002662" calcext:value-type="float">
            <text:p>1.9419400266</text:p>
          </table:table-cell>
          <table:table-cell office:value-type="float" office:value="23.3971803214" calcext:value-type="float">
            <text:p>23.3971803214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25.3391203655" calcext:value-type="float">
            <text:p>25.3391203655</text:p>
          </table:table-cell>
          <table:table-cell office:value-type="float" office:value="1.94194002381" calcext:value-type="float">
            <text:p>1.9419400238</text:p>
          </table:table-cell>
          <table:table-cell office:value-type="float" office:value="23.3971803417" calcext:value-type="float">
            <text:p>23.3971803417</text:p>
          </table:table-cell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25.3391203882" calcext:value-type="float">
            <text:p>25.3391203882</text:p>
          </table:table-cell>
          <table:table-cell office:value-type="float" office:value="1.94194002129" calcext:value-type="float">
            <text:p>1.9419400213</text:p>
          </table:table-cell>
          <table:table-cell office:value-type="float" office:value="23.3971803669" calcext:value-type="float">
            <text:p>23.3971803669</text:p>
          </table:table-cell>
        </table:table-row>
        <table:table-row table:style-name="ro1">
          <table:table-cell office:value-type="float" office:value="1.97" calcext:value-type="float">
            <text:p>1.97</text:p>
          </table:table-cell>
          <table:table-cell office:value-type="float" office:value="25.3391204074" calcext:value-type="float">
            <text:p>25.3391204074</text:p>
          </table:table-cell>
          <table:table-cell office:value-type="float" office:value="1.9419400188" calcext:value-type="float">
            <text:p>1.9419400188</text:p>
          </table:table-cell>
          <table:table-cell office:value-type="float" office:value="23.3971803886" calcext:value-type="float">
            <text:p>23.3971803886</text:p>
          </table:table-cell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25.339120431" calcext:value-type="float">
            <text:p>25.339120431</text:p>
          </table:table-cell>
          <table:table-cell office:value-type="float" office:value="1.94194001619" calcext:value-type="float">
            <text:p>1.9419400162</text:p>
          </table:table-cell>
          <table:table-cell office:value-type="float" office:value="23.3971804148" calcext:value-type="float">
            <text:p>23.3971804148</text:p>
          </table:table-cell>
        </table:table-row>
        <table:table-row table:style-name="ro1">
          <table:table-cell office:value-type="float" office:value="1.99" calcext:value-type="float">
            <text:p>1.99</text:p>
          </table:table-cell>
          <table:table-cell office:value-type="float" office:value="25.3391204575" calcext:value-type="float">
            <text:p>25.3391204575</text:p>
          </table:table-cell>
          <table:table-cell office:value-type="float" office:value="1.9419400141" calcext:value-type="float">
            <text:p>1.9419400141</text:p>
          </table:table-cell>
          <table:table-cell office:value-type="float" office:value="23.3971804434" calcext:value-type="float">
            <text:p>23.39718044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.589637101" calcext:value-type="float">
            <text:p>14.589637101</text:p>
          </table:table-cell>
          <table:table-cell office:value-type="float" office:value="1.44338933287" calcext:value-type="float">
            <text:p>1.4433893329</text:p>
          </table:table-cell>
          <table:table-cell office:value-type="float" office:value="13.1462477681" calcext:value-type="float">
            <text:p>13.1462477681</text:p>
          </table:table-cell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14.5896366978" calcext:value-type="float">
            <text:p>14.5896366978</text:p>
          </table:table-cell>
          <table:table-cell office:value-type="float" office:value="1.44338929699" calcext:value-type="float">
            <text:p>1.443389297</text:p>
          </table:table-cell>
          <table:table-cell office:value-type="float" office:value="13.1462474008" calcext:value-type="float">
            <text:p>13.1462474008</text:p>
          </table:table-cell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14.589636547" calcext:value-type="float">
            <text:p>14.589636547</text:p>
          </table:table-cell>
          <table:table-cell office:value-type="float" office:value="1.44338928512" calcext:value-type="float">
            <text:p>1.4433892851</text:p>
          </table:table-cell>
          <table:table-cell office:value-type="float" office:value="13.1462472619" calcext:value-type="float">
            <text:p>13.1462472619</text:p>
          </table:table-cell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14.5896364396" calcext:value-type="float">
            <text:p>14.5896364396</text:p>
          </table:table-cell>
          <table:table-cell office:value-type="float" office:value="1.44338927622" calcext:value-type="float">
            <text:p>1.4433892762</text:p>
          </table:table-cell>
          <table:table-cell office:value-type="float" office:value="13.1462471634" calcext:value-type="float">
            <text:p>13.1462471634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14.5896363484" calcext:value-type="float">
            <text:p>14.5896363484</text:p>
          </table:table-cell>
          <table:table-cell office:value-type="float" office:value="1.44338926928" calcext:value-type="float">
            <text:p>1.4433892693</text:p>
          </table:table-cell>
          <table:table-cell office:value-type="float" office:value="13.1462470791" calcext:value-type="float">
            <text:p>13.1462470791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14.589636268" calcext:value-type="float">
            <text:p>14.589636268</text:p>
          </table:table-cell>
          <table:table-cell office:value-type="float" office:value="1.44338926433" calcext:value-type="float">
            <text:p>1.4433892643</text:p>
          </table:table-cell>
          <table:table-cell office:value-type="float" office:value="13.1462470037" calcext:value-type="float">
            <text:p>13.1462470037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14.5896361947" calcext:value-type="float">
            <text:p>14.5896361947</text:p>
          </table:table-cell>
          <table:table-cell office:value-type="float" office:value="1.4433892598" calcext:value-type="float">
            <text:p>1.4433892598</text:p>
          </table:table-cell>
          <table:table-cell office:value-type="float" office:value="13.1462469349" calcext:value-type="float">
            <text:p>13.1462469349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14.5896361259" calcext:value-type="float">
            <text:p>14.5896361259</text:p>
          </table:table-cell>
          <table:table-cell office:value-type="float" office:value="1.44338925649" calcext:value-type="float">
            <text:p>1.4433892565</text:p>
          </table:table-cell>
          <table:table-cell office:value-type="float" office:value="13.1462468694" calcext:value-type="float">
            <text:p>13.1462468694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14.5896360656" calcext:value-type="float">
            <text:p>14.5896360656</text:p>
          </table:table-cell>
          <table:table-cell office:value-type="float" office:value="1.44338925356" calcext:value-type="float">
            <text:p>1.4433892536</text:p>
          </table:table-cell>
          <table:table-cell office:value-type="float" office:value="13.1462468121" calcext:value-type="float">
            <text:p>13.1462468121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14.5896360112" calcext:value-type="float">
            <text:p>14.5896360112</text:p>
          </table:table-cell>
          <table:table-cell office:value-type="float" office:value="1.44338925132" calcext:value-type="float">
            <text:p>1.4433892513</text:p>
          </table:table-cell>
          <table:table-cell office:value-type="float" office:value="13.1462467598" calcext:value-type="float">
            <text:p>13.1462467598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4.5896359633" calcext:value-type="float">
            <text:p>14.5896359633</text:p>
          </table:table-cell>
          <table:table-cell office:value-type="float" office:value="1.44338924902" calcext:value-type="float">
            <text:p>1.443389249</text:p>
          </table:table-cell>
          <table:table-cell office:value-type="float" office:value="13.1462467143" calcext:value-type="float">
            <text:p>13.1462467143</text:p>
          </table:table-cell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14.5896359223" calcext:value-type="float">
            <text:p>14.5896359223</text:p>
          </table:table-cell>
          <table:table-cell office:value-type="float" office:value="1.44338924809" calcext:value-type="float">
            <text:p>1.4433892481</text:p>
          </table:table-cell>
          <table:table-cell office:value-type="float" office:value="13.1462466742" calcext:value-type="float">
            <text:p>13.1462466742</text:p>
          </table:table-cell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14.5896358805" calcext:value-type="float">
            <text:p>14.5896358805</text:p>
          </table:table-cell>
          <table:table-cell office:value-type="float" office:value="1.44338924609" calcext:value-type="float">
            <text:p>1.4433892461</text:p>
          </table:table-cell>
          <table:table-cell office:value-type="float" office:value="13.1462466344" calcext:value-type="float">
            <text:p>13.1462466344</text:p>
          </table:table-cell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14.5896358462" calcext:value-type="float">
            <text:p>14.5896358462</text:p>
          </table:table-cell>
          <table:table-cell office:value-type="float" office:value="1.44338924542" calcext:value-type="float">
            <text:p>1.4433892454</text:p>
          </table:table-cell>
          <table:table-cell office:value-type="float" office:value="13.1462466008" calcext:value-type="float">
            <text:p>13.1462466008</text:p>
          </table:table-cell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14.5896358178" calcext:value-type="float">
            <text:p>14.5896358178</text:p>
          </table:table-cell>
          <table:table-cell office:value-type="float" office:value="1.44338924492" calcext:value-type="float">
            <text:p>1.4433892449</text:p>
          </table:table-cell>
          <table:table-cell office:value-type="float" office:value="13.1462465728" calcext:value-type="float">
            <text:p>13.1462465728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14.5896357913" calcext:value-type="float">
            <text:p>14.5896357913</text:p>
          </table:table-cell>
          <table:table-cell office:value-type="float" office:value="1.44338924482" calcext:value-type="float">
            <text:p>1.4433892448</text:p>
          </table:table-cell>
          <table:table-cell office:value-type="float" office:value="13.1462465465" calcext:value-type="float">
            <text:p>13.1462465465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14.5896357659" calcext:value-type="float">
            <text:p>14.5896357659</text:p>
          </table:table-cell>
          <table:table-cell office:value-type="float" office:value="1.44338924428" calcext:value-type="float">
            <text:p>1.4433892443</text:p>
          </table:table-cell>
          <table:table-cell office:value-type="float" office:value="13.1462465216" calcext:value-type="float">
            <text:p>13.1462465216</text:p>
          </table:table-cell>
        </table:table-row>
        <table:table-row table:style-name="ro1">
          <table:table-cell office:value-type="float" office:value="2.17" calcext:value-type="float">
            <text:p>2.17</text:p>
          </table:table-cell>
          <table:table-cell office:value-type="float" office:value="14.5896357466" calcext:value-type="float">
            <text:p>14.5896357466</text:p>
          </table:table-cell>
          <table:table-cell office:value-type="float" office:value="1.44338924403" calcext:value-type="float">
            <text:p>1.443389244</text:p>
          </table:table-cell>
          <table:table-cell office:value-type="float" office:value="13.1462465026" calcext:value-type="float">
            <text:p>13.1462465026</text:p>
          </table:table-cell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14.5896357291" calcext:value-type="float">
            <text:p>14.5896357291</text:p>
          </table:table-cell>
          <table:table-cell office:value-type="float" office:value="1.44338924405" calcext:value-type="float">
            <text:p>1.4433892441</text:p>
          </table:table-cell>
          <table:table-cell office:value-type="float" office:value="13.1462464851" calcext:value-type="float">
            <text:p>13.1462464851</text:p>
          </table:table-cell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14.5896357118" calcext:value-type="float">
            <text:p>14.5896357118</text:p>
          </table:table-cell>
          <table:table-cell office:value-type="float" office:value="1.44338924416" calcext:value-type="float">
            <text:p>1.4433892442</text:p>
          </table:table-cell>
          <table:table-cell office:value-type="float" office:value="13.1462464676" calcext:value-type="float">
            <text:p>13.1462464676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4.5896356981" calcext:value-type="float">
            <text:p>14.5896356981</text:p>
          </table:table-cell>
          <table:table-cell office:value-type="float" office:value="1.44338924428" calcext:value-type="float">
            <text:p>1.4433892443</text:p>
          </table:table-cell>
          <table:table-cell office:value-type="float" office:value="13.1462464538" calcext:value-type="float">
            <text:p>13.1462464538</text:p>
          </table:table-cell>
        </table:table-row>
        <table:table-row table:style-name="ro1">
          <table:table-cell office:value-type="float" office:value="2.21" calcext:value-type="float">
            <text:p>2.21</text:p>
          </table:table-cell>
          <table:table-cell office:value-type="float" office:value="14.5896356871" calcext:value-type="float">
            <text:p>14.5896356871</text:p>
          </table:table-cell>
          <table:table-cell office:value-type="float" office:value="1.44338924465" calcext:value-type="float">
            <text:p>1.4433892447</text:p>
          </table:table-cell>
          <table:table-cell office:value-type="float" office:value="13.1462464424" calcext:value-type="float">
            <text:p>13.1462464424</text:p>
          </table:table-cell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14.5896356769" calcext:value-type="float">
            <text:p>14.5896356769</text:p>
          </table:table-cell>
          <table:table-cell office:value-type="float" office:value="1.44338924477" calcext:value-type="float">
            <text:p>1.4433892448</text:p>
          </table:table-cell>
          <table:table-cell office:value-type="float" office:value="13.1462464322" calcext:value-type="float">
            <text:p>13.1462464322</text:p>
          </table:table-cell>
        </table:table-row>
        <table:table-row table:style-name="ro1">
          <table:table-cell office:value-type="float" office:value="2.23" calcext:value-type="float">
            <text:p>2.23</text:p>
          </table:table-cell>
          <table:table-cell office:value-type="float" office:value="14.5896356692" calcext:value-type="float">
            <text:p>14.5896356692</text:p>
          </table:table-cell>
          <table:table-cell office:value-type="float" office:value="1.44338924512" calcext:value-type="float">
            <text:p>1.4433892451</text:p>
          </table:table-cell>
          <table:table-cell office:value-type="float" office:value="13.1462464241" calcext:value-type="float">
            <text:p>13.1462464241</text:p>
          </table:table-cell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14.5896356628" calcext:value-type="float">
            <text:p>14.5896356628</text:p>
          </table:table-cell>
          <table:table-cell office:value-type="float" office:value="1.44338924529" calcext:value-type="float">
            <text:p>1.4433892453</text:p>
          </table:table-cell>
          <table:table-cell office:value-type="float" office:value="13.1462464175" calcext:value-type="float">
            <text:p>13.1462464175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14.5896356562" calcext:value-type="float">
            <text:p>14.5896356562</text:p>
          </table:table-cell>
          <table:table-cell office:value-type="float" office:value="1.44338924567" calcext:value-type="float">
            <text:p>1.4433892457</text:p>
          </table:table-cell>
          <table:table-cell office:value-type="float" office:value="13.1462464105" calcext:value-type="float">
            <text:p>13.1462464105</text:p>
          </table:table-cell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26.6754283712" calcext:value-type="float">
            <text:p>26.6754283712</text:p>
          </table:table-cell>
          <table:table-cell office:value-type="float" office:value="2.61009524931" calcext:value-type="float">
            <text:p>2.6100952493</text:p>
          </table:table-cell>
          <table:table-cell office:value-type="float" office:value="24.0653331219" calcext:value-type="float">
            <text:p>24.0653331219</text:p>
          </table:table-cell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26.675428276" calcext:value-type="float">
            <text:p>26.675428276</text:p>
          </table:table-cell>
          <table:table-cell office:value-type="float" office:value="2.61009522143" calcext:value-type="float">
            <text:p>2.6100952214</text:p>
          </table:table-cell>
          <table:table-cell office:value-type="float" office:value="24.0653330545" calcext:value-type="float">
            <text:p>24.0653330545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26.6754282538" calcext:value-type="float">
            <text:p>26.6754282538</text:p>
          </table:table-cell>
          <table:table-cell office:value-type="float" office:value="2.61009520498" calcext:value-type="float">
            <text:p>2.610095205</text:p>
          </table:table-cell>
          <table:table-cell office:value-type="float" office:value="24.0653330489" calcext:value-type="float">
            <text:p>24.0653330489</text:p>
          </table:table-cell>
        </table:table-row>
        <table:table-row table:style-name="ro1">
          <table:table-cell office:value-type="float" office:value="2.29" calcext:value-type="float">
            <text:p>2.29</text:p>
          </table:table-cell>
          <table:table-cell office:value-type="float" office:value="26.6754282432" calcext:value-type="float">
            <text:p>26.6754282432</text:p>
          </table:table-cell>
          <table:table-cell office:value-type="float" office:value="2.61009519398" calcext:value-type="float">
            <text:p>2.610095194</text:p>
          </table:table-cell>
          <table:table-cell office:value-type="float" office:value="24.0653330493" calcext:value-type="float">
            <text:p>24.0653330493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26.6754282413" calcext:value-type="float">
            <text:p>26.6754282413</text:p>
          </table:table-cell>
          <table:table-cell office:value-type="float" office:value="2.61009518736" calcext:value-type="float">
            <text:p>2.6100951874</text:p>
          </table:table-cell>
          <table:table-cell office:value-type="float" office:value="24.0653330539" calcext:value-type="float">
            <text:p>24.0653330539</text:p>
          </table:table-cell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26.6754282394" calcext:value-type="float">
            <text:p>26.6754282394</text:p>
          </table:table-cell>
          <table:table-cell office:value-type="float" office:value="2.61009518311" calcext:value-type="float">
            <text:p>2.6100951831</text:p>
          </table:table-cell>
          <table:table-cell office:value-type="float" office:value="24.0653330563" calcext:value-type="float">
            <text:p>24.0653330563</text:p>
          </table:table-cell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26.6754282453" calcext:value-type="float">
            <text:p>26.6754282453</text:p>
          </table:table-cell>
          <table:table-cell office:value-type="float" office:value="2.61009518098" calcext:value-type="float">
            <text:p>2.610095181</text:p>
          </table:table-cell>
          <table:table-cell office:value-type="float" office:value="24.0653330643" calcext:value-type="float">
            <text:p>24.0653330643</text:p>
          </table:table-cell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26.6754282501" calcext:value-type="float">
            <text:p>26.6754282501</text:p>
          </table:table-cell>
          <table:table-cell office:value-type="float" office:value="2.61009518072" calcext:value-type="float">
            <text:p>2.6100951807</text:p>
          </table:table-cell>
          <table:table-cell office:value-type="float" office:value="24.0653330694" calcext:value-type="float">
            <text:p>24.0653330694</text:p>
          </table:table-cell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6.6754282628" calcext:value-type="float">
            <text:p>26.6754282628</text:p>
          </table:table-cell>
          <table:table-cell office:value-type="float" office:value="2.61009518143" calcext:value-type="float">
            <text:p>2.6100951814</text:p>
          </table:table-cell>
          <table:table-cell office:value-type="float" office:value="24.0653330814" calcext:value-type="float">
            <text:p>24.0653330814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6.6754282745" calcext:value-type="float">
            <text:p>26.6754282745</text:p>
          </table:table-cell>
          <table:table-cell office:value-type="float" office:value="2.61009518286" calcext:value-type="float">
            <text:p>2.6100951829</text:p>
          </table:table-cell>
          <table:table-cell office:value-type="float" office:value="24.0653330916" calcext:value-type="float">
            <text:p>24.0653330916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26.6754282928" calcext:value-type="float">
            <text:p>26.6754282928</text:p>
          </table:table-cell>
          <table:table-cell office:value-type="float" office:value="2.61009518603" calcext:value-type="float">
            <text:p>2.610095186</text:p>
          </table:table-cell>
          <table:table-cell office:value-type="float" office:value="24.0653331068" calcext:value-type="float">
            <text:p>24.0653331068</text:p>
          </table:table-cell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26.6754283142" calcext:value-type="float">
            <text:p>26.6754283142</text:p>
          </table:table-cell>
          <table:table-cell office:value-type="float" office:value="2.61009518994" calcext:value-type="float">
            <text:p>2.6100951899</text:p>
          </table:table-cell>
          <table:table-cell office:value-type="float" office:value="24.0653331242" calcext:value-type="float">
            <text:p>24.0653331242</text:p>
          </table:table-cell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26.6754283363" calcext:value-type="float">
            <text:p>26.6754283363</text:p>
          </table:table-cell>
          <table:table-cell office:value-type="float" office:value="2.61009519407" calcext:value-type="float">
            <text:p>2.6100951941</text:p>
          </table:table-cell>
          <table:table-cell office:value-type="float" office:value="24.0653331422" calcext:value-type="float">
            <text:p>24.0653331422</text:p>
          </table:table-cell>
        </table:table-row>
        <table:table-row table:style-name="ro1">
          <table:table-cell office:value-type="float" office:value="2.39" calcext:value-type="float">
            <text:p>2.39</text:p>
          </table:table-cell>
          <table:table-cell office:value-type="float" office:value="26.6754283628" calcext:value-type="float">
            <text:p>26.6754283628</text:p>
          </table:table-cell>
          <table:table-cell office:value-type="float" office:value="2.61009519995" calcext:value-type="float">
            <text:p>2.6100952</text:p>
          </table:table-cell>
          <table:table-cell office:value-type="float" office:value="24.0653331628" calcext:value-type="float">
            <text:p>24.0653331628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26.6754283918" calcext:value-type="float">
            <text:p>26.6754283918</text:p>
          </table:table-cell>
          <table:table-cell office:value-type="float" office:value="2.61009520602" calcext:value-type="float">
            <text:p>2.610095206</text:p>
          </table:table-cell>
          <table:table-cell office:value-type="float" office:value="24.0653331858" calcext:value-type="float">
            <text:p>24.0653331858</text:p>
          </table:table-cell>
        </table:table-row>
        <table:table-row table:style-name="ro1">
          <table:table-cell office:value-type="float" office:value="2.41" calcext:value-type="float">
            <text:p>2.41</text:p>
          </table:table-cell>
          <table:table-cell office:value-type="float" office:value="26.6754284197" calcext:value-type="float">
            <text:p>26.6754284197</text:p>
          </table:table-cell>
          <table:table-cell office:value-type="float" office:value="2.61009521249" calcext:value-type="float">
            <text:p>2.6100952125</text:p>
          </table:table-cell>
          <table:table-cell office:value-type="float" office:value="24.0653332072" calcext:value-type="float">
            <text:p>24.0653332072</text:p>
          </table:table-cell>
        </table:table-row>
        <table:table-row table:style-name="ro1">
          <table:table-cell office:value-type="float" office:value="2.42" calcext:value-type="float">
            <text:p>2.42</text:p>
          </table:table-cell>
          <table:table-cell office:value-type="float" office:value="26.6754284503" calcext:value-type="float">
            <text:p>26.6754284503</text:p>
          </table:table-cell>
          <table:table-cell office:value-type="float" office:value="2.61009521964" calcext:value-type="float">
            <text:p>2.6100952196</text:p>
          </table:table-cell>
          <table:table-cell office:value-type="float" office:value="24.0653332307" calcext:value-type="float">
            <text:p>24.0653332307</text:p>
          </table:table-cell>
        </table:table-row>
        <table:table-row table:style-name="ro1">
          <table:table-cell office:value-type="float" office:value="2.43" calcext:value-type="float">
            <text:p>2.43</text:p>
          </table:table-cell>
          <table:table-cell office:value-type="float" office:value="26.6754284883" calcext:value-type="float">
            <text:p>26.6754284883</text:p>
          </table:table-cell>
          <table:table-cell office:value-type="float" office:value="2.61009522661" calcext:value-type="float">
            <text:p>2.6100952266</text:p>
          </table:table-cell>
          <table:table-cell office:value-type="float" office:value="24.0653332617" calcext:value-type="float">
            <text:p>24.0653332617</text:p>
          </table:table-cell>
        </table:table-row>
        <table:table-row table:style-name="ro1">
          <table:table-cell office:value-type="float" office:value="2.44" calcext:value-type="float">
            <text:p>2.44</text:p>
          </table:table-cell>
          <table:table-cell office:value-type="float" office:value="26.6754285242" calcext:value-type="float">
            <text:p>26.6754285242</text:p>
          </table:table-cell>
          <table:table-cell office:value-type="float" office:value="2.61009523405" calcext:value-type="float">
            <text:p>2.6100952341</text:p>
          </table:table-cell>
          <table:table-cell office:value-type="float" office:value="24.0653332901" calcext:value-type="float">
            <text:p>24.0653332901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26.6754285606" calcext:value-type="float">
            <text:p>26.6754285606</text:p>
          </table:table-cell>
          <table:table-cell office:value-type="float" office:value="2.61009524306" calcext:value-type="float">
            <text:p>2.6100952431</text:p>
          </table:table-cell>
          <table:table-cell office:value-type="float" office:value="24.0653333176" calcext:value-type="float">
            <text:p>24.0653333176</text:p>
          </table:table-cell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26.6754286007" calcext:value-type="float">
            <text:p>26.6754286007</text:p>
          </table:table-cell>
          <table:table-cell office:value-type="float" office:value="2.61009525172" calcext:value-type="float">
            <text:p>2.6100952517</text:p>
          </table:table-cell>
          <table:table-cell office:value-type="float" office:value="24.065333349" calcext:value-type="float">
            <text:p>24.065333349</text:p>
          </table:table-cell>
        </table:table-row>
        <table:table-row table:style-name="ro1">
          <table:table-cell office:value-type="float" office:value="2.47" calcext:value-type="float">
            <text:p>2.47</text:p>
          </table:table-cell>
          <table:table-cell office:value-type="float" office:value="26.6754286404" calcext:value-type="float">
            <text:p>26.6754286404</text:p>
          </table:table-cell>
          <table:table-cell office:value-type="float" office:value="2.61009526106" calcext:value-type="float">
            <text:p>2.6100952611</text:p>
          </table:table-cell>
          <table:table-cell office:value-type="float" office:value="24.0653333793" calcext:value-type="float">
            <text:p>24.0653333793</text:p>
          </table:table-cell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26.6754286764" calcext:value-type="float">
            <text:p>26.6754286764</text:p>
          </table:table-cell>
          <table:table-cell office:value-type="float" office:value="2.61009527036" calcext:value-type="float">
            <text:p>2.6100952704</text:p>
          </table:table-cell>
          <table:table-cell office:value-type="float" office:value="24.065333406" calcext:value-type="float">
            <text:p>24.065333406</text:p>
          </table:table-cell>
        </table:table-row>
        <table:table-row table:style-name="ro1">
          <table:table-cell office:value-type="float" office:value="2.49" calcext:value-type="float">
            <text:p>2.49</text:p>
          </table:table-cell>
          <table:table-cell office:value-type="float" office:value="26.675428724" calcext:value-type="float">
            <text:p>26.675428724</text:p>
          </table:table-cell>
          <table:table-cell office:value-type="float" office:value="2.61009528038" calcext:value-type="float">
            <text:p>2.6100952804</text:p>
          </table:table-cell>
          <table:table-cell office:value-type="float" office:value="24.0653334436" calcext:value-type="float">
            <text:p>24.0653334436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5.0120261221" calcext:value-type="float">
            <text:p>15.0120261221</text:p>
          </table:table-cell>
          <table:table-cell office:value-type="float" office:value="1.65458446596" calcext:value-type="float">
            <text:p>1.654584466</text:p>
          </table:table-cell>
          <table:table-cell office:value-type="float" office:value="13.3574416561" calcext:value-type="float">
            <text:p>13.35744165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00/00/0000</text:date>, <text:time style:data-style-name="N2" text:time-value="12:24:03.6535962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6T12:31:58.851432582</dc:date>
    <meta:editing-duration>PT2H18M21S</meta:editing-duration>
    <meta:editing-cycles>2</meta:editing-cycles>
    <meta:generator>LibreOffice/5.1.6.2$Linux_X86_64 LibreOffice_project/10m0$Build-2</meta:generator>
    <meta:document-statistic meta:table-count="1" meta:cell-count="10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387cm" svg:y="0.316cm" chart:style-name="ch2">
          <text:p>28.57% Impedance Mismatch m=1.0 n=0.5 tau=eps=0.5</text:p>
        </chart:title>
        <chart:subtitle svg:x="6.355cm" svg:y="1.275cm" chart:style-name="ch3">
          <text:p>Right-Going Wave</text:p>
        </chart:subtitle>
        <chart:legend chart:legend-position="end" svg:x="12.777cm" svg:y="3.703cm" style:legend-expansion="high" chart:style-name="ch4"/>
        <chart:plot-area chart:style-name="ch5" table:cell-range-address="EnergyVals.A1:EnergyVals.D251" chart:data-source-has-labels="both" svg:x="1.331cm" svg:y="2.138cm" svg:width="11.126cm" svg:height="5.701cm">
          <chartooo:coordinate-region svg:x="1.952cm" svg:y="2.337cm" svg:width="10.505cm" svg:height="5.208cm"/>
          <chart:axis chart:dimension="x" chart:name="primary-x" chart:style-name="ch6" chartooo:axis-type="auto">
            <chartooo:date-scale/>
            <chart:title svg:x="6.493cm" svg:y="8.019cm" chart:style-name="ch7">
              <text:p>Time</text:p>
            </chart:title>
            <chart:categories table:cell-range-address="EnergyVals.A1:EnergyVals.A251"/>
          </chart:axis>
          <chart:axis chart:dimension="y" chart:name="primary-y" chart:style-name="ch6">
            <chart:title svg:x="0.451cm" svg:y="5.561cm" chart:style-name="ch8">
              <text:p>Energy</text:p>
            </chart:title>
            <chart:grid chart:style-name="ch9" chart:class="major"/>
          </chart:axis>
          <chart:series chart:style-name="ch10" chart:values-cell-range-address="EnergyVals.B1:EnergyVals.B251" loext:label-string="energy" chart:class="chart:line">
            <chart:data-point chart:repeated="251"/>
          </chart:series>
          <chart:series chart:style-name="ch11" chart:values-cell-range-address="EnergyVals.C1:EnergyVals.C251" loext:label-string="left_energy" chart:class="chart:line">
            <chart:data-point chart:repeated="251"/>
          </chart:series>
          <chart:series chart:style-name="ch12" chart:values-cell-range-address="EnergyVals.D1:EnergyVals.D251" loext:label-string="right_energy" chart:class="chart:line">
            <chart:data-point chart:repeated="25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ergy</text:p>
              </table:table-cell>
              <table:table-cell office:value-type="string">
                <text:p>left_energy</text:p>
              </table:table-cell>
              <table:table-cell office:value-type="string">
                <text:p>right_energy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EnergyVals.A1:EnergyVals.A251</svg:desc>
                </draw:g>
              </table:table-cell>
              <table:table-cell office:value-type="float" office:value="11.7028555052">
                <text:p>11.7028555052</text:p>
                <draw:g>
                  <svg:desc>EnergyVals.B1:EnergyVals.B251</svg:desc>
                </draw:g>
              </table:table-cell>
              <table:table-cell office:value-type="float" office:value="-3.06648038278E-017">
                <text:p>-3.06648038278E-017</text:p>
                <draw:g>
                  <svg:desc>EnergyVals.C1:EnergyVals.C251</svg:desc>
                </draw:g>
              </table:table-cell>
              <table:table-cell office:value-type="float" office:value="11.7028555052">
                <text:p>11.7028555052</text:p>
                <draw:g>
                  <svg:desc>EnergyVals.D1:EnergyVals.D251</svg:desc>
                </draw:g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11.7028555235">
                <text:p>11.7028555235</text:p>
              </table:table-cell>
              <table:table-cell office:value-type="float" office:value="-2.44096226773E-017">
                <text:p>-2.44096226773E-017</text:p>
              </table:table-cell>
              <table:table-cell office:value-type="float" office:value="11.7028555235">
                <text:p>11.7028555235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11.7028555416">
                <text:p>11.7028555416</text:p>
              </table:table-cell>
              <table:table-cell office:value-type="float" office:value="-3.29455267519E-017">
                <text:p>-3.29455267519E-017</text:p>
              </table:table-cell>
              <table:table-cell office:value-type="float" office:value="11.7028555416">
                <text:p>11.7028555416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11.7028555599">
                <text:p>11.7028555599</text:p>
              </table:table-cell>
              <table:table-cell office:value-type="float" office:value="-2.61228817076E-017">
                <text:p>-2.61228817076E-017</text:p>
              </table:table-cell>
              <table:table-cell office:value-type="float" office:value="11.7028555599">
                <text:p>11.7028555599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11.7028555793">
                <text:p>11.7028555793</text:p>
              </table:table-cell>
              <table:table-cell office:value-type="float" office:value="-3.9721551699E-017">
                <text:p>-3.9721551699E-017</text:p>
              </table:table-cell>
              <table:table-cell office:value-type="float" office:value="11.7028555793">
                <text:p>11.7028555793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11.7028555998">
                <text:p>11.7028555998</text:p>
              </table:table-cell>
              <table:table-cell office:value-type="float" office:value="-2.54515632834E-017">
                <text:p>-2.54515632834E-017</text:p>
              </table:table-cell>
              <table:table-cell office:value-type="float" office:value="11.7028555998">
                <text:p>11.7028555998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11.7028556204">
                <text:p>11.7028556204</text:p>
              </table:table-cell>
              <table:table-cell office:value-type="float" office:value="-8.53269396219E-018">
                <text:p>-8.53269396219E-018</text:p>
              </table:table-cell>
              <table:table-cell office:value-type="float" office:value="11.7028556204">
                <text:p>11.7028556204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11.7028556424">
                <text:p>11.7028556424</text:p>
              </table:table-cell>
              <table:table-cell office:value-type="float" office:value="-3.50172080493E-017">
                <text:p>-3.50172080493E-017</text:p>
              </table:table-cell>
              <table:table-cell office:value-type="float" office:value="11.7028556424">
                <text:p>11.7028556424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11.7028556644">
                <text:p>11.7028556644</text:p>
              </table:table-cell>
              <table:table-cell office:value-type="float" office:value="-2.54658322752E-017">
                <text:p>-2.54658322752E-017</text:p>
              </table:table-cell>
              <table:table-cell office:value-type="float" office:value="11.7028556644">
                <text:p>11.7028556644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11.7028556865">
                <text:p>11.7028556865</text:p>
              </table:table-cell>
              <table:table-cell office:value-type="float" office:value="-1.88204379422E-017">
                <text:p>-1.88204379422E-017</text:p>
              </table:table-cell>
              <table:table-cell office:value-type="float" office:value="11.7028556865">
                <text:p>11.7028556865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11.7028557088">
                <text:p>11.7028557088</text:p>
              </table:table-cell>
              <table:table-cell office:value-type="float" office:value="-2.85604117354E-017">
                <text:p>-2.85604117354E-017</text:p>
              </table:table-cell>
              <table:table-cell office:value-type="float" office:value="11.7028557088">
                <text:p>11.7028557088</text:p>
              </table:table-cell>
            </table:table-row>
            <table:table-row>
              <table:table-cell office:value-type="float" office:value="0.11">
                <text:p>0.11</text:p>
              </table:table-cell>
              <table:table-cell office:value-type="float" office:value="11.7028557323">
                <text:p>11.7028557323</text:p>
              </table:table-cell>
              <table:table-cell office:value-type="float" office:value="-1.06072639782E-017">
                <text:p>-1.06072639782E-017</text:p>
              </table:table-cell>
              <table:table-cell office:value-type="float" office:value="11.7028557323">
                <text:p>11.7028557323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11.7028557554">
                <text:p>11.7028557554</text:p>
              </table:table-cell>
              <table:table-cell office:value-type="float" office:value="-3.21522111707E-017">
                <text:p>-3.21522111707E-017</text:p>
              </table:table-cell>
              <table:table-cell office:value-type="float" office:value="11.7028557554">
                <text:p>11.7028557554</text:p>
              </table:table-cell>
            </table:table-row>
            <table:table-row>
              <table:table-cell office:value-type="float" office:value="0.13">
                <text:p>0.13</text:p>
              </table:table-cell>
              <table:table-cell office:value-type="float" office:value="11.7028557782">
                <text:p>11.7028557782</text:p>
              </table:table-cell>
              <table:table-cell office:value-type="float" office:value="-2.51853035989E-017">
                <text:p>-2.51853035989E-017</text:p>
              </table:table-cell>
              <table:table-cell office:value-type="float" office:value="11.7028557782">
                <text:p>11.7028557782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11.7028558011">
                <text:p>11.7028558011</text:p>
              </table:table-cell>
              <table:table-cell office:value-type="float" office:value="-2.7372132965E-017">
                <text:p>-2.7372132965E-017</text:p>
              </table:table-cell>
              <table:table-cell office:value-type="float" office:value="11.7028558011">
                <text:p>11.7028558011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11.7028558252">
                <text:p>11.7028558252</text:p>
              </table:table-cell>
              <table:table-cell office:value-type="float" office:value="-1.31213496232E-017">
                <text:p>-1.31213496232E-017</text:p>
              </table:table-cell>
              <table:table-cell office:value-type="float" office:value="11.7028558252">
                <text:p>11.7028558252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11.7028558492">
                <text:p>11.7028558492</text:p>
              </table:table-cell>
              <table:table-cell office:value-type="float" office:value="-1.24293056496E-017">
                <text:p>-1.24293056496E-017</text:p>
              </table:table-cell>
              <table:table-cell office:value-type="float" office:value="11.7028558492">
                <text:p>11.7028558492</text:p>
              </table:table-cell>
            </table:table-row>
            <table:table-row>
              <table:table-cell office:value-type="float" office:value="0.17">
                <text:p>0.17</text:p>
              </table:table-cell>
              <table:table-cell office:value-type="float" office:value="11.7028558732">
                <text:p>11.7028558732</text:p>
              </table:table-cell>
              <table:table-cell office:value-type="float" office:value="-1.70469087542E-017">
                <text:p>-1.70469087542E-017</text:p>
              </table:table-cell>
              <table:table-cell office:value-type="float" office:value="11.7028558732">
                <text:p>11.7028558732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11.7028558977">
                <text:p>11.7028558977</text:p>
              </table:table-cell>
              <table:table-cell office:value-type="float" office:value="-1.61944842399E-017">
                <text:p>-1.61944842399E-017</text:p>
              </table:table-cell>
              <table:table-cell office:value-type="float" office:value="11.7028558977">
                <text:p>11.7028558977</text:p>
              </table:table-cell>
            </table:table-row>
            <table:table-row>
              <table:table-cell office:value-type="float" office:value="0.19">
                <text:p>0.19</text:p>
              </table:table-cell>
              <table:table-cell office:value-type="float" office:value="11.7028559226">
                <text:p>11.7028559226</text:p>
              </table:table-cell>
              <table:table-cell office:value-type="float" office:value="-3.46107016033E-017">
                <text:p>-3.46107016033E-017</text:p>
              </table:table-cell>
              <table:table-cell office:value-type="float" office:value="11.7028559226">
                <text:p>11.7028559226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1.7028559473">
                <text:p>11.7028559473</text:p>
              </table:table-cell>
              <table:table-cell office:value-type="float" office:value="-2.75974701303E-017">
                <text:p>-2.75974701303E-017</text:p>
              </table:table-cell>
              <table:table-cell office:value-type="float" office:value="11.7028559473">
                <text:p>11.7028559473</text:p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11.7028559721">
                <text:p>11.7028559721</text:p>
              </table:table-cell>
              <table:table-cell office:value-type="float" office:value="-3.24807725278E-017">
                <text:p>-3.24807725278E-017</text:p>
              </table:table-cell>
              <table:table-cell office:value-type="float" office:value="11.7028559721">
                <text:p>11.7028559721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11.7028559979">
                <text:p>11.7028559979</text:p>
              </table:table-cell>
              <table:table-cell office:value-type="float" office:value="-3.37275141498E-017">
                <text:p>-3.37275141498E-017</text:p>
              </table:table-cell>
              <table:table-cell office:value-type="float" office:value="11.7028559979">
                <text:p>11.7028559979</text:p>
              </table:table-cell>
            </table:table-row>
            <table:table-row>
              <table:table-cell office:value-type="float" office:value="0.23">
                <text:p>0.23</text:p>
              </table:table-cell>
              <table:table-cell office:value-type="float" office:value="11.7028560227">
                <text:p>11.7028560227</text:p>
              </table:table-cell>
              <table:table-cell office:value-type="float" office:value="-3.902011555E-017">
                <text:p>-3.902011555E-017</text:p>
              </table:table-cell>
              <table:table-cell office:value-type="float" office:value="11.7028560227">
                <text:p>11.7028560227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11.702856048">
                <text:p>11.702856048</text:p>
              </table:table-cell>
              <table:table-cell office:value-type="float" office:value="-1.04530834503E-017">
                <text:p>-1.04530834503E-017</text:p>
              </table:table-cell>
              <table:table-cell office:value-type="float" office:value="11.702856048">
                <text:p>11.702856048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1.7028560737">
                <text:p>11.7028560737</text:p>
              </table:table-cell>
              <table:table-cell office:value-type="float" office:value="-1.85587920208E-017">
                <text:p>-1.85587920208E-017</text:p>
              </table:table-cell>
              <table:table-cell office:value-type="float" office:value="11.7028560737">
                <text:p>11.7028560737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22.6812497152">
                <text:p>22.6812497152</text:p>
              </table:table-cell>
              <table:table-cell office:value-type="float" office:value="0.613006737926">
                <text:p>0.613006737926</text:p>
              </table:table-cell>
              <table:table-cell office:value-type="float" office:value="22.0682429773">
                <text:p>22.0682429773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22.6812498007">
                <text:p>22.6812498007</text:p>
              </table:table-cell>
              <table:table-cell office:value-type="float" office:value="0.613006733911">
                <text:p>0.613006733911</text:p>
              </table:table-cell>
              <table:table-cell office:value-type="float" office:value="22.0682430668">
                <text:p>22.0682430668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22.6812498876">
                <text:p>22.6812498876</text:p>
              </table:table-cell>
              <table:table-cell office:value-type="float" office:value="0.613006731438">
                <text:p>0.613006731438</text:p>
              </table:table-cell>
              <table:table-cell office:value-type="float" office:value="22.0682431562">
                <text:p>22.0682431562</text:p>
              </table:table-cell>
            </table:table-row>
            <table:table-row>
              <table:table-cell office:value-type="float" office:value="0.29">
                <text:p>0.29</text:p>
              </table:table-cell>
              <table:table-cell office:value-type="float" office:value="22.6812499761">
                <text:p>22.6812499761</text:p>
              </table:table-cell>
              <table:table-cell office:value-type="float" office:value="0.613006729681">
                <text:p>0.613006729681</text:p>
              </table:table-cell>
              <table:table-cell office:value-type="float" office:value="22.0682432464">
                <text:p>22.0682432464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22.6812500691">
                <text:p>22.6812500691</text:p>
              </table:table-cell>
              <table:table-cell office:value-type="float" office:value="0.613006728848">
                <text:p>0.613006728848</text:p>
              </table:table-cell>
              <table:table-cell office:value-type="float" office:value="22.0682433402">
                <text:p>22.0682433402</text:p>
              </table:table-cell>
            </table:table-row>
            <table:table-row>
              <table:table-cell office:value-type="float" office:value="0.31">
                <text:p>0.31</text:p>
              </table:table-cell>
              <table:table-cell office:value-type="float" office:value="22.6812501612">
                <text:p>22.6812501612</text:p>
              </table:table-cell>
              <table:table-cell office:value-type="float" office:value="0.613006728383">
                <text:p>0.613006728383</text:p>
              </table:table-cell>
              <table:table-cell office:value-type="float" office:value="22.0682434328">
                <text:p>22.0682434328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22.6812502581">
                <text:p>22.6812502581</text:p>
              </table:table-cell>
              <table:table-cell office:value-type="float" office:value="0.6130067286">
                <text:p>0.6130067286</text:p>
              </table:table-cell>
              <table:table-cell office:value-type="float" office:value="22.0682435295">
                <text:p>22.0682435295</text:p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22.681250351">
                <text:p>22.681250351</text:p>
              </table:table-cell>
              <table:table-cell office:value-type="float" office:value="0.613006728828">
                <text:p>0.613006728828</text:p>
              </table:table-cell>
              <table:table-cell office:value-type="float" office:value="22.0682436222">
                <text:p>22.0682436222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22.681250447">
                <text:p>22.681250447</text:p>
              </table:table-cell>
              <table:table-cell office:value-type="float" office:value="0.613006729421">
                <text:p>0.613006729421</text:p>
              </table:table-cell>
              <table:table-cell office:value-type="float" office:value="22.0682437176">
                <text:p>22.0682437176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22.6812505438">
                <text:p>22.6812505438</text:p>
              </table:table-cell>
              <table:table-cell office:value-type="float" office:value="0.613006730389">
                <text:p>0.613006730389</text:p>
              </table:table-cell>
              <table:table-cell office:value-type="float" office:value="22.0682438134">
                <text:p>22.0682438134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22.6812506398">
                <text:p>22.6812506398</text:p>
              </table:table-cell>
              <table:table-cell office:value-type="float" office:value="0.613006731464">
                <text:p>0.613006731464</text:p>
              </table:table-cell>
              <table:table-cell office:value-type="float" office:value="22.0682439083">
                <text:p>22.0682439083</text:p>
              </table:table-cell>
            </table:table-row>
            <table:table-row>
              <table:table-cell office:value-type="float" office:value="0.37">
                <text:p>0.37</text:p>
              </table:table-cell>
              <table:table-cell office:value-type="float" office:value="22.6812507376">
                <text:p>22.6812507376</text:p>
              </table:table-cell>
              <table:table-cell office:value-type="float" office:value="0.613006732727">
                <text:p>0.613006732727</text:p>
              </table:table-cell>
              <table:table-cell office:value-type="float" office:value="22.0682440049">
                <text:p>22.0682440049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22.6812508351">
                <text:p>22.6812508351</text:p>
              </table:table-cell>
              <table:table-cell office:value-type="float" office:value="0.613006734166">
                <text:p>0.613006734166</text:p>
              </table:table-cell>
              <table:table-cell office:value-type="float" office:value="22.068244101">
                <text:p>22.068244101</text:p>
              </table:table-cell>
            </table:table-row>
            <table:table-row>
              <table:table-cell office:value-type="float" office:value="0.39">
                <text:p>0.39</text:p>
              </table:table-cell>
              <table:table-cell office:value-type="float" office:value="22.6812509327">
                <text:p>22.6812509327</text:p>
              </table:table-cell>
              <table:table-cell office:value-type="float" office:value="0.613006735786">
                <text:p>0.613006735786</text:p>
              </table:table-cell>
              <table:table-cell office:value-type="float" office:value="22.0682441969">
                <text:p>22.0682441969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22.6812510294">
                <text:p>22.6812510294</text:p>
              </table:table-cell>
              <table:table-cell office:value-type="float" office:value="0.613006737545">
                <text:p>0.613006737545</text:p>
              </table:table-cell>
              <table:table-cell office:value-type="float" office:value="22.0682442919">
                <text:p>22.0682442919</text:p>
              </table:table-cell>
            </table:table-row>
            <table:table-row>
              <table:table-cell office:value-type="float" office:value="0.41">
                <text:p>0.41</text:p>
              </table:table-cell>
              <table:table-cell office:value-type="float" office:value="22.6812511277">
                <text:p>22.6812511277</text:p>
              </table:table-cell>
              <table:table-cell office:value-type="float" office:value="0.613006739329">
                <text:p>0.613006739329</text:p>
              </table:table-cell>
              <table:table-cell office:value-type="float" office:value="22.0682443884">
                <text:p>22.0682443884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22.6812512249">
                <text:p>22.6812512249</text:p>
              </table:table-cell>
              <table:table-cell office:value-type="float" office:value="0.613006741253">
                <text:p>0.613006741253</text:p>
              </table:table-cell>
              <table:table-cell office:value-type="float" office:value="22.0682444836">
                <text:p>22.0682444836</text:p>
              </table:table-cell>
            </table:table-row>
            <table:table-row>
              <table:table-cell office:value-type="float" office:value="0.43">
                <text:p>0.43</text:p>
              </table:table-cell>
              <table:table-cell office:value-type="float" office:value="22.6812513241">
                <text:p>22.6812513241</text:p>
              </table:table-cell>
              <table:table-cell office:value-type="float" office:value="0.613006743143">
                <text:p>0.613006743143</text:p>
              </table:table-cell>
              <table:table-cell office:value-type="float" office:value="22.068244581">
                <text:p>22.068244581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22.6812514228">
                <text:p>22.6812514228</text:p>
              </table:table-cell>
              <table:table-cell office:value-type="float" office:value="0.613006745269">
                <text:p>0.613006745269</text:p>
              </table:table-cell>
              <table:table-cell office:value-type="float" office:value="22.0682446776">
                <text:p>22.0682446776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22.6812515216">
                <text:p>22.6812515216</text:p>
              </table:table-cell>
              <table:table-cell office:value-type="float" office:value="0.613006747444">
                <text:p>0.613006747444</text:p>
              </table:table-cell>
              <table:table-cell office:value-type="float" office:value="22.0682447741">
                <text:p>22.0682447741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22.6812516213">
                <text:p>22.6812516213</text:p>
              </table:table-cell>
              <table:table-cell office:value-type="float" office:value="0.613006749584">
                <text:p>0.613006749584</text:p>
              </table:table-cell>
              <table:table-cell office:value-type="float" office:value="22.0682448717">
                <text:p>22.0682448717</text:p>
              </table:table-cell>
            </table:table-row>
            <table:table-row>
              <table:table-cell office:value-type="float" office:value="0.47">
                <text:p>0.47</text:p>
              </table:table-cell>
              <table:table-cell office:value-type="float" office:value="22.6812517209">
                <text:p>22.6812517209</text:p>
              </table:table-cell>
              <table:table-cell office:value-type="float" office:value="0.613006751789">
                <text:p>0.613006751789</text:p>
              </table:table-cell>
              <table:table-cell office:value-type="float" office:value="22.0682449691">
                <text:p>22.0682449691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22.6812518227">
                <text:p>22.6812518227</text:p>
              </table:table-cell>
              <table:table-cell office:value-type="float" office:value="0.613006754034">
                <text:p>0.613006754034</text:p>
              </table:table-cell>
              <table:table-cell office:value-type="float" office:value="22.0682450687">
                <text:p>22.0682450687</text:p>
              </table:table-cell>
            </table:table-row>
            <table:table-row>
              <table:table-cell office:value-type="float" office:value="0.49">
                <text:p>0.49</text:p>
              </table:table-cell>
              <table:table-cell office:value-type="float" office:value="22.6812519231">
                <text:p>22.6812519231</text:p>
              </table:table-cell>
              <table:table-cell office:value-type="float" office:value="0.613006756306">
                <text:p>0.613006756306</text:p>
              </table:table-cell>
              <table:table-cell office:value-type="float" office:value="22.0682451668">
                <text:p>22.0682451668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3.0785401286">
                <text:p>13.0785401286</text:p>
              </table:table-cell>
              <table:table-cell office:value-type="float" office:value="0.687841380386">
                <text:p>0.687841380386</text:p>
              </table:table-cell>
              <table:table-cell office:value-type="float" office:value="12.3906987482">
                <text:p>12.3906987482</text:p>
              </table:table-cell>
            </table:table-row>
            <table:table-row>
              <table:table-cell office:value-type="float" office:value="0.51">
                <text:p>0.51</text:p>
              </table:table-cell>
              <table:table-cell office:value-type="float" office:value="13.0785401506">
                <text:p>13.0785401506</text:p>
              </table:table-cell>
              <table:table-cell office:value-type="float" office:value="0.687841374636">
                <text:p>0.687841374636</text:p>
              </table:table-cell>
              <table:table-cell office:value-type="float" office:value="12.390698776">
                <text:p>12.390698776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13.0785401767">
                <text:p>13.0785401767</text:p>
              </table:table-cell>
              <table:table-cell office:value-type="float" office:value="0.68784137175">
                <text:p>0.68784137175</text:p>
              </table:table-cell>
              <table:table-cell office:value-type="float" office:value="12.3906988049">
                <text:p>12.3906988049</text:p>
              </table:table-cell>
            </table:table-row>
            <table:table-row>
              <table:table-cell office:value-type="float" office:value="0.53">
                <text:p>0.53</text:p>
              </table:table-cell>
              <table:table-cell office:value-type="float" office:value="13.0785402028">
                <text:p>13.0785402028</text:p>
              </table:table-cell>
              <table:table-cell office:value-type="float" office:value="0.687841369587">
                <text:p>0.687841369587</text:p>
              </table:table-cell>
              <table:table-cell office:value-type="float" office:value="12.3906988333">
                <text:p>12.3906988333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13.0785402321">
                <text:p>13.0785402321</text:p>
              </table:table-cell>
              <table:table-cell office:value-type="float" office:value="0.687841368427">
                <text:p>0.687841368427</text:p>
              </table:table-cell>
              <table:table-cell office:value-type="float" office:value="12.3906988637">
                <text:p>12.3906988637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13.0785402593">
                <text:p>13.0785402593</text:p>
              </table:table-cell>
              <table:table-cell office:value-type="float" office:value="0.687841367227">
                <text:p>0.687841367227</text:p>
              </table:table-cell>
              <table:table-cell office:value-type="float" office:value="12.390698892">
                <text:p>12.390698892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13.0785402904">
                <text:p>13.0785402904</text:p>
              </table:table-cell>
              <table:table-cell office:value-type="float" office:value="0.687841366507">
                <text:p>0.687841366507</text:p>
              </table:table-cell>
              <table:table-cell office:value-type="float" office:value="12.3906989238">
                <text:p>12.3906989238</text:p>
              </table:table-cell>
            </table:table-row>
            <table:table-row>
              <table:table-cell office:value-type="float" office:value="0.57">
                <text:p>0.57</text:p>
              </table:table-cell>
              <table:table-cell office:value-type="float" office:value="13.0785403188">
                <text:p>13.0785403188</text:p>
              </table:table-cell>
              <table:table-cell office:value-type="float" office:value="0.687841365869">
                <text:p>0.687841365869</text:p>
              </table:table-cell>
              <table:table-cell office:value-type="float" office:value="12.3906989529">
                <text:p>12.3906989529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13.0785403483">
                <text:p>13.0785403483</text:p>
              </table:table-cell>
              <table:table-cell office:value-type="float" office:value="0.687841365207">
                <text:p>0.687841365207</text:p>
              </table:table-cell>
              <table:table-cell office:value-type="float" office:value="12.3906989831">
                <text:p>12.3906989831</text:p>
              </table:table-cell>
            </table:table-row>
            <table:table-row>
              <table:table-cell office:value-type="float" office:value="0.59">
                <text:p>0.59</text:p>
              </table:table-cell>
              <table:table-cell office:value-type="float" office:value="13.0785403796">
                <text:p>13.0785403796</text:p>
              </table:table-cell>
              <table:table-cell office:value-type="float" office:value="0.687841364884">
                <text:p>0.687841364884</text:p>
              </table:table-cell>
              <table:table-cell office:value-type="float" office:value="12.3906990147">
                <text:p>12.3906990147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3.0785404064">
                <text:p>13.0785404064</text:p>
              </table:table-cell>
              <table:table-cell office:value-type="float" office:value="0.687841364411">
                <text:p>0.687841364411</text:p>
              </table:table-cell>
              <table:table-cell office:value-type="float" office:value="12.390699042">
                <text:p>12.390699042</text:p>
              </table:table-cell>
            </table:table-row>
            <table:table-row>
              <table:table-cell office:value-type="float" office:value="0.61">
                <text:p>0.61</text:p>
              </table:table-cell>
              <table:table-cell office:value-type="float" office:value="13.078540437">
                <text:p>13.078540437</text:p>
              </table:table-cell>
              <table:table-cell office:value-type="float" office:value="0.68784136428">
                <text:p>0.68784136428</text:p>
              </table:table-cell>
              <table:table-cell office:value-type="float" office:value="12.3906990727">
                <text:p>12.3906990727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13.0785404691">
                <text:p>13.0785404691</text:p>
              </table:table-cell>
              <table:table-cell office:value-type="float" office:value="0.687841364338">
                <text:p>0.687841364338</text:p>
              </table:table-cell>
              <table:table-cell office:value-type="float" office:value="12.3906991047">
                <text:p>12.3906991047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13.0785404967">
                <text:p>13.0785404967</text:p>
              </table:table-cell>
              <table:table-cell office:value-type="float" office:value="0.68784136418">
                <text:p>0.68784136418</text:p>
              </table:table-cell>
              <table:table-cell office:value-type="float" office:value="12.3906991325">
                <text:p>12.3906991325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13.0785405283">
                <text:p>13.0785405283</text:p>
              </table:table-cell>
              <table:table-cell office:value-type="float" office:value="0.687841364226">
                <text:p>0.687841364226</text:p>
              </table:table-cell>
              <table:table-cell office:value-type="float" office:value="12.390699164">
                <text:p>12.390699164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13.0785405582">
                <text:p>13.0785405582</text:p>
              </table:table-cell>
              <table:table-cell office:value-type="float" office:value="0.687841364266">
                <text:p>0.687841364266</text:p>
              </table:table-cell>
              <table:table-cell office:value-type="float" office:value="12.3906991939">
                <text:p>12.3906991939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13.0785405883">
                <text:p>13.0785405883</text:p>
              </table:table-cell>
              <table:table-cell office:value-type="float" office:value="0.68784136442">
                <text:p>0.68784136442</text:p>
              </table:table-cell>
              <table:table-cell office:value-type="float" office:value="12.3906992238">
                <text:p>12.3906992238</text:p>
              </table:table-cell>
            </table:table-row>
            <table:table-row>
              <table:table-cell office:value-type="float" office:value="0.67">
                <text:p>0.67</text:p>
              </table:table-cell>
              <table:table-cell office:value-type="float" office:value="13.0785406192">
                <text:p>13.0785406192</text:p>
              </table:table-cell>
              <table:table-cell office:value-type="float" office:value="0.687841364497">
                <text:p>0.687841364497</text:p>
              </table:table-cell>
              <table:table-cell office:value-type="float" office:value="12.3906992547">
                <text:p>12.3906992547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13.0785406502">
                <text:p>13.0785406502</text:p>
              </table:table-cell>
              <table:table-cell office:value-type="float" office:value="0.687841364771">
                <text:p>0.687841364771</text:p>
              </table:table-cell>
              <table:table-cell office:value-type="float" office:value="12.3906992854">
                <text:p>12.3906992854</text:p>
              </table:table-cell>
            </table:table-row>
            <table:table-row>
              <table:table-cell office:value-type="float" office:value="0.69">
                <text:p>0.69</text:p>
              </table:table-cell>
              <table:table-cell office:value-type="float" office:value="13.0785406812">
                <text:p>13.0785406812</text:p>
              </table:table-cell>
              <table:table-cell office:value-type="float" office:value="0.687841365052">
                <text:p>0.687841365052</text:p>
              </table:table-cell>
              <table:table-cell office:value-type="float" office:value="12.3906993162">
                <text:p>12.3906993162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13.0785407122">
                <text:p>13.0785407122</text:p>
              </table:table-cell>
              <table:table-cell office:value-type="float" office:value="0.687841365344">
                <text:p>0.687841365344</text:p>
              </table:table-cell>
              <table:table-cell office:value-type="float" office:value="12.3906993468">
                <text:p>12.3906993468</text:p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13.0785407434">
                <text:p>13.0785407434</text:p>
              </table:table-cell>
              <table:table-cell office:value-type="float" office:value="0.6878413657">
                <text:p>0.6878413657</text:p>
              </table:table-cell>
              <table:table-cell office:value-type="float" office:value="12.3906993777">
                <text:p>12.3906993777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13.0785407748">
                <text:p>13.0785407748</text:p>
              </table:table-cell>
              <table:table-cell office:value-type="float" office:value="0.687841366017">
                <text:p>0.687841366017</text:p>
              </table:table-cell>
              <table:table-cell office:value-type="float" office:value="12.3906994088">
                <text:p>12.3906994088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13.078540805">
                <text:p>13.078540805</text:p>
              </table:table-cell>
              <table:table-cell office:value-type="float" office:value="0.687841366438">
                <text:p>0.687841366438</text:p>
              </table:table-cell>
              <table:table-cell office:value-type="float" office:value="12.3906994385">
                <text:p>12.3906994385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13.0785408363">
                <text:p>13.0785408363</text:p>
              </table:table-cell>
              <table:table-cell office:value-type="float" office:value="0.68784136692">
                <text:p>0.68784136692</text:p>
              </table:table-cell>
              <table:table-cell office:value-type="float" office:value="12.3906994694">
                <text:p>12.3906994694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13.0785408667">
                <text:p>13.0785408667</text:p>
              </table:table-cell>
              <table:table-cell office:value-type="float" office:value="0.687841367383">
                <text:p>0.687841367383</text:p>
              </table:table-cell>
              <table:table-cell office:value-type="float" office:value="12.3906994993">
                <text:p>12.3906994993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24.141927128">
                <text:p>24.141927128</text:p>
              </table:table-cell>
              <table:table-cell office:value-type="float" office:value="1.34334351383">
                <text:p>1.34334351383</text:p>
              </table:table-cell>
              <table:table-cell office:value-type="float" office:value="22.7985836141">
                <text:p>22.7985836141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24.1419272475">
                <text:p>24.1419272475</text:p>
              </table:table-cell>
              <table:table-cell office:value-type="float" office:value="1.34334350554">
                <text:p>1.34334350554</text:p>
              </table:table-cell>
              <table:table-cell office:value-type="float" office:value="22.7985837419">
                <text:p>22.7985837419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24.1419273625">
                <text:p>24.1419273625</text:p>
              </table:table-cell>
              <table:table-cell office:value-type="float" office:value="1.34334350035">
                <text:p>1.34334350035</text:p>
              </table:table-cell>
              <table:table-cell office:value-type="float" office:value="22.7985838621">
                <text:p>22.7985838621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24.1419274751">
                <text:p>24.1419274751</text:p>
              </table:table-cell>
              <table:table-cell office:value-type="float" office:value="1.34334349699">
                <text:p>1.34334349699</text:p>
              </table:table-cell>
              <table:table-cell office:value-type="float" office:value="22.7985839781">
                <text:p>22.7985839781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24.1419275815">
                <text:p>24.1419275815</text:p>
              </table:table-cell>
              <table:table-cell office:value-type="float" office:value="1.34334349507">
                <text:p>1.34334349507</text:p>
              </table:table-cell>
              <table:table-cell office:value-type="float" office:value="22.7985840864">
                <text:p>22.7985840864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24.1419276875">
                <text:p>24.1419276875</text:p>
              </table:table-cell>
              <table:table-cell office:value-type="float" office:value="1.34334349326">
                <text:p>1.34334349326</text:p>
              </table:table-cell>
              <table:table-cell office:value-type="float" office:value="22.7985841942">
                <text:p>22.7985841942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24.1419277937">
                <text:p>24.1419277937</text:p>
              </table:table-cell>
              <table:table-cell office:value-type="float" office:value="1.34334349283">
                <text:p>1.34334349283</text:p>
              </table:table-cell>
              <table:table-cell office:value-type="float" office:value="22.7985843009">
                <text:p>22.7985843009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24.1419278998">
                <text:p>24.1419278998</text:p>
              </table:table-cell>
              <table:table-cell office:value-type="float" office:value="1.34334349209">
                <text:p>1.34334349209</text:p>
              </table:table-cell>
              <table:table-cell office:value-type="float" office:value="22.7985844077">
                <text:p>22.7985844077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24.1419280044">
                <text:p>24.1419280044</text:p>
              </table:table-cell>
              <table:table-cell office:value-type="float" office:value="1.34334349308">
                <text:p>1.34334349308</text:p>
              </table:table-cell>
              <table:table-cell office:value-type="float" office:value="22.7985845113">
                <text:p>22.7985845113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24.1419281046">
                <text:p>24.1419281046</text:p>
              </table:table-cell>
              <table:table-cell office:value-type="float" office:value="1.34334349373">
                <text:p>1.34334349373</text:p>
              </table:table-cell>
              <table:table-cell office:value-type="float" office:value="22.7985846109">
                <text:p>22.7985846109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24.1419282074">
                <text:p>24.1419282074</text:p>
              </table:table-cell>
              <table:table-cell office:value-type="float" office:value="1.34334349498">
                <text:p>1.34334349498</text:p>
              </table:table-cell>
              <table:table-cell office:value-type="float" office:value="22.7985847124">
                <text:p>22.7985847124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24.1419283076">
                <text:p>24.1419283076</text:p>
              </table:table-cell>
              <table:table-cell office:value-type="float" office:value="1.34334349642">
                <text:p>1.34334349642</text:p>
              </table:table-cell>
              <table:table-cell office:value-type="float" office:value="22.7985848112">
                <text:p>22.7985848112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24.1419284059">
                <text:p>24.1419284059</text:p>
              </table:table-cell>
              <table:table-cell office:value-type="float" office:value="1.34334349774">
                <text:p>1.34334349774</text:p>
              </table:table-cell>
              <table:table-cell office:value-type="float" office:value="22.7985849081">
                <text:p>22.7985849081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24.1419285066">
                <text:p>24.1419285066</text:p>
              </table:table-cell>
              <table:table-cell office:value-type="float" office:value="1.3433435">
                <text:p>1.3433435</text:p>
              </table:table-cell>
              <table:table-cell office:value-type="float" office:value="22.7985850066">
                <text:p>22.7985850066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24.1419286054">
                <text:p>24.1419286054</text:p>
              </table:table-cell>
              <table:table-cell office:value-type="float" office:value="1.34334350217">
                <text:p>1.34334350217</text:p>
              </table:table-cell>
              <table:table-cell office:value-type="float" office:value="22.7985851033">
                <text:p>22.7985851033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24.1419287072">
                <text:p>24.1419287072</text:p>
              </table:table-cell>
              <table:table-cell office:value-type="float" office:value="1.34334350478">
                <text:p>1.34334350478</text:p>
              </table:table-cell>
              <table:table-cell office:value-type="float" office:value="22.7985852024">
                <text:p>22.7985852024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24.1419288055">
                <text:p>24.1419288055</text:p>
              </table:table-cell>
              <table:table-cell office:value-type="float" office:value="1.3433435072">
                <text:p>1.3433435072</text:p>
              </table:table-cell>
              <table:table-cell office:value-type="float" office:value="22.7985852983">
                <text:p>22.7985852983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24.1419289028">
                <text:p>24.1419289028</text:p>
              </table:table-cell>
              <table:table-cell office:value-type="float" office:value="1.34334351013">
                <text:p>1.34334351013</text:p>
              </table:table-cell>
              <table:table-cell office:value-type="float" office:value="22.7985853926">
                <text:p>22.7985853926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24.1419290017">
                <text:p>24.1419290017</text:p>
              </table:table-cell>
              <table:table-cell office:value-type="float" office:value="1.34334351312">
                <text:p>1.34334351312</text:p>
              </table:table-cell>
              <table:table-cell office:value-type="float" office:value="22.7985854886">
                <text:p>22.7985854886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24.1419291038">
                <text:p>24.1419291038</text:p>
              </table:table-cell>
              <table:table-cell office:value-type="float" office:value="1.34334351629">
                <text:p>1.34334351629</text:p>
              </table:table-cell>
              <table:table-cell office:value-type="float" office:value="22.7985855876">
                <text:p>22.7985855876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24.1419291993">
                <text:p>24.1419291993</text:p>
              </table:table-cell>
              <table:table-cell office:value-type="float" office:value="1.34334351959">
                <text:p>1.34334351959</text:p>
              </table:table-cell>
              <table:table-cell office:value-type="float" office:value="22.7985856797">
                <text:p>22.7985856797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24.1419292967">
                <text:p>24.1419292967</text:p>
              </table:table-cell>
              <table:table-cell office:value-type="float" office:value="1.34334352304">
                <text:p>1.34334352304</text:p>
              </table:table-cell>
              <table:table-cell office:value-type="float" office:value="22.7985857737">
                <text:p>22.7985857737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24.1419293968">
                <text:p>24.1419293968</text:p>
              </table:table-cell>
              <table:table-cell office:value-type="float" office:value="1.3433435266">
                <text:p>1.3433435266</text:p>
              </table:table-cell>
              <table:table-cell office:value-type="float" office:value="22.7985858702">
                <text:p>22.7985858702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24.141929494">
                <text:p>24.141929494</text:p>
              </table:table-cell>
              <table:table-cell office:value-type="float" office:value="1.34334353036">
                <text:p>1.34334353036</text:p>
              </table:table-cell>
              <table:table-cell office:value-type="float" office:value="22.7985859636">
                <text:p>22.798585963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3.2806522222">
                <text:p>13.2806522222</text:p>
              </table:table-cell>
              <table:table-cell office:value-type="float" office:value="0.788896331805">
                <text:p>0.788896331805</text:p>
              </table:table-cell>
              <table:table-cell office:value-type="float" office:value="12.4917558904">
                <text:p>12.4917558904</text:p>
              </table:table-cell>
            </table:table-row>
            <table:table-row>
              <table:table-cell office:value-type="float" office:value="1.01">
                <text:p>1.01</text:p>
              </table:table-cell>
              <table:table-cell office:value-type="float" office:value="13.2806519485">
                <text:p>13.2806519485</text:p>
              </table:table-cell>
              <table:table-cell office:value-type="float" office:value="0.78889630478">
                <text:p>0.78889630478</text:p>
              </table:table-cell>
              <table:table-cell office:value-type="float" office:value="12.4917556437">
                <text:p>12.4917556437</text:p>
              </table:table-cell>
            </table:table-row>
            <table:table-row>
              <table:table-cell office:value-type="float" office:value="1.02">
                <text:p>1.02</text:p>
              </table:table-cell>
              <table:table-cell office:value-type="float" office:value="13.280651947">
                <text:p>13.280651947</text:p>
              </table:table-cell>
              <table:table-cell office:value-type="float" office:value="0.788896293503">
                <text:p>0.788896293503</text:p>
              </table:table-cell>
              <table:table-cell office:value-type="float" office:value="12.4917556535">
                <text:p>12.4917556535</text:p>
              </table:table-cell>
            </table:table-row>
            <table:table-row>
              <table:table-cell office:value-type="float" office:value="1.03">
                <text:p>1.03</text:p>
              </table:table-cell>
              <table:table-cell office:value-type="float" office:value="13.280651961">
                <text:p>13.280651961</text:p>
              </table:table-cell>
              <table:table-cell office:value-type="float" office:value="0.788896285568">
                <text:p>0.788896285568</text:p>
              </table:table-cell>
              <table:table-cell office:value-type="float" office:value="12.4917556754">
                <text:p>12.4917556754</text:p>
              </table:table-cell>
            </table:table-row>
            <table:table-row>
              <table:table-cell office:value-type="float" office:value="1.04">
                <text:p>1.04</text:p>
              </table:table-cell>
              <table:table-cell office:value-type="float" office:value="13.2806519707">
                <text:p>13.2806519707</text:p>
              </table:table-cell>
              <table:table-cell office:value-type="float" office:value="0.788896279651">
                <text:p>0.788896279651</text:p>
              </table:table-cell>
              <table:table-cell office:value-type="float" office:value="12.4917556911">
                <text:p>12.4917556911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13.2806519845">
                <text:p>13.2806519845</text:p>
              </table:table-cell>
              <table:table-cell office:value-type="float" office:value="0.788896274794">
                <text:p>0.788896274794</text:p>
              </table:table-cell>
              <table:table-cell office:value-type="float" office:value="12.4917557097">
                <text:p>12.4917557097</text:p>
              </table:table-cell>
            </table:table-row>
            <table:table-row>
              <table:table-cell office:value-type="float" office:value="1.06">
                <text:p>1.06</text:p>
              </table:table-cell>
              <table:table-cell office:value-type="float" office:value="13.2806520013">
                <text:p>13.2806520013</text:p>
              </table:table-cell>
              <table:table-cell office:value-type="float" office:value="0.788896270775">
                <text:p>0.788896270775</text:p>
              </table:table-cell>
              <table:table-cell office:value-type="float" office:value="12.4917557305">
                <text:p>12.4917557305</text:p>
              </table:table-cell>
            </table:table-row>
            <table:table-row>
              <table:table-cell office:value-type="float" office:value="1.07">
                <text:p>1.07</text:p>
              </table:table-cell>
              <table:table-cell office:value-type="float" office:value="13.2806520214">
                <text:p>13.2806520214</text:p>
              </table:table-cell>
              <table:table-cell office:value-type="float" office:value="0.78889626719">
                <text:p>0.78889626719</text:p>
              </table:table-cell>
              <table:table-cell office:value-type="float" office:value="12.4917557542">
                <text:p>12.4917557542</text:p>
              </table:table-cell>
            </table:table-row>
            <table:table-row>
              <table:table-cell office:value-type="float" office:value="1.08">
                <text:p>1.08</text:p>
              </table:table-cell>
              <table:table-cell office:value-type="float" office:value="13.2806520457">
                <text:p>13.2806520457</text:p>
              </table:table-cell>
              <table:table-cell office:value-type="float" office:value="0.78889626403">
                <text:p>0.78889626403</text:p>
              </table:table-cell>
              <table:table-cell office:value-type="float" office:value="12.4917557817">
                <text:p>12.4917557817</text:p>
              </table:table-cell>
            </table:table-row>
            <table:table-row>
              <table:table-cell office:value-type="float" office:value="1.09">
                <text:p>1.09</text:p>
              </table:table-cell>
              <table:table-cell office:value-type="float" office:value="13.280652074">
                <text:p>13.280652074</text:p>
              </table:table-cell>
              <table:table-cell office:value-type="float" office:value="0.788896261129">
                <text:p>0.788896261129</text:p>
              </table:table-cell>
              <table:table-cell office:value-type="float" office:value="12.4917558129">
                <text:p>12.4917558129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13.2806521046">
                <text:p>13.2806521046</text:p>
              </table:table-cell>
              <table:table-cell office:value-type="float" office:value="0.788896258669">
                <text:p>0.788896258669</text:p>
              </table:table-cell>
              <table:table-cell office:value-type="float" office:value="12.4917558459">
                <text:p>12.4917558459</text:p>
              </table:table-cell>
            </table:table-row>
            <table:table-row>
              <table:table-cell office:value-type="float" office:value="1.11">
                <text:p>1.11</text:p>
              </table:table-cell>
              <table:table-cell office:value-type="float" office:value="13.2806521401">
                <text:p>13.2806521401</text:p>
              </table:table-cell>
              <table:table-cell office:value-type="float" office:value="0.788896256511">
                <text:p>0.788896256511</text:p>
              </table:table-cell>
              <table:table-cell office:value-type="float" office:value="12.4917558836">
                <text:p>12.4917558836</text:p>
              </table:table-cell>
            </table:table-row>
            <table:table-row>
              <table:table-cell office:value-type="float" office:value="1.12">
                <text:p>1.12</text:p>
              </table:table-cell>
              <table:table-cell office:value-type="float" office:value="13.2806521782">
                <text:p>13.2806521782</text:p>
              </table:table-cell>
              <table:table-cell office:value-type="float" office:value="0.78889625458">
                <text:p>0.78889625458</text:p>
              </table:table-cell>
              <table:table-cell office:value-type="float" office:value="12.4917559236">
                <text:p>12.4917559236</text:p>
              </table:table-cell>
            </table:table-row>
            <table:table-row>
              <table:table-cell office:value-type="float" office:value="1.13">
                <text:p>1.13</text:p>
              </table:table-cell>
              <table:table-cell office:value-type="float" office:value="13.2806522139">
                <text:p>13.2806522139</text:p>
              </table:table-cell>
              <table:table-cell office:value-type="float" office:value="0.788896252379">
                <text:p>0.788896252379</text:p>
              </table:table-cell>
              <table:table-cell office:value-type="float" office:value="12.4917559616">
                <text:p>12.4917559616</text:p>
              </table:table-cell>
            </table:table-row>
            <table:table-row>
              <table:table-cell office:value-type="float" office:value="1.14">
                <text:p>1.14</text:p>
              </table:table-cell>
              <table:table-cell office:value-type="float" office:value="13.2806522528">
                <text:p>13.2806522528</text:p>
              </table:table-cell>
              <table:table-cell office:value-type="float" office:value="0.7888962507">
                <text:p>0.7888962507</text:p>
              </table:table-cell>
              <table:table-cell office:value-type="float" office:value="12.4917560021">
                <text:p>12.4917560021</text:p>
              </table:table-cell>
            </table:table-row>
            <table:table-row>
              <table:table-cell office:value-type="float" office:value="1.15">
                <text:p>1.15</text:p>
              </table:table-cell>
              <table:table-cell office:value-type="float" office:value="13.2806522943">
                <text:p>13.2806522943</text:p>
              </table:table-cell>
              <table:table-cell office:value-type="float" office:value="0.78889624905">
                <text:p>0.78889624905</text:p>
              </table:table-cell>
              <table:table-cell office:value-type="float" office:value="12.4917560453">
                <text:p>12.4917560453</text:p>
              </table:table-cell>
            </table:table-row>
            <table:table-row>
              <table:table-cell office:value-type="float" office:value="1.16">
                <text:p>1.16</text:p>
              </table:table-cell>
              <table:table-cell office:value-type="float" office:value="13.2806523377">
                <text:p>13.2806523377</text:p>
              </table:table-cell>
              <table:table-cell office:value-type="float" office:value="0.788896247637">
                <text:p>0.788896247637</text:p>
              </table:table-cell>
              <table:table-cell office:value-type="float" office:value="12.4917560901">
                <text:p>12.4917560901</text:p>
              </table:table-cell>
            </table:table-row>
            <table:table-row>
              <table:table-cell office:value-type="float" office:value="1.17">
                <text:p>1.17</text:p>
              </table:table-cell>
              <table:table-cell office:value-type="float" office:value="13.280652385">
                <text:p>13.280652385</text:p>
              </table:table-cell>
              <table:table-cell office:value-type="float" office:value="0.788896246652">
                <text:p>0.788896246652</text:p>
              </table:table-cell>
              <table:table-cell office:value-type="float" office:value="12.4917561383">
                <text:p>12.4917561383</text:p>
              </table:table-cell>
            </table:table-row>
            <table:table-row>
              <table:table-cell office:value-type="float" office:value="1.18">
                <text:p>1.18</text:p>
              </table:table-cell>
              <table:table-cell office:value-type="float" office:value="13.2806524309">
                <text:p>13.2806524309</text:p>
              </table:table-cell>
              <table:table-cell office:value-type="float" office:value="0.788896245495">
                <text:p>0.788896245495</text:p>
              </table:table-cell>
              <table:table-cell office:value-type="float" office:value="12.4917561854">
                <text:p>12.4917561854</text:p>
              </table:table-cell>
            </table:table-row>
            <table:table-row>
              <table:table-cell office:value-type="float" office:value="1.19">
                <text:p>1.19</text:p>
              </table:table-cell>
              <table:table-cell office:value-type="float" office:value="13.2806524781">
                <text:p>13.2806524781</text:p>
              </table:table-cell>
              <table:table-cell office:value-type="float" office:value="0.788896244534">
                <text:p>0.788896244534</text:p>
              </table:table-cell>
              <table:table-cell office:value-type="float" office:value="12.4917562336">
                <text:p>12.4917562336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13.2806525275">
                <text:p>13.2806525275</text:p>
              </table:table-cell>
              <table:table-cell office:value-type="float" office:value="0.78889624394">
                <text:p>0.78889624394</text:p>
              </table:table-cell>
              <table:table-cell office:value-type="float" office:value="12.4917562836">
                <text:p>12.4917562836</text:p>
              </table:table-cell>
            </table:table-row>
            <table:table-row>
              <table:table-cell office:value-type="float" office:value="1.21">
                <text:p>1.21</text:p>
              </table:table-cell>
              <table:table-cell office:value-type="float" office:value="13.2806525755">
                <text:p>13.2806525755</text:p>
              </table:table-cell>
              <table:table-cell office:value-type="float" office:value="0.788896242665">
                <text:p>0.788896242665</text:p>
              </table:table-cell>
              <table:table-cell office:value-type="float" office:value="12.4917563328">
                <text:p>12.4917563328</text:p>
              </table:table-cell>
            </table:table-row>
            <table:table-row>
              <table:table-cell office:value-type="float" office:value="1.22">
                <text:p>1.22</text:p>
              </table:table-cell>
              <table:table-cell office:value-type="float" office:value="13.2806526264">
                <text:p>13.2806526264</text:p>
              </table:table-cell>
              <table:table-cell office:value-type="float" office:value="0.788896242083">
                <text:p>0.788896242083</text:p>
              </table:table-cell>
              <table:table-cell office:value-type="float" office:value="12.4917563843">
                <text:p>12.4917563843</text:p>
              </table:table-cell>
            </table:table-row>
            <table:table-row>
              <table:table-cell office:value-type="float" office:value="1.23">
                <text:p>1.23</text:p>
              </table:table-cell>
              <table:table-cell office:value-type="float" office:value="13.2806526762">
                <text:p>13.2806526762</text:p>
              </table:table-cell>
              <table:table-cell office:value-type="float" office:value="0.78889624151">
                <text:p>0.78889624151</text:p>
              </table:table-cell>
              <table:table-cell office:value-type="float" office:value="12.4917564347">
                <text:p>12.4917564347</text:p>
              </table:table-cell>
            </table:table-row>
            <table:table-row>
              <table:table-cell office:value-type="float" office:value="1.24">
                <text:p>1.24</text:p>
              </table:table-cell>
              <table:table-cell office:value-type="float" office:value="13.2806527264">
                <text:p>13.2806527264</text:p>
              </table:table-cell>
              <table:table-cell office:value-type="float" office:value="0.788896240598">
                <text:p>0.788896240598</text:p>
              </table:table-cell>
              <table:table-cell office:value-type="float" office:value="12.4917564858">
                <text:p>12.4917564858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13.2806527786">
                <text:p>13.2806527786</text:p>
              </table:table-cell>
              <table:table-cell office:value-type="float" office:value="0.788896240027">
                <text:p>0.788896240027</text:p>
              </table:table-cell>
              <table:table-cell office:value-type="float" office:value="12.4917565386">
                <text:p>12.4917565386</text:p>
              </table:table-cell>
            </table:table-row>
            <table:table-row>
              <table:table-cell office:value-type="float" office:value="1.26">
                <text:p>1.26</text:p>
              </table:table-cell>
              <table:table-cell office:value-type="float" office:value="25.9091652406">
                <text:p>25.9091652406</text:p>
              </table:table-cell>
              <table:table-cell office:value-type="float" office:value="2.22696122494">
                <text:p>2.22696122494</text:p>
              </table:table-cell>
              <table:table-cell office:value-type="float" office:value="23.6822040156">
                <text:p>23.6822040156</text:p>
              </table:table-cell>
            </table:table-row>
            <table:table-row>
              <table:table-cell office:value-type="float" office:value="1.27">
                <text:p>1.27</text:p>
              </table:table-cell>
              <table:table-cell office:value-type="float" office:value="25.9091647218">
                <text:p>25.9091647218</text:p>
              </table:table-cell>
              <table:table-cell office:value-type="float" office:value="2.22696119779">
                <text:p>2.22696119779</text:p>
              </table:table-cell>
              <table:table-cell office:value-type="float" office:value="23.682203524">
                <text:p>23.682203524</text:p>
              </table:table-cell>
            </table:table-row>
            <table:table-row>
              <table:table-cell office:value-type="float" office:value="1.28">
                <text:p>1.28</text:p>
              </table:table-cell>
              <table:table-cell office:value-type="float" office:value="25.9091643605">
                <text:p>25.9091643605</text:p>
              </table:table-cell>
              <table:table-cell office:value-type="float" office:value="2.22696117788">
                <text:p>2.22696117788</text:p>
              </table:table-cell>
              <table:table-cell office:value-type="float" office:value="23.6822031827">
                <text:p>23.6822031827</text:p>
              </table:table-cell>
            </table:table-row>
            <table:table-row>
              <table:table-cell office:value-type="float" office:value="1.29">
                <text:p>1.29</text:p>
              </table:table-cell>
              <table:table-cell office:value-type="float" office:value="25.9091641073">
                <text:p>25.9091641073</text:p>
              </table:table-cell>
              <table:table-cell office:value-type="float" office:value="2.22696116183">
                <text:p>2.22696116183</text:p>
              </table:table-cell>
              <table:table-cell office:value-type="float" office:value="23.6822029455">
                <text:p>23.6822029455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25.9091639233">
                <text:p>25.9091639233</text:p>
              </table:table-cell>
              <table:table-cell office:value-type="float" office:value="2.2269611481">
                <text:p>2.2269611481</text:p>
              </table:table-cell>
              <table:table-cell office:value-type="float" office:value="23.6822027752">
                <text:p>23.6822027752</text:p>
              </table:table-cell>
            </table:table-row>
            <table:table-row>
              <table:table-cell office:value-type="float" office:value="1.31">
                <text:p>1.31</text:p>
              </table:table-cell>
              <table:table-cell office:value-type="float" office:value="25.9091637842">
                <text:p>25.9091637842</text:p>
              </table:table-cell>
              <table:table-cell office:value-type="float" office:value="2.22696113575">
                <text:p>2.22696113575</text:p>
              </table:table-cell>
              <table:table-cell office:value-type="float" office:value="23.6822026484">
                <text:p>23.6822026484</text:p>
              </table:table-cell>
            </table:table-row>
            <table:table-row>
              <table:table-cell office:value-type="float" office:value="1.32">
                <text:p>1.32</text:p>
              </table:table-cell>
              <table:table-cell office:value-type="float" office:value="25.9091636888">
                <text:p>25.9091636888</text:p>
              </table:table-cell>
              <table:table-cell office:value-type="float" office:value="2.22696112453">
                <text:p>2.22696112453</text:p>
              </table:table-cell>
              <table:table-cell office:value-type="float" office:value="23.6822025642">
                <text:p>23.6822025642</text:p>
              </table:table-cell>
            </table:table-row>
            <table:table-row>
              <table:table-cell office:value-type="float" office:value="1.33">
                <text:p>1.33</text:p>
              </table:table-cell>
              <table:table-cell office:value-type="float" office:value="25.909163617">
                <text:p>25.909163617</text:p>
              </table:table-cell>
              <table:table-cell office:value-type="float" office:value="2.22696111394">
                <text:p>2.22696111394</text:p>
              </table:table-cell>
              <table:table-cell office:value-type="float" office:value="23.6822025031">
                <text:p>23.6822025031</text:p>
              </table:table-cell>
            </table:table-row>
            <table:table-row>
              <table:table-cell office:value-type="float" office:value="1.34">
                <text:p>1.34</text:p>
              </table:table-cell>
              <table:table-cell office:value-type="float" office:value="25.9091635642">
                <text:p>25.9091635642</text:p>
              </table:table-cell>
              <table:table-cell office:value-type="float" office:value="2.22696110474">
                <text:p>2.22696110474</text:p>
              </table:table-cell>
              <table:table-cell office:value-type="float" office:value="23.6822024594">
                <text:p>23.6822024594</text:p>
              </table:table-cell>
            </table:table-row>
            <table:table-row>
              <table:table-cell office:value-type="float" office:value="1.35">
                <text:p>1.35</text:p>
              </table:table-cell>
              <table:table-cell office:value-type="float" office:value="25.9091635258">
                <text:p>25.9091635258</text:p>
              </table:table-cell>
              <table:table-cell office:value-type="float" office:value="2.22696109581">
                <text:p>2.22696109581</text:p>
              </table:table-cell>
              <table:table-cell office:value-type="float" office:value="23.68220243">
                <text:p>23.68220243</text:p>
              </table:table-cell>
            </table:table-row>
            <table:table-row>
              <table:table-cell office:value-type="float" office:value="1.36">
                <text:p>1.36</text:p>
              </table:table-cell>
              <table:table-cell office:value-type="float" office:value="25.9091635082">
                <text:p>25.9091635082</text:p>
              </table:table-cell>
              <table:table-cell office:value-type="float" office:value="2.22696108756">
                <text:p>2.22696108756</text:p>
              </table:table-cell>
              <table:table-cell office:value-type="float" office:value="23.6822024207">
                <text:p>23.6822024207</text:p>
              </table:table-cell>
            </table:table-row>
            <table:table-row>
              <table:table-cell office:value-type="float" office:value="1.37">
                <text:p>1.37</text:p>
              </table:table-cell>
              <table:table-cell office:value-type="float" office:value="25.9091635018">
                <text:p>25.9091635018</text:p>
              </table:table-cell>
              <table:table-cell office:value-type="float" office:value="2.22696108006">
                <text:p>2.22696108006</text:p>
              </table:table-cell>
              <table:table-cell office:value-type="float" office:value="23.6822024218">
                <text:p>23.6822024218</text:p>
              </table:table-cell>
            </table:table-row>
            <table:table-row>
              <table:table-cell office:value-type="float" office:value="1.38">
                <text:p>1.38</text:p>
              </table:table-cell>
              <table:table-cell office:value-type="float" office:value="25.9091635021">
                <text:p>25.9091635021</text:p>
              </table:table-cell>
              <table:table-cell office:value-type="float" office:value="2.2269610723">
                <text:p>2.2269610723</text:p>
              </table:table-cell>
              <table:table-cell office:value-type="float" office:value="23.6822024298">
                <text:p>23.6822024298</text:p>
              </table:table-cell>
            </table:table-row>
            <table:table-row>
              <table:table-cell office:value-type="float" office:value="1.39">
                <text:p>1.39</text:p>
              </table:table-cell>
              <table:table-cell office:value-type="float" office:value="25.9091635161">
                <text:p>25.9091635161</text:p>
              </table:table-cell>
              <table:table-cell office:value-type="float" office:value="2.22696106552">
                <text:p>2.22696106552</text:p>
              </table:table-cell>
              <table:table-cell office:value-type="float" office:value="23.6822024506">
                <text:p>23.6822024506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25.9091635317">
                <text:p>25.9091635317</text:p>
              </table:table-cell>
              <table:table-cell office:value-type="float" office:value="2.22696105817">
                <text:p>2.22696105817</text:p>
              </table:table-cell>
              <table:table-cell office:value-type="float" office:value="23.6822024735">
                <text:p>23.6822024735</text:p>
              </table:table-cell>
            </table:table-row>
            <table:table-row>
              <table:table-cell office:value-type="float" office:value="1.41">
                <text:p>1.41</text:p>
              </table:table-cell>
              <table:table-cell office:value-type="float" office:value="25.9091635616">
                <text:p>25.9091635616</text:p>
              </table:table-cell>
              <table:table-cell office:value-type="float" office:value="2.22696105206">
                <text:p>2.22696105206</text:p>
              </table:table-cell>
              <table:table-cell office:value-type="float" office:value="23.6822025096">
                <text:p>23.6822025096</text:p>
              </table:table-cell>
            </table:table-row>
            <table:table-row>
              <table:table-cell office:value-type="float" office:value="1.42">
                <text:p>1.42</text:p>
              </table:table-cell>
              <table:table-cell office:value-type="float" office:value="25.9091635893">
                <text:p>25.9091635893</text:p>
              </table:table-cell>
              <table:table-cell office:value-type="float" office:value="2.22696104561">
                <text:p>2.22696104561</text:p>
              </table:table-cell>
              <table:table-cell office:value-type="float" office:value="23.6822025437">
                <text:p>23.6822025437</text:p>
              </table:table-cell>
            </table:table-row>
            <table:table-row>
              <table:table-cell office:value-type="float" office:value="1.43">
                <text:p>1.43</text:p>
              </table:table-cell>
              <table:table-cell office:value-type="float" office:value="25.9091636249">
                <text:p>25.9091636249</text:p>
              </table:table-cell>
              <table:table-cell office:value-type="float" office:value="2.2269610399">
                <text:p>2.2269610399</text:p>
              </table:table-cell>
              <table:table-cell office:value-type="float" office:value="23.682202585">
                <text:p>23.682202585</text:p>
              </table:table-cell>
            </table:table-row>
            <table:table-row>
              <table:table-cell office:value-type="float" office:value="1.44">
                <text:p>1.44</text:p>
              </table:table-cell>
              <table:table-cell office:value-type="float" office:value="25.9091636612">
                <text:p>25.9091636612</text:p>
              </table:table-cell>
              <table:table-cell office:value-type="float" office:value="2.22696103396">
                <text:p>2.22696103396</text:p>
              </table:table-cell>
              <table:table-cell office:value-type="float" office:value="23.6822026272">
                <text:p>23.6822026272</text:p>
              </table:table-cell>
            </table:table-row>
            <table:table-row>
              <table:table-cell office:value-type="float" office:value="1.45">
                <text:p>1.45</text:p>
              </table:table-cell>
              <table:table-cell office:value-type="float" office:value="25.9091637026">
                <text:p>25.9091637026</text:p>
              </table:table-cell>
              <table:table-cell office:value-type="float" office:value="2.22696102827">
                <text:p>2.22696102827</text:p>
              </table:table-cell>
              <table:table-cell office:value-type="float" office:value="23.6822026744">
                <text:p>23.6822026744</text:p>
              </table:table-cell>
            </table:table-row>
            <table:table-row>
              <table:table-cell office:value-type="float" office:value="1.46">
                <text:p>1.46</text:p>
              </table:table-cell>
              <table:table-cell office:value-type="float" office:value="25.90916375">
                <text:p>25.90916375</text:p>
              </table:table-cell>
              <table:table-cell office:value-type="float" office:value="2.2269610232">
                <text:p>2.2269610232</text:p>
              </table:table-cell>
              <table:table-cell office:value-type="float" office:value="23.6822027268">
                <text:p>23.6822027268</text:p>
              </table:table-cell>
            </table:table-row>
            <table:table-row>
              <table:table-cell office:value-type="float" office:value="1.47">
                <text:p>1.47</text:p>
              </table:table-cell>
              <table:table-cell office:value-type="float" office:value="25.9091638002">
                <text:p>25.9091638002</text:p>
              </table:table-cell>
              <table:table-cell office:value-type="float" office:value="2.22696101782">
                <text:p>2.22696101782</text:p>
              </table:table-cell>
              <table:table-cell office:value-type="float" office:value="23.6822027823">
                <text:p>23.6822027823</text:p>
              </table:table-cell>
            </table:table-row>
            <table:table-row>
              <table:table-cell office:value-type="float" office:value="1.48">
                <text:p>1.48</text:p>
              </table:table-cell>
              <table:table-cell office:value-type="float" office:value="25.9091638528">
                <text:p>25.9091638528</text:p>
              </table:table-cell>
              <table:table-cell office:value-type="float" office:value="2.22696101282">
                <text:p>2.22696101282</text:p>
              </table:table-cell>
              <table:table-cell office:value-type="float" office:value="23.68220284">
                <text:p>23.68220284</text:p>
              </table:table-cell>
            </table:table-row>
            <table:table-row>
              <table:table-cell office:value-type="float" office:value="1.49">
                <text:p>1.49</text:p>
              </table:table-cell>
              <table:table-cell office:value-type="float" office:value="25.9091639099">
                <text:p>25.9091639099</text:p>
              </table:table-cell>
              <table:table-cell office:value-type="float" office:value="2.22696100802">
                <text:p>2.22696100802</text:p>
              </table:table-cell>
              <table:table-cell office:value-type="float" office:value="23.6822029019">
                <text:p>23.6822029019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4.4280899699">
                <text:p>14.4280899699</text:p>
              </table:table-cell>
              <table:table-cell office:value-type="float" office:value="1.36261535957">
                <text:p>1.36261535957</text:p>
              </table:table-cell>
              <table:table-cell office:value-type="float" office:value="13.0654746104">
                <text:p>13.0654746104</text:p>
              </table:table-cell>
            </table:table-row>
            <table:table-row>
              <table:table-cell office:value-type="float" office:value="1.51">
                <text:p>1.51</text:p>
              </table:table-cell>
              <table:table-cell office:value-type="float" office:value="14.42808969">
                <text:p>14.42808969</text:p>
              </table:table-cell>
              <table:table-cell office:value-type="float" office:value="1.36261533164">
                <text:p>1.36261533164</text:p>
              </table:table-cell>
              <table:table-cell office:value-type="float" office:value="13.0654743584">
                <text:p>13.0654743584</text:p>
              </table:table-cell>
            </table:table-row>
            <table:table-row>
              <table:table-cell office:value-type="float" office:value="1.52">
                <text:p>1.52</text:p>
              </table:table-cell>
              <table:table-cell office:value-type="float" office:value="14.4280895742">
                <text:p>14.4280895742</text:p>
              </table:table-cell>
              <table:table-cell office:value-type="float" office:value="1.36261531977">
                <text:p>1.36261531977</text:p>
              </table:table-cell>
              <table:table-cell office:value-type="float" office:value="13.0654742544">
                <text:p>13.0654742544</text:p>
              </table:table-cell>
            </table:table-row>
            <table:table-row>
              <table:table-cell office:value-type="float" office:value="1.53">
                <text:p>1.53</text:p>
              </table:table-cell>
              <table:table-cell office:value-type="float" office:value="14.4280894767">
                <text:p>14.4280894767</text:p>
              </table:table-cell>
              <table:table-cell office:value-type="float" office:value="1.36261531212">
                <text:p>1.36261531212</text:p>
              </table:table-cell>
              <table:table-cell office:value-type="float" office:value="13.0654741646">
                <text:p>13.0654741646</text:p>
              </table:table-cell>
            </table:table-row>
            <table:table-row>
              <table:table-cell office:value-type="float" office:value="1.54">
                <text:p>1.54</text:p>
              </table:table-cell>
              <table:table-cell office:value-type="float" office:value="14.4280893884">
                <text:p>14.4280893884</text:p>
              </table:table-cell>
              <table:table-cell office:value-type="float" office:value="1.36261530552">
                <text:p>1.36261530552</text:p>
              </table:table-cell>
              <table:table-cell office:value-type="float" office:value="13.0654740829">
                <text:p>13.0654740829</text:p>
              </table:table-cell>
            </table:table-row>
            <table:table-row>
              <table:table-cell office:value-type="float" office:value="1.55">
                <text:p>1.55</text:p>
              </table:table-cell>
              <table:table-cell office:value-type="float" office:value="14.428089309">
                <text:p>14.428089309</text:p>
              </table:table-cell>
              <table:table-cell office:value-type="float" office:value="1.36261529982">
                <text:p>1.36261529982</text:p>
              </table:table-cell>
              <table:table-cell office:value-type="float" office:value="13.0654740092">
                <text:p>13.0654740092</text:p>
              </table:table-cell>
            </table:table-row>
            <table:table-row>
              <table:table-cell office:value-type="float" office:value="1.56">
                <text:p>1.56</text:p>
              </table:table-cell>
              <table:table-cell office:value-type="float" office:value="14.4280892367">
                <text:p>14.4280892367</text:p>
              </table:table-cell>
              <table:table-cell office:value-type="float" office:value="1.3626152949">
                <text:p>1.3626152949</text:p>
              </table:table-cell>
              <table:table-cell office:value-type="float" office:value="13.0654739418">
                <text:p>13.0654739418</text:p>
              </table:table-cell>
            </table:table-row>
            <table:table-row>
              <table:table-cell office:value-type="float" office:value="1.57">
                <text:p>1.57</text:p>
              </table:table-cell>
              <table:table-cell office:value-type="float" office:value="14.4280891766">
                <text:p>14.4280891766</text:p>
              </table:table-cell>
              <table:table-cell office:value-type="float" office:value="1.36261529018">
                <text:p>1.36261529018</text:p>
              </table:table-cell>
              <table:table-cell office:value-type="float" office:value="13.0654738864">
                <text:p>13.0654738864</text:p>
              </table:table-cell>
            </table:table-row>
            <table:table-row>
              <table:table-cell office:value-type="float" office:value="1.58">
                <text:p>1.58</text:p>
              </table:table-cell>
              <table:table-cell office:value-type="float" office:value="14.4280891266">
                <text:p>14.4280891266</text:p>
              </table:table-cell>
              <table:table-cell office:value-type="float" office:value="1.36261528595">
                <text:p>1.36261528595</text:p>
              </table:table-cell>
              <table:table-cell office:value-type="float" office:value="13.0654738406">
                <text:p>13.0654738406</text:p>
              </table:table-cell>
            </table:table-row>
            <table:table-row>
              <table:table-cell office:value-type="float" office:value="1.59">
                <text:p>1.59</text:p>
              </table:table-cell>
              <table:table-cell office:value-type="float" office:value="14.4280890828">
                <text:p>14.4280890828</text:p>
              </table:table-cell>
              <table:table-cell office:value-type="float" office:value="1.36261528203">
                <text:p>1.36261528203</text:p>
              </table:table-cell>
              <table:table-cell office:value-type="float" office:value="13.0654738008">
                <text:p>13.0654738008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14.4280890448">
                <text:p>14.4280890448</text:p>
              </table:table-cell>
              <table:table-cell office:value-type="float" office:value="1.3626152782">
                <text:p>1.3626152782</text:p>
              </table:table-cell>
              <table:table-cell office:value-type="float" office:value="13.0654737666">
                <text:p>13.0654737666</text:p>
              </table:table-cell>
            </table:table-row>
            <table:table-row>
              <table:table-cell office:value-type="float" office:value="1.61">
                <text:p>1.61</text:p>
              </table:table-cell>
              <table:table-cell office:value-type="float" office:value="14.428089013">
                <text:p>14.428089013</text:p>
              </table:table-cell>
              <table:table-cell office:value-type="float" office:value="1.36261527484">
                <text:p>1.36261527484</text:p>
              </table:table-cell>
              <table:table-cell office:value-type="float" office:value="13.0654737382">
                <text:p>13.0654737382</text:p>
              </table:table-cell>
            </table:table-row>
            <table:table-row>
              <table:table-cell office:value-type="float" office:value="1.62">
                <text:p>1.62</text:p>
              </table:table-cell>
              <table:table-cell office:value-type="float" office:value="14.4280889872">
                <text:p>14.4280889872</text:p>
              </table:table-cell>
              <table:table-cell office:value-type="float" office:value="1.36261527141">
                <text:p>1.36261527141</text:p>
              </table:table-cell>
              <table:table-cell office:value-type="float" office:value="13.0654737157">
                <text:p>13.0654737157</text:p>
              </table:table-cell>
            </table:table-row>
            <table:table-row>
              <table:table-cell office:value-type="float" office:value="1.63">
                <text:p>1.63</text:p>
              </table:table-cell>
              <table:table-cell office:value-type="float" office:value="14.4280889661">
                <text:p>14.4280889661</text:p>
              </table:table-cell>
              <table:table-cell office:value-type="float" office:value="1.36261526851">
                <text:p>1.36261526851</text:p>
              </table:table-cell>
              <table:table-cell office:value-type="float" office:value="13.0654736976">
                <text:p>13.0654736976</text:p>
              </table:table-cell>
            </table:table-row>
            <table:table-row>
              <table:table-cell office:value-type="float" office:value="1.64">
                <text:p>1.64</text:p>
              </table:table-cell>
              <table:table-cell office:value-type="float" office:value="14.4280889496">
                <text:p>14.4280889496</text:p>
              </table:table-cell>
              <table:table-cell office:value-type="float" office:value="1.36261526545">
                <text:p>1.36261526545</text:p>
              </table:table-cell>
              <table:table-cell office:value-type="float" office:value="13.0654736842">
                <text:p>13.0654736842</text:p>
              </table:table-cell>
            </table:table-row>
            <table:table-row>
              <table:table-cell office:value-type="float" office:value="1.65">
                <text:p>1.65</text:p>
              </table:table-cell>
              <table:table-cell office:value-type="float" office:value="14.428088936">
                <text:p>14.428088936</text:p>
              </table:table-cell>
              <table:table-cell office:value-type="float" office:value="1.36261526262">
                <text:p>1.36261526262</text:p>
              </table:table-cell>
              <table:table-cell office:value-type="float" office:value="13.0654736734">
                <text:p>13.0654736734</text:p>
              </table:table-cell>
            </table:table-row>
            <table:table-row>
              <table:table-cell office:value-type="float" office:value="1.66">
                <text:p>1.66</text:p>
              </table:table-cell>
              <table:table-cell office:value-type="float" office:value="14.4280889261">
                <text:p>14.4280889261</text:p>
              </table:table-cell>
              <table:table-cell office:value-type="float" office:value="1.36261525978">
                <text:p>1.36261525978</text:p>
              </table:table-cell>
              <table:table-cell office:value-type="float" office:value="13.0654736663">
                <text:p>13.0654736663</text:p>
              </table:table-cell>
            </table:table-row>
            <table:table-row>
              <table:table-cell office:value-type="float" office:value="1.67">
                <text:p>1.67</text:p>
              </table:table-cell>
              <table:table-cell office:value-type="float" office:value="14.4280889189">
                <text:p>14.4280889189</text:p>
              </table:table-cell>
              <table:table-cell office:value-type="float" office:value="1.36261525728">
                <text:p>1.36261525728</text:p>
              </table:table-cell>
              <table:table-cell office:value-type="float" office:value="13.0654736617">
                <text:p>13.0654736617</text:p>
              </table:table-cell>
            </table:table-row>
            <table:table-row>
              <table:table-cell office:value-type="float" office:value="1.68">
                <text:p>1.68</text:p>
              </table:table-cell>
              <table:table-cell office:value-type="float" office:value="14.4280889141">
                <text:p>14.4280889141</text:p>
              </table:table-cell>
              <table:table-cell office:value-type="float" office:value="1.3626152546">
                <text:p>1.3626152546</text:p>
              </table:table-cell>
              <table:table-cell office:value-type="float" office:value="13.0654736595">
                <text:p>13.0654736595</text:p>
              </table:table-cell>
            </table:table-row>
            <table:table-row>
              <table:table-cell office:value-type="float" office:value="1.69">
                <text:p>1.69</text:p>
              </table:table-cell>
              <table:table-cell office:value-type="float" office:value="14.4280889124">
                <text:p>14.4280889124</text:p>
              </table:table-cell>
              <table:table-cell office:value-type="float" office:value="1.36261525227">
                <text:p>1.36261525227</text:p>
              </table:table-cell>
              <table:table-cell office:value-type="float" office:value="13.0654736601">
                <text:p>13.0654736601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14.4280889139">
                <text:p>14.4280889139</text:p>
              </table:table-cell>
              <table:table-cell office:value-type="float" office:value="1.36261524997">
                <text:p>1.36261524997</text:p>
              </table:table-cell>
              <table:table-cell office:value-type="float" office:value="13.0654736639">
                <text:p>13.0654736639</text:p>
              </table:table-cell>
            </table:table-row>
            <table:table-row>
              <table:table-cell office:value-type="float" office:value="1.71">
                <text:p>1.71</text:p>
              </table:table-cell>
              <table:table-cell office:value-type="float" office:value="14.4280889144">
                <text:p>14.4280889144</text:p>
              </table:table-cell>
              <table:table-cell office:value-type="float" office:value="1.36261524748">
                <text:p>1.36261524748</text:p>
              </table:table-cell>
              <table:table-cell office:value-type="float" office:value="13.0654736669">
                <text:p>13.0654736669</text:p>
              </table:table-cell>
            </table:table-row>
            <table:table-row>
              <table:table-cell office:value-type="float" office:value="1.72">
                <text:p>1.72</text:p>
              </table:table-cell>
              <table:table-cell office:value-type="float" office:value="14.4280889216">
                <text:p>14.4280889216</text:p>
              </table:table-cell>
              <table:table-cell office:value-type="float" office:value="1.36261524523">
                <text:p>1.36261524523</text:p>
              </table:table-cell>
              <table:table-cell office:value-type="float" office:value="13.0654736764">
                <text:p>13.0654736764</text:p>
              </table:table-cell>
            </table:table-row>
            <table:table-row>
              <table:table-cell office:value-type="float" office:value="1.73">
                <text:p>1.73</text:p>
              </table:table-cell>
              <table:table-cell office:value-type="float" office:value="14.4280889296">
                <text:p>14.4280889296</text:p>
              </table:table-cell>
              <table:table-cell office:value-type="float" office:value="1.36261524293">
                <text:p>1.36261524293</text:p>
              </table:table-cell>
              <table:table-cell office:value-type="float" office:value="13.0654736866">
                <text:p>13.0654736866</text:p>
              </table:table-cell>
            </table:table-row>
            <table:table-row>
              <table:table-cell office:value-type="float" office:value="1.74">
                <text:p>1.74</text:p>
              </table:table-cell>
              <table:table-cell office:value-type="float" office:value="14.4280889414">
                <text:p>14.4280889414</text:p>
              </table:table-cell>
              <table:table-cell office:value-type="float" office:value="1.36261524064">
                <text:p>1.36261524064</text:p>
              </table:table-cell>
              <table:table-cell office:value-type="float" office:value="13.0654737007">
                <text:p>13.0654737007</text:p>
              </table:table-cell>
            </table:table-row>
            <table:table-row>
              <table:table-cell office:value-type="float" office:value="1.75">
                <text:p>1.75</text:p>
              </table:table-cell>
              <table:table-cell office:value-type="float" office:value="14.4280889535">
                <text:p>14.4280889535</text:p>
              </table:table-cell>
              <table:table-cell office:value-type="float" office:value="1.36261523895">
                <text:p>1.36261523895</text:p>
              </table:table-cell>
              <table:table-cell office:value-type="float" office:value="13.0654737145">
                <text:p>13.0654737145</text:p>
              </table:table-cell>
            </table:table-row>
            <table:table-row>
              <table:table-cell office:value-type="float" office:value="1.76">
                <text:p>1.76</text:p>
              </table:table-cell>
              <table:table-cell office:value-type="float" office:value="25.3391207407">
                <text:p>25.3391207407</text:p>
              </table:table-cell>
              <table:table-cell office:value-type="float" office:value="1.94194014294">
                <text:p>1.94194014294</text:p>
              </table:table-cell>
              <table:table-cell office:value-type="float" office:value="23.3971805978">
                <text:p>23.3971805978</text:p>
              </table:table-cell>
            </table:table-row>
            <table:table-row>
              <table:table-cell office:value-type="float" office:value="1.77">
                <text:p>1.77</text:p>
              </table:table-cell>
              <table:table-cell office:value-type="float" office:value="25.3391206927">
                <text:p>25.3391206927</text:p>
              </table:table-cell>
              <table:table-cell office:value-type="float" office:value="1.94194012437">
                <text:p>1.94194012437</text:p>
              </table:table-cell>
              <table:table-cell office:value-type="float" office:value="23.3971805683">
                <text:p>23.3971805683</text:p>
              </table:table-cell>
            </table:table-row>
            <table:table-row>
              <table:table-cell office:value-type="float" office:value="1.78">
                <text:p>1.78</text:p>
              </table:table-cell>
              <table:table-cell office:value-type="float" office:value="25.3391206325">
                <text:p>25.3391206325</text:p>
              </table:table-cell>
              <table:table-cell office:value-type="float" office:value="1.94194011316">
                <text:p>1.94194011316</text:p>
              </table:table-cell>
              <table:table-cell office:value-type="float" office:value="23.3971805193">
                <text:p>23.3971805193</text:p>
              </table:table-cell>
            </table:table-row>
            <table:table-row>
              <table:table-cell office:value-type="float" office:value="1.79">
                <text:p>1.79</text:p>
              </table:table-cell>
              <table:table-cell office:value-type="float" office:value="25.3391205641">
                <text:p>25.3391205641</text:p>
              </table:table-cell>
              <table:table-cell office:value-type="float" office:value="1.94194010371">
                <text:p>1.94194010371</text:p>
              </table:table-cell>
              <table:table-cell office:value-type="float" office:value="23.3971804603">
                <text:p>23.3971804603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25.3391205058">
                <text:p>25.3391205058</text:p>
              </table:table-cell>
              <table:table-cell office:value-type="float" office:value="1.94194009548">
                <text:p>1.94194009548</text:p>
              </table:table-cell>
              <table:table-cell office:value-type="float" office:value="23.3971804103">
                <text:p>23.3971804103</text:p>
              </table:table-cell>
            </table:table-row>
            <table:table-row>
              <table:table-cell office:value-type="float" office:value="1.81">
                <text:p>1.81</text:p>
              </table:table-cell>
              <table:table-cell office:value-type="float" office:value="25.3391204532">
                <text:p>25.3391204532</text:p>
              </table:table-cell>
              <table:table-cell office:value-type="float" office:value="1.94194008895">
                <text:p>1.94194008895</text:p>
              </table:table-cell>
              <table:table-cell office:value-type="float" office:value="23.3971803642">
                <text:p>23.3971803642</text:p>
              </table:table-cell>
            </table:table-row>
            <table:table-row>
              <table:table-cell office:value-type="float" office:value="1.82">
                <text:p>1.82</text:p>
              </table:table-cell>
              <table:table-cell office:value-type="float" office:value="25.3391204123">
                <text:p>25.3391204123</text:p>
              </table:table-cell>
              <table:table-cell office:value-type="float" office:value="1.94194008151">
                <text:p>1.94194008151</text:p>
              </table:table-cell>
              <table:table-cell office:value-type="float" office:value="23.3971803308">
                <text:p>23.3971803308</text:p>
              </table:table-cell>
            </table:table-row>
            <table:table-row>
              <table:table-cell office:value-type="float" office:value="1.83">
                <text:p>1.83</text:p>
              </table:table-cell>
              <table:table-cell office:value-type="float" office:value="25.3391203789">
                <text:p>25.3391203789</text:p>
              </table:table-cell>
              <table:table-cell office:value-type="float" office:value="1.94194007556">
                <text:p>1.94194007556</text:p>
              </table:table-cell>
              <table:table-cell office:value-type="float" office:value="23.3971803033">
                <text:p>23.3971803033</text:p>
              </table:table-cell>
            </table:table-row>
            <table:table-row>
              <table:table-cell office:value-type="float" office:value="1.84">
                <text:p>1.84</text:p>
              </table:table-cell>
              <table:table-cell office:value-type="float" office:value="25.3391203531">
                <text:p>25.3391203531</text:p>
              </table:table-cell>
              <table:table-cell office:value-type="float" office:value="1.94194006955">
                <text:p>1.94194006955</text:p>
              </table:table-cell>
              <table:table-cell office:value-type="float" office:value="23.3971802835">
                <text:p>23.3971802835</text:p>
              </table:table-cell>
            </table:table-row>
            <table:table-row>
              <table:table-cell office:value-type="float" office:value="1.85">
                <text:p>1.85</text:p>
              </table:table-cell>
              <table:table-cell office:value-type="float" office:value="25.3391203319">
                <text:p>25.3391203319</text:p>
              </table:table-cell>
              <table:table-cell office:value-type="float" office:value="1.94194006406">
                <text:p>1.94194006406</text:p>
              </table:table-cell>
              <table:table-cell office:value-type="float" office:value="23.3971802678">
                <text:p>23.3971802678</text:p>
              </table:table-cell>
            </table:table-row>
            <table:table-row>
              <table:table-cell office:value-type="float" office:value="1.86">
                <text:p>1.86</text:p>
              </table:table-cell>
              <table:table-cell office:value-type="float" office:value="25.3391203179">
                <text:p>25.3391203179</text:p>
              </table:table-cell>
              <table:table-cell office:value-type="float" office:value="1.94194005875">
                <text:p>1.94194005875</text:p>
              </table:table-cell>
              <table:table-cell office:value-type="float" office:value="23.3971802591">
                <text:p>23.3971802591</text:p>
              </table:table-cell>
            </table:table-row>
            <table:table-row>
              <table:table-cell office:value-type="float" office:value="1.87">
                <text:p>1.87</text:p>
              </table:table-cell>
              <table:table-cell office:value-type="float" office:value="25.339120309">
                <text:p>25.339120309</text:p>
              </table:table-cell>
              <table:table-cell office:value-type="float" office:value="1.94194005375">
                <text:p>1.94194005375</text:p>
              </table:table-cell>
              <table:table-cell office:value-type="float" office:value="23.3971802553">
                <text:p>23.3971802553</text:p>
              </table:table-cell>
            </table:table-row>
            <table:table-row>
              <table:table-cell office:value-type="float" office:value="1.88">
                <text:p>1.88</text:p>
              </table:table-cell>
              <table:table-cell office:value-type="float" office:value="25.339120307">
                <text:p>25.339120307</text:p>
              </table:table-cell>
              <table:table-cell office:value-type="float" office:value="1.94194004967">
                <text:p>1.94194004967</text:p>
              </table:table-cell>
              <table:table-cell office:value-type="float" office:value="23.3971802573">
                <text:p>23.3971802573</text:p>
              </table:table-cell>
            </table:table-row>
            <table:table-row>
              <table:table-cell office:value-type="float" office:value="1.89">
                <text:p>1.89</text:p>
              </table:table-cell>
              <table:table-cell office:value-type="float" office:value="25.3391203061">
                <text:p>25.3391203061</text:p>
              </table:table-cell>
              <table:table-cell office:value-type="float" office:value="1.94194004427">
                <text:p>1.94194004427</text:p>
              </table:table-cell>
              <table:table-cell office:value-type="float" office:value="23.3971802619">
                <text:p>23.3971802619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25.3391203085">
                <text:p>25.3391203085</text:p>
              </table:table-cell>
              <table:table-cell office:value-type="float" office:value="1.94194004073">
                <text:p>1.94194004073</text:p>
              </table:table-cell>
              <table:table-cell office:value-type="float" office:value="23.3971802677">
                <text:p>23.3971802677</text:p>
              </table:table-cell>
            </table:table-row>
            <table:table-row>
              <table:table-cell office:value-type="float" office:value="1.91">
                <text:p>1.91</text:p>
              </table:table-cell>
              <table:table-cell office:value-type="float" office:value="25.3391203146">
                <text:p>25.3391203146</text:p>
              </table:table-cell>
              <table:table-cell office:value-type="float" office:value="1.94194003685">
                <text:p>1.94194003685</text:p>
              </table:table-cell>
              <table:table-cell office:value-type="float" office:value="23.3971802777">
                <text:p>23.3971802777</text:p>
              </table:table-cell>
            </table:table-row>
            <table:table-row>
              <table:table-cell office:value-type="float" office:value="1.92">
                <text:p>1.92</text:p>
              </table:table-cell>
              <table:table-cell office:value-type="float" office:value="25.3391203227">
                <text:p>25.3391203227</text:p>
              </table:table-cell>
              <table:table-cell office:value-type="float" office:value="1.94194003328">
                <text:p>1.94194003328</text:p>
              </table:table-cell>
              <table:table-cell office:value-type="float" office:value="23.3971802894">
                <text:p>23.3971802894</text:p>
              </table:table-cell>
            </table:table-row>
            <table:table-row>
              <table:table-cell office:value-type="float" office:value="1.93">
                <text:p>1.93</text:p>
              </table:table-cell>
              <table:table-cell office:value-type="float" office:value="25.3391203356">
                <text:p>25.3391203356</text:p>
              </table:table-cell>
              <table:table-cell office:value-type="float" office:value="1.94194002969">
                <text:p>1.94194002969</text:p>
              </table:table-cell>
              <table:table-cell office:value-type="float" office:value="23.3971803059">
                <text:p>23.3971803059</text:p>
              </table:table-cell>
            </table:table-row>
            <table:table-row>
              <table:table-cell office:value-type="float" office:value="1.94">
                <text:p>1.94</text:p>
              </table:table-cell>
              <table:table-cell office:value-type="float" office:value="25.339120348">
                <text:p>25.339120348</text:p>
              </table:table-cell>
              <table:table-cell office:value-type="float" office:value="1.94194002662">
                <text:p>1.94194002662</text:p>
              </table:table-cell>
              <table:table-cell office:value-type="float" office:value="23.3971803214">
                <text:p>23.3971803214</text:p>
              </table:table-cell>
            </table:table-row>
            <table:table-row>
              <table:table-cell office:value-type="float" office:value="1.95">
                <text:p>1.95</text:p>
              </table:table-cell>
              <table:table-cell office:value-type="float" office:value="25.3391203655">
                <text:p>25.3391203655</text:p>
              </table:table-cell>
              <table:table-cell office:value-type="float" office:value="1.94194002381">
                <text:p>1.94194002381</text:p>
              </table:table-cell>
              <table:table-cell office:value-type="float" office:value="23.3971803417">
                <text:p>23.3971803417</text:p>
              </table:table-cell>
            </table:table-row>
            <table:table-row>
              <table:table-cell office:value-type="float" office:value="1.96">
                <text:p>1.96</text:p>
              </table:table-cell>
              <table:table-cell office:value-type="float" office:value="25.3391203882">
                <text:p>25.3391203882</text:p>
              </table:table-cell>
              <table:table-cell office:value-type="float" office:value="1.94194002129">
                <text:p>1.94194002129</text:p>
              </table:table-cell>
              <table:table-cell office:value-type="float" office:value="23.3971803669">
                <text:p>23.3971803669</text:p>
              </table:table-cell>
            </table:table-row>
            <table:table-row>
              <table:table-cell office:value-type="float" office:value="1.97">
                <text:p>1.97</text:p>
              </table:table-cell>
              <table:table-cell office:value-type="float" office:value="25.3391204074">
                <text:p>25.3391204074</text:p>
              </table:table-cell>
              <table:table-cell office:value-type="float" office:value="1.9419400188">
                <text:p>1.9419400188</text:p>
              </table:table-cell>
              <table:table-cell office:value-type="float" office:value="23.3971803886">
                <text:p>23.3971803886</text:p>
              </table:table-cell>
            </table:table-row>
            <table:table-row>
              <table:table-cell office:value-type="float" office:value="1.98">
                <text:p>1.98</text:p>
              </table:table-cell>
              <table:table-cell office:value-type="float" office:value="25.339120431">
                <text:p>25.339120431</text:p>
              </table:table-cell>
              <table:table-cell office:value-type="float" office:value="1.94194001619">
                <text:p>1.94194001619</text:p>
              </table:table-cell>
              <table:table-cell office:value-type="float" office:value="23.3971804148">
                <text:p>23.3971804148</text:p>
              </table:table-cell>
            </table:table-row>
            <table:table-row>
              <table:table-cell office:value-type="float" office:value="1.99">
                <text:p>1.99</text:p>
              </table:table-cell>
              <table:table-cell office:value-type="float" office:value="25.3391204575">
                <text:p>25.3391204575</text:p>
              </table:table-cell>
              <table:table-cell office:value-type="float" office:value="1.9419400141">
                <text:p>1.9419400141</text:p>
              </table:table-cell>
              <table:table-cell office:value-type="float" office:value="23.3971804434">
                <text:p>23.397180443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4.589637101">
                <text:p>14.589637101</text:p>
              </table:table-cell>
              <table:table-cell office:value-type="float" office:value="1.44338933287">
                <text:p>1.44338933287</text:p>
              </table:table-cell>
              <table:table-cell office:value-type="float" office:value="13.1462477681">
                <text:p>13.1462477681</text:p>
              </table:table-cell>
            </table:table-row>
            <table:table-row>
              <table:table-cell office:value-type="float" office:value="2.01">
                <text:p>2.01</text:p>
              </table:table-cell>
              <table:table-cell office:value-type="float" office:value="14.5896366978">
                <text:p>14.5896366978</text:p>
              </table:table-cell>
              <table:table-cell office:value-type="float" office:value="1.44338929699">
                <text:p>1.44338929699</text:p>
              </table:table-cell>
              <table:table-cell office:value-type="float" office:value="13.1462474008">
                <text:p>13.1462474008</text:p>
              </table:table-cell>
            </table:table-row>
            <table:table-row>
              <table:table-cell office:value-type="float" office:value="2.02">
                <text:p>2.02</text:p>
              </table:table-cell>
              <table:table-cell office:value-type="float" office:value="14.589636547">
                <text:p>14.589636547</text:p>
              </table:table-cell>
              <table:table-cell office:value-type="float" office:value="1.44338928512">
                <text:p>1.44338928512</text:p>
              </table:table-cell>
              <table:table-cell office:value-type="float" office:value="13.1462472619">
                <text:p>13.1462472619</text:p>
              </table:table-cell>
            </table:table-row>
            <table:table-row>
              <table:table-cell office:value-type="float" office:value="2.03">
                <text:p>2.03</text:p>
              </table:table-cell>
              <table:table-cell office:value-type="float" office:value="14.5896364396">
                <text:p>14.5896364396</text:p>
              </table:table-cell>
              <table:table-cell office:value-type="float" office:value="1.44338927622">
                <text:p>1.44338927622</text:p>
              </table:table-cell>
              <table:table-cell office:value-type="float" office:value="13.1462471634">
                <text:p>13.1462471634</text:p>
              </table:table-cell>
            </table:table-row>
            <table:table-row>
              <table:table-cell office:value-type="float" office:value="2.04">
                <text:p>2.04</text:p>
              </table:table-cell>
              <table:table-cell office:value-type="float" office:value="14.5896363484">
                <text:p>14.5896363484</text:p>
              </table:table-cell>
              <table:table-cell office:value-type="float" office:value="1.44338926928">
                <text:p>1.44338926928</text:p>
              </table:table-cell>
              <table:table-cell office:value-type="float" office:value="13.1462470791">
                <text:p>13.1462470791</text:p>
              </table:table-cell>
            </table:table-row>
            <table:table-row>
              <table:table-cell office:value-type="float" office:value="2.05">
                <text:p>2.05</text:p>
              </table:table-cell>
              <table:table-cell office:value-type="float" office:value="14.589636268">
                <text:p>14.589636268</text:p>
              </table:table-cell>
              <table:table-cell office:value-type="float" office:value="1.44338926433">
                <text:p>1.44338926433</text:p>
              </table:table-cell>
              <table:table-cell office:value-type="float" office:value="13.1462470037">
                <text:p>13.1462470037</text:p>
              </table:table-cell>
            </table:table-row>
            <table:table-row>
              <table:table-cell office:value-type="float" office:value="2.06">
                <text:p>2.06</text:p>
              </table:table-cell>
              <table:table-cell office:value-type="float" office:value="14.5896361947">
                <text:p>14.5896361947</text:p>
              </table:table-cell>
              <table:table-cell office:value-type="float" office:value="1.4433892598">
                <text:p>1.4433892598</text:p>
              </table:table-cell>
              <table:table-cell office:value-type="float" office:value="13.1462469349">
                <text:p>13.1462469349</text:p>
              </table:table-cell>
            </table:table-row>
            <table:table-row>
              <table:table-cell office:value-type="float" office:value="2.07">
                <text:p>2.07</text:p>
              </table:table-cell>
              <table:table-cell office:value-type="float" office:value="14.5896361259">
                <text:p>14.5896361259</text:p>
              </table:table-cell>
              <table:table-cell office:value-type="float" office:value="1.44338925649">
                <text:p>1.44338925649</text:p>
              </table:table-cell>
              <table:table-cell office:value-type="float" office:value="13.1462468694">
                <text:p>13.1462468694</text:p>
              </table:table-cell>
            </table:table-row>
            <table:table-row>
              <table:table-cell office:value-type="float" office:value="2.08">
                <text:p>2.08</text:p>
              </table:table-cell>
              <table:table-cell office:value-type="float" office:value="14.5896360656">
                <text:p>14.5896360656</text:p>
              </table:table-cell>
              <table:table-cell office:value-type="float" office:value="1.44338925356">
                <text:p>1.44338925356</text:p>
              </table:table-cell>
              <table:table-cell office:value-type="float" office:value="13.1462468121">
                <text:p>13.1462468121</text:p>
              </table:table-cell>
            </table:table-row>
            <table:table-row>
              <table:table-cell office:value-type="float" office:value="2.09">
                <text:p>2.09</text:p>
              </table:table-cell>
              <table:table-cell office:value-type="float" office:value="14.5896360112">
                <text:p>14.5896360112</text:p>
              </table:table-cell>
              <table:table-cell office:value-type="float" office:value="1.44338925132">
                <text:p>1.44338925132</text:p>
              </table:table-cell>
              <table:table-cell office:value-type="float" office:value="13.1462467598">
                <text:p>13.1462467598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14.5896359633">
                <text:p>14.5896359633</text:p>
              </table:table-cell>
              <table:table-cell office:value-type="float" office:value="1.44338924902">
                <text:p>1.44338924902</text:p>
              </table:table-cell>
              <table:table-cell office:value-type="float" office:value="13.1462467143">
                <text:p>13.1462467143</text:p>
              </table:table-cell>
            </table:table-row>
            <table:table-row>
              <table:table-cell office:value-type="float" office:value="2.11">
                <text:p>2.11</text:p>
              </table:table-cell>
              <table:table-cell office:value-type="float" office:value="14.5896359223">
                <text:p>14.5896359223</text:p>
              </table:table-cell>
              <table:table-cell office:value-type="float" office:value="1.44338924809">
                <text:p>1.44338924809</text:p>
              </table:table-cell>
              <table:table-cell office:value-type="float" office:value="13.1462466742">
                <text:p>13.1462466742</text:p>
              </table:table-cell>
            </table:table-row>
            <table:table-row>
              <table:table-cell office:value-type="float" office:value="2.12">
                <text:p>2.12</text:p>
              </table:table-cell>
              <table:table-cell office:value-type="float" office:value="14.5896358805">
                <text:p>14.5896358805</text:p>
              </table:table-cell>
              <table:table-cell office:value-type="float" office:value="1.44338924609">
                <text:p>1.44338924609</text:p>
              </table:table-cell>
              <table:table-cell office:value-type="float" office:value="13.1462466344">
                <text:p>13.1462466344</text:p>
              </table:table-cell>
            </table:table-row>
            <table:table-row>
              <table:table-cell office:value-type="float" office:value="2.13">
                <text:p>2.13</text:p>
              </table:table-cell>
              <table:table-cell office:value-type="float" office:value="14.5896358462">
                <text:p>14.5896358462</text:p>
              </table:table-cell>
              <table:table-cell office:value-type="float" office:value="1.44338924542">
                <text:p>1.44338924542</text:p>
              </table:table-cell>
              <table:table-cell office:value-type="float" office:value="13.1462466008">
                <text:p>13.1462466008</text:p>
              </table:table-cell>
            </table:table-row>
            <table:table-row>
              <table:table-cell office:value-type="float" office:value="2.14">
                <text:p>2.14</text:p>
              </table:table-cell>
              <table:table-cell office:value-type="float" office:value="14.5896358178">
                <text:p>14.5896358178</text:p>
              </table:table-cell>
              <table:table-cell office:value-type="float" office:value="1.44338924492">
                <text:p>1.44338924492</text:p>
              </table:table-cell>
              <table:table-cell office:value-type="float" office:value="13.1462465728">
                <text:p>13.1462465728</text:p>
              </table:table-cell>
            </table:table-row>
            <table:table-row>
              <table:table-cell office:value-type="float" office:value="2.15">
                <text:p>2.15</text:p>
              </table:table-cell>
              <table:table-cell office:value-type="float" office:value="14.5896357913">
                <text:p>14.5896357913</text:p>
              </table:table-cell>
              <table:table-cell office:value-type="float" office:value="1.44338924482">
                <text:p>1.44338924482</text:p>
              </table:table-cell>
              <table:table-cell office:value-type="float" office:value="13.1462465465">
                <text:p>13.1462465465</text:p>
              </table:table-cell>
            </table:table-row>
            <table:table-row>
              <table:table-cell office:value-type="float" office:value="2.16">
                <text:p>2.16</text:p>
              </table:table-cell>
              <table:table-cell office:value-type="float" office:value="14.5896357659">
                <text:p>14.5896357659</text:p>
              </table:table-cell>
              <table:table-cell office:value-type="float" office:value="1.44338924428">
                <text:p>1.44338924428</text:p>
              </table:table-cell>
              <table:table-cell office:value-type="float" office:value="13.1462465216">
                <text:p>13.1462465216</text:p>
              </table:table-cell>
            </table:table-row>
            <table:table-row>
              <table:table-cell office:value-type="float" office:value="2.17">
                <text:p>2.17</text:p>
              </table:table-cell>
              <table:table-cell office:value-type="float" office:value="14.5896357466">
                <text:p>14.5896357466</text:p>
              </table:table-cell>
              <table:table-cell office:value-type="float" office:value="1.44338924403">
                <text:p>1.44338924403</text:p>
              </table:table-cell>
              <table:table-cell office:value-type="float" office:value="13.1462465026">
                <text:p>13.1462465026</text:p>
              </table:table-cell>
            </table:table-row>
            <table:table-row>
              <table:table-cell office:value-type="float" office:value="2.18">
                <text:p>2.18</text:p>
              </table:table-cell>
              <table:table-cell office:value-type="float" office:value="14.5896357291">
                <text:p>14.5896357291</text:p>
              </table:table-cell>
              <table:table-cell office:value-type="float" office:value="1.44338924405">
                <text:p>1.44338924405</text:p>
              </table:table-cell>
              <table:table-cell office:value-type="float" office:value="13.1462464851">
                <text:p>13.1462464851</text:p>
              </table:table-cell>
            </table:table-row>
            <table:table-row>
              <table:table-cell office:value-type="float" office:value="2.19">
                <text:p>2.19</text:p>
              </table:table-cell>
              <table:table-cell office:value-type="float" office:value="14.5896357118">
                <text:p>14.5896357118</text:p>
              </table:table-cell>
              <table:table-cell office:value-type="float" office:value="1.44338924416">
                <text:p>1.44338924416</text:p>
              </table:table-cell>
              <table:table-cell office:value-type="float" office:value="13.1462464676">
                <text:p>13.1462464676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14.5896356981">
                <text:p>14.5896356981</text:p>
              </table:table-cell>
              <table:table-cell office:value-type="float" office:value="1.44338924428">
                <text:p>1.44338924428</text:p>
              </table:table-cell>
              <table:table-cell office:value-type="float" office:value="13.1462464538">
                <text:p>13.1462464538</text:p>
              </table:table-cell>
            </table:table-row>
            <table:table-row>
              <table:table-cell office:value-type="float" office:value="2.21">
                <text:p>2.21</text:p>
              </table:table-cell>
              <table:table-cell office:value-type="float" office:value="14.5896356871">
                <text:p>14.5896356871</text:p>
              </table:table-cell>
              <table:table-cell office:value-type="float" office:value="1.44338924465">
                <text:p>1.44338924465</text:p>
              </table:table-cell>
              <table:table-cell office:value-type="float" office:value="13.1462464424">
                <text:p>13.1462464424</text:p>
              </table:table-cell>
            </table:table-row>
            <table:table-row>
              <table:table-cell office:value-type="float" office:value="2.22">
                <text:p>2.22</text:p>
              </table:table-cell>
              <table:table-cell office:value-type="float" office:value="14.5896356769">
                <text:p>14.5896356769</text:p>
              </table:table-cell>
              <table:table-cell office:value-type="float" office:value="1.44338924477">
                <text:p>1.44338924477</text:p>
              </table:table-cell>
              <table:table-cell office:value-type="float" office:value="13.1462464322">
                <text:p>13.1462464322</text:p>
              </table:table-cell>
            </table:table-row>
            <table:table-row>
              <table:table-cell office:value-type="float" office:value="2.23">
                <text:p>2.23</text:p>
              </table:table-cell>
              <table:table-cell office:value-type="float" office:value="14.5896356692">
                <text:p>14.5896356692</text:p>
              </table:table-cell>
              <table:table-cell office:value-type="float" office:value="1.44338924512">
                <text:p>1.44338924512</text:p>
              </table:table-cell>
              <table:table-cell office:value-type="float" office:value="13.1462464241">
                <text:p>13.1462464241</text:p>
              </table:table-cell>
            </table:table-row>
            <table:table-row>
              <table:table-cell office:value-type="float" office:value="2.24">
                <text:p>2.24</text:p>
              </table:table-cell>
              <table:table-cell office:value-type="float" office:value="14.5896356628">
                <text:p>14.5896356628</text:p>
              </table:table-cell>
              <table:table-cell office:value-type="float" office:value="1.44338924529">
                <text:p>1.44338924529</text:p>
              </table:table-cell>
              <table:table-cell office:value-type="float" office:value="13.1462464175">
                <text:p>13.1462464175</text:p>
              </table:table-cell>
            </table:table-row>
            <table:table-row>
              <table:table-cell office:value-type="float" office:value="2.25">
                <text:p>2.25</text:p>
              </table:table-cell>
              <table:table-cell office:value-type="float" office:value="14.5896356562">
                <text:p>14.5896356562</text:p>
              </table:table-cell>
              <table:table-cell office:value-type="float" office:value="1.44338924567">
                <text:p>1.44338924567</text:p>
              </table:table-cell>
              <table:table-cell office:value-type="float" office:value="13.1462464105">
                <text:p>13.1462464105</text:p>
              </table:table-cell>
            </table:table-row>
            <table:table-row>
              <table:table-cell office:value-type="float" office:value="2.26">
                <text:p>2.26</text:p>
              </table:table-cell>
              <table:table-cell office:value-type="float" office:value="26.6754283712">
                <text:p>26.6754283712</text:p>
              </table:table-cell>
              <table:table-cell office:value-type="float" office:value="2.61009524931">
                <text:p>2.61009524931</text:p>
              </table:table-cell>
              <table:table-cell office:value-type="float" office:value="24.0653331219">
                <text:p>24.0653331219</text:p>
              </table:table-cell>
            </table:table-row>
            <table:table-row>
              <table:table-cell office:value-type="float" office:value="2.27">
                <text:p>2.27</text:p>
              </table:table-cell>
              <table:table-cell office:value-type="float" office:value="26.675428276">
                <text:p>26.675428276</text:p>
              </table:table-cell>
              <table:table-cell office:value-type="float" office:value="2.61009522143">
                <text:p>2.61009522143</text:p>
              </table:table-cell>
              <table:table-cell office:value-type="float" office:value="24.0653330545">
                <text:p>24.0653330545</text:p>
              </table:table-cell>
            </table:table-row>
            <table:table-row>
              <table:table-cell office:value-type="float" office:value="2.28">
                <text:p>2.28</text:p>
              </table:table-cell>
              <table:table-cell office:value-type="float" office:value="26.6754282538">
                <text:p>26.6754282538</text:p>
              </table:table-cell>
              <table:table-cell office:value-type="float" office:value="2.61009520498">
                <text:p>2.61009520498</text:p>
              </table:table-cell>
              <table:table-cell office:value-type="float" office:value="24.0653330489">
                <text:p>24.0653330489</text:p>
              </table:table-cell>
            </table:table-row>
            <table:table-row>
              <table:table-cell office:value-type="float" office:value="2.29">
                <text:p>2.29</text:p>
              </table:table-cell>
              <table:table-cell office:value-type="float" office:value="26.6754282432">
                <text:p>26.6754282432</text:p>
              </table:table-cell>
              <table:table-cell office:value-type="float" office:value="2.61009519398">
                <text:p>2.61009519398</text:p>
              </table:table-cell>
              <table:table-cell office:value-type="float" office:value="24.0653330493">
                <text:p>24.0653330493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26.6754282413">
                <text:p>26.6754282413</text:p>
              </table:table-cell>
              <table:table-cell office:value-type="float" office:value="2.61009518736">
                <text:p>2.61009518736</text:p>
              </table:table-cell>
              <table:table-cell office:value-type="float" office:value="24.0653330539">
                <text:p>24.0653330539</text:p>
              </table:table-cell>
            </table:table-row>
            <table:table-row>
              <table:table-cell office:value-type="float" office:value="2.31">
                <text:p>2.31</text:p>
              </table:table-cell>
              <table:table-cell office:value-type="float" office:value="26.6754282394">
                <text:p>26.6754282394</text:p>
              </table:table-cell>
              <table:table-cell office:value-type="float" office:value="2.61009518311">
                <text:p>2.61009518311</text:p>
              </table:table-cell>
              <table:table-cell office:value-type="float" office:value="24.0653330563">
                <text:p>24.0653330563</text:p>
              </table:table-cell>
            </table:table-row>
            <table:table-row>
              <table:table-cell office:value-type="float" office:value="2.32">
                <text:p>2.32</text:p>
              </table:table-cell>
              <table:table-cell office:value-type="float" office:value="26.6754282453">
                <text:p>26.6754282453</text:p>
              </table:table-cell>
              <table:table-cell office:value-type="float" office:value="2.61009518098">
                <text:p>2.61009518098</text:p>
              </table:table-cell>
              <table:table-cell office:value-type="float" office:value="24.0653330643">
                <text:p>24.0653330643</text:p>
              </table:table-cell>
            </table:table-row>
            <table:table-row>
              <table:table-cell office:value-type="float" office:value="2.33">
                <text:p>2.33</text:p>
              </table:table-cell>
              <table:table-cell office:value-type="float" office:value="26.6754282501">
                <text:p>26.6754282501</text:p>
              </table:table-cell>
              <table:table-cell office:value-type="float" office:value="2.61009518072">
                <text:p>2.61009518072</text:p>
              </table:table-cell>
              <table:table-cell office:value-type="float" office:value="24.0653330694">
                <text:p>24.0653330694</text:p>
              </table:table-cell>
            </table:table-row>
            <table:table-row>
              <table:table-cell office:value-type="float" office:value="2.34">
                <text:p>2.34</text:p>
              </table:table-cell>
              <table:table-cell office:value-type="float" office:value="26.6754282628">
                <text:p>26.6754282628</text:p>
              </table:table-cell>
              <table:table-cell office:value-type="float" office:value="2.61009518143">
                <text:p>2.61009518143</text:p>
              </table:table-cell>
              <table:table-cell office:value-type="float" office:value="24.0653330814">
                <text:p>24.0653330814</text:p>
              </table:table-cell>
            </table:table-row>
            <table:table-row>
              <table:table-cell office:value-type="float" office:value="2.35">
                <text:p>2.35</text:p>
              </table:table-cell>
              <table:table-cell office:value-type="float" office:value="26.6754282745">
                <text:p>26.6754282745</text:p>
              </table:table-cell>
              <table:table-cell office:value-type="float" office:value="2.61009518286">
                <text:p>2.61009518286</text:p>
              </table:table-cell>
              <table:table-cell office:value-type="float" office:value="24.0653330916">
                <text:p>24.0653330916</text:p>
              </table:table-cell>
            </table:table-row>
            <table:table-row>
              <table:table-cell office:value-type="float" office:value="2.36">
                <text:p>2.36</text:p>
              </table:table-cell>
              <table:table-cell office:value-type="float" office:value="26.6754282928">
                <text:p>26.6754282928</text:p>
              </table:table-cell>
              <table:table-cell office:value-type="float" office:value="2.61009518603">
                <text:p>2.61009518603</text:p>
              </table:table-cell>
              <table:table-cell office:value-type="float" office:value="24.0653331068">
                <text:p>24.0653331068</text:p>
              </table:table-cell>
            </table:table-row>
            <table:table-row>
              <table:table-cell office:value-type="float" office:value="2.37">
                <text:p>2.37</text:p>
              </table:table-cell>
              <table:table-cell office:value-type="float" office:value="26.6754283142">
                <text:p>26.6754283142</text:p>
              </table:table-cell>
              <table:table-cell office:value-type="float" office:value="2.61009518994">
                <text:p>2.61009518994</text:p>
              </table:table-cell>
              <table:table-cell office:value-type="float" office:value="24.0653331242">
                <text:p>24.0653331242</text:p>
              </table:table-cell>
            </table:table-row>
            <table:table-row>
              <table:table-cell office:value-type="float" office:value="2.38">
                <text:p>2.38</text:p>
              </table:table-cell>
              <table:table-cell office:value-type="float" office:value="26.6754283363">
                <text:p>26.6754283363</text:p>
              </table:table-cell>
              <table:table-cell office:value-type="float" office:value="2.61009519407">
                <text:p>2.61009519407</text:p>
              </table:table-cell>
              <table:table-cell office:value-type="float" office:value="24.0653331422">
                <text:p>24.0653331422</text:p>
              </table:table-cell>
            </table:table-row>
            <table:table-row>
              <table:table-cell office:value-type="float" office:value="2.39">
                <text:p>2.39</text:p>
              </table:table-cell>
              <table:table-cell office:value-type="float" office:value="26.6754283628">
                <text:p>26.6754283628</text:p>
              </table:table-cell>
              <table:table-cell office:value-type="float" office:value="2.61009519995">
                <text:p>2.61009519995</text:p>
              </table:table-cell>
              <table:table-cell office:value-type="float" office:value="24.0653331628">
                <text:p>24.0653331628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26.6754283918">
                <text:p>26.6754283918</text:p>
              </table:table-cell>
              <table:table-cell office:value-type="float" office:value="2.61009520602">
                <text:p>2.61009520602</text:p>
              </table:table-cell>
              <table:table-cell office:value-type="float" office:value="24.0653331858">
                <text:p>24.0653331858</text:p>
              </table:table-cell>
            </table:table-row>
            <table:table-row>
              <table:table-cell office:value-type="float" office:value="2.41">
                <text:p>2.41</text:p>
              </table:table-cell>
              <table:table-cell office:value-type="float" office:value="26.6754284197">
                <text:p>26.6754284197</text:p>
              </table:table-cell>
              <table:table-cell office:value-type="float" office:value="2.61009521249">
                <text:p>2.61009521249</text:p>
              </table:table-cell>
              <table:table-cell office:value-type="float" office:value="24.0653332072">
                <text:p>24.0653332072</text:p>
              </table:table-cell>
            </table:table-row>
            <table:table-row>
              <table:table-cell office:value-type="float" office:value="2.42">
                <text:p>2.42</text:p>
              </table:table-cell>
              <table:table-cell office:value-type="float" office:value="26.6754284503">
                <text:p>26.6754284503</text:p>
              </table:table-cell>
              <table:table-cell office:value-type="float" office:value="2.61009521964">
                <text:p>2.61009521964</text:p>
              </table:table-cell>
              <table:table-cell office:value-type="float" office:value="24.0653332307">
                <text:p>24.0653332307</text:p>
              </table:table-cell>
            </table:table-row>
            <table:table-row>
              <table:table-cell office:value-type="float" office:value="2.43">
                <text:p>2.43</text:p>
              </table:table-cell>
              <table:table-cell office:value-type="float" office:value="26.6754284883">
                <text:p>26.6754284883</text:p>
              </table:table-cell>
              <table:table-cell office:value-type="float" office:value="2.61009522661">
                <text:p>2.61009522661</text:p>
              </table:table-cell>
              <table:table-cell office:value-type="float" office:value="24.0653332617">
                <text:p>24.0653332617</text:p>
              </table:table-cell>
            </table:table-row>
            <table:table-row>
              <table:table-cell office:value-type="float" office:value="2.44">
                <text:p>2.44</text:p>
              </table:table-cell>
              <table:table-cell office:value-type="float" office:value="26.6754285242">
                <text:p>26.6754285242</text:p>
              </table:table-cell>
              <table:table-cell office:value-type="float" office:value="2.61009523405">
                <text:p>2.61009523405</text:p>
              </table:table-cell>
              <table:table-cell office:value-type="float" office:value="24.0653332901">
                <text:p>24.0653332901</text:p>
              </table:table-cell>
            </table:table-row>
            <table:table-row>
              <table:table-cell office:value-type="float" office:value="2.45">
                <text:p>2.45</text:p>
              </table:table-cell>
              <table:table-cell office:value-type="float" office:value="26.6754285606">
                <text:p>26.6754285606</text:p>
              </table:table-cell>
              <table:table-cell office:value-type="float" office:value="2.61009524306">
                <text:p>2.61009524306</text:p>
              </table:table-cell>
              <table:table-cell office:value-type="float" office:value="24.0653333176">
                <text:p>24.0653333176</text:p>
              </table:table-cell>
            </table:table-row>
            <table:table-row>
              <table:table-cell office:value-type="float" office:value="2.46">
                <text:p>2.46</text:p>
              </table:table-cell>
              <table:table-cell office:value-type="float" office:value="26.6754286007">
                <text:p>26.6754286007</text:p>
              </table:table-cell>
              <table:table-cell office:value-type="float" office:value="2.61009525172">
                <text:p>2.61009525172</text:p>
              </table:table-cell>
              <table:table-cell office:value-type="float" office:value="24.065333349">
                <text:p>24.065333349</text:p>
              </table:table-cell>
            </table:table-row>
            <table:table-row>
              <table:table-cell office:value-type="float" office:value="2.47">
                <text:p>2.47</text:p>
              </table:table-cell>
              <table:table-cell office:value-type="float" office:value="26.6754286404">
                <text:p>26.6754286404</text:p>
              </table:table-cell>
              <table:table-cell office:value-type="float" office:value="2.61009526106">
                <text:p>2.61009526106</text:p>
              </table:table-cell>
              <table:table-cell office:value-type="float" office:value="24.0653333793">
                <text:p>24.0653333793</text:p>
              </table:table-cell>
            </table:table-row>
            <table:table-row>
              <table:table-cell office:value-type="float" office:value="2.48">
                <text:p>2.48</text:p>
              </table:table-cell>
              <table:table-cell office:value-type="float" office:value="26.6754286764">
                <text:p>26.6754286764</text:p>
              </table:table-cell>
              <table:table-cell office:value-type="float" office:value="2.61009527036">
                <text:p>2.61009527036</text:p>
              </table:table-cell>
              <table:table-cell office:value-type="float" office:value="24.065333406">
                <text:p>24.065333406</text:p>
              </table:table-cell>
            </table:table-row>
            <table:table-row>
              <table:table-cell office:value-type="float" office:value="2.49">
                <text:p>2.49</text:p>
              </table:table-cell>
              <table:table-cell office:value-type="float" office:value="26.675428724">
                <text:p>26.675428724</text:p>
              </table:table-cell>
              <table:table-cell office:value-type="float" office:value="2.61009528038">
                <text:p>2.61009528038</text:p>
              </table:table-cell>
              <table:table-cell office:value-type="float" office:value="24.0653334436">
                <text:p>24.0653334436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15.0120261221">
                <text:p>15.0120261221</text:p>
              </table:table-cell>
              <table:table-cell office:value-type="float" office:value="1.65458446596">
                <text:p>1.65458446596</text:p>
              </table:table-cell>
              <table:table-cell office:value-type="float" office:value="13.3574416561">
                <text:p>13.35744165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